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87.1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82.51mm"/>
    </style:style>
    <style:style style:name="co14" style:family="table-column">
      <style:table-column-properties fo:break-before="auto" style:column-width="54.19mm"/>
    </style:style>
    <style:style style:name="co15" style:family="table-column">
      <style:table-column-properties fo:break-before="auto" style:column-width="49.55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ans.$B$2:$means.$B$104])" table:allow-empty-cell="true" table:display-list="sort-ascending" table:base-cell-address="compare.B6">
          <table:error-message table:message-type="stop" table:display="true"/>
        </table:content-validation>
        <table:content-validation table:name="val2" table:condition="of:cell-content-is-in-list([$means.$B$2:$means.$B$104])" table:allow-empty-cell="true" table:display-list="sort-ascending" table:base-cell-address="compare.B2">
          <table:error-message table:message-type="stop" table:display="true"/>
        </table:content-validation>
        <table:content-validation table:name="val3" table:condition="of:cell-content-is-in-list([$means.$B$2:$means.$B$104])" table:allow-empty-cell="true" table:display-list="sort-ascending" table:base-cell-address="compare.B3">
          <table:error-message table:message-type="stop" table:display="true"/>
        </table:content-validation>
        <table:content-validation table:name="val4" table:condition="of:cell-content-is-in-list([$means.$B$2:$means.$B$104])" table:allow-empty-cell="true" table:display-list="sort-ascending" table:base-cell-address="compare.B7">
          <table:error-message table:message-type="stop" table:display="true"/>
        </table:content-validation>
      </table:content-validations>
      <table:table table:name="devi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35.2" calcext:value-type="float">
            <text:p>35.2</text:p>
          </table:table-cell>
          <table:table-cell office:value-type="float" office:value="1.8" calcext:value-type="float">
            <text:p>1.8</text:p>
          </table:table-cell>
          <table:table-cell office:value-type="float" office:value="1.01" calcext:value-type="float">
            <text:p>1.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dx-opti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32.6" calcext:value-type="float">
            <text:p>32.6</text:p>
          </table:table-cell>
          <table:table-cell office:value-type="float" office:value="1.6" calcext:value-type="float">
            <text:p>1.6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.2</text:p>
          </table:table-cell>
          <table:table-cell office:value-type="float" office:value="2.3" calcext:value-type="float">
            <text:p>2.3</text:p>
          </table:table-cell>
          <table:table-cell office:value-type="float" office:value="1.0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8.5" calcext:value-type="float">
            <text:p>8.5</text:p>
          </table:table-cell>
          <table:table-cell office:value-type="float" office:value="33.4" calcext:value-type="float">
            <text:p>33.4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office:value-type="float" office:value="32.5" calcext:value-type="float">
            <text:p>32.5</text:p>
          </table:table-cell>
          <table:table-cell office:value-type="float" office:value="2.1" calcext:value-type="float">
            <text:p>2.1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6" calcext:value-type="float">
            <text:p>5.6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office:value-type="float" office:value="35.8" calcext:value-type="float">
            <text:p>35.8</text:p>
          </table:table-cell>
          <table:table-cell office:value-type="float" office:value="1.3" calcext:value-type="float">
            <text:p>1.3</text:p>
          </table:table-cell>
          <table:table-cell office:value-type="float" office:value="1.08" calcext:value-type="float">
            <text:p>1.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query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5.4" calcext:value-type="float">
            <text:p>15.4</text:p>
          </table:table-cell>
          <table:table-cell office:value-type="float" office:value="16.9" calcext:value-type="float">
            <text:p>16.9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2.7" calcext:value-type="float">
            <text:p>32.7</text:p>
          </table:table-cell>
          <table:table-cell office:value-type="float" office:value="1.8" calcext:value-type="float">
            <text:p>1.8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31.3" calcext:value-type="float">
            <text:p>31.3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/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1.09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22.8" calcext:value-type="float">
            <text:p>22.8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6.1" calcext:value-type="float">
            <text:p>16.1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.2" calcext:value-type="float">
            <text:p>9.2</text:p>
          </table:table-cell>
          <table:table-cell office:value-type="float" office:value="17.1" calcext:value-type="float">
            <text:p>17.1</text:p>
          </table:table-cell>
          <table:table-cell office:value-type="float" office:value="1.4" calcext:value-type="float">
            <text:p>1.4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7.6" calcext:value-type="float">
            <text:p>7.6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1.11" calcext:value-type="float">
            <text:p>1.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4.6" calcext:value-type="float">
            <text:p>4.6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5.3" calcext:value-type="float">
            <text:p>15.3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8.1" calcext:value-type="float">
            <text:p>18.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3.6" calcext:value-type="float">
            <text:p>13.6</text:p>
          </table:table-cell>
          <table:table-cell office:value-type="float" office:value="32.1" calcext:value-type="float">
            <text:p>32.1</text:p>
          </table:table-cell>
          <table:table-cell office:value-type="float" office:value="0.9" calcext:value-type="float">
            <text:p>0.9</text:p>
          </table:table-cell>
          <table:table-cell office:value-type="float" office:value="1.14" calcext:value-type="float">
            <text:p>1.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5.5" calcext:value-type="float">
            <text:p>35.5</text:p>
          </table:table-cell>
          <table:table-cell office:value-type="float" office:value="42.9" calcext:value-type="float">
            <text:p>42.9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/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5.8" calcext:value-type="float">
            <text:p>35.8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30.4" calcext:value-type="float">
            <text:p>30.4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1.1" calcext:value-type="float">
            <text:p>1.1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39.7" calcext:value-type="float">
            <text:p>39.7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.9</text:p>
          </table:table-cell>
          <table:table-cell office:value-type="float" office:value="0.9" calcext:value-type="float">
            <text:p>0.9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39.5" calcext:value-type="float">
            <text:p>39.5</text:p>
          </table:table-cell>
          <table:table-cell office:value-type="float" office:value="38.6" calcext:value-type="float">
            <text:p>38.6</text:p>
          </table:table-cell>
          <table:table-cell office:value-type="float" office:value="2.2" calcext:value-type="float">
            <text:p>2.2</text:p>
          </table:table-cell>
          <table:table-cell office:value-type="float" office:value="1.18" calcext:value-type="float">
            <text:p>1.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29.4" calcext:value-type="float">
            <text:p>29.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1.21" calcext:value-type="float">
            <text:p>1.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31.7" calcext:value-type="float">
            <text:p>31.7</text:p>
          </table:table-cell>
          <table:table-cell office:value-type="float" office:value="1.8" calcext:value-type="float">
            <text:p>1.8</text:p>
          </table:table-cell>
          <table:table-cell office:value-type="float" office:value="1.22" calcext:value-type="float">
            <text:p>1.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1.7" calcext:value-type="float">
            <text:p>11.7</text:p>
          </table:table-cell>
          <table:table-cell office:value-type="float" office:value="37.4" calcext:value-type="float">
            <text:p>37.4</text:p>
          </table:table-cell>
          <table:table-cell office:value-type="float" office:value="1.7" calcext:value-type="float">
            <text:p>1.7</text:p>
          </table:table-cell>
          <table:table-cell office:value-type="float" office:value="1.23" calcext:value-type="float">
            <text:p>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sh-v8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6.5" calcext:value-type="float">
            <text:p>16.5</text:p>
          </table:table-cell>
          <table:table-cell office:value-type="float" office:value="39.6" calcext:value-type="float">
            <text:p>39.6</text:p>
          </table:table-cell>
          <table:table-cell office:value-type="float" office:value="1.1" calcext:value-type="float">
            <text:p>1.1</text:p>
          </table:table-cell>
          <table:table-cell office:value-type="float" office:value="1.26" calcext:value-type="float">
            <text:p>1.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57.4" calcext:value-type="float">
            <text:p>57.4</text:p>
          </table:table-cell>
          <table:table-cell office:value-type="float" office:value="34.5" calcext:value-type="float">
            <text:p>34.5</text:p>
          </table:table-cell>
          <table:table-cell office:value-type="float" office:value="1.5" calcext:value-type="float">
            <text:p>1.5</text:p>
          </table:table-cell>
          <table:table-cell office:value-type="float" office:value="1.27" calcext:value-type="float">
            <text:p>1.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html-v2.33.0</text:p>
          </table:table-cell>
          <table:table-cell office:value-type="string" calcext:value-type="string">
            <text:p/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7.1" calcext:value-type="float">
            <text:p>17.1</text:p>
          </table:table-cell>
          <table:table-cell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1.29" calcext:value-type="float">
            <text:p>1.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html-v2.1.4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6.9" calcext:value-type="float">
            <text:p>16.9</text:p>
          </table:table-cell>
          <table:table-cell office:value-type="float" office:value="12.3" calcext:value-type="float">
            <text:p>12.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epto-v1.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47.7" calcext:value-type="float">
            <text:p>47.7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2-vinvalid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8.8" calcext:value-type="float">
            <text:p>18.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query-v3.5.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38.2" calcext:value-type="float">
            <text:p>38.2</text:p>
          </table:table-cell>
          <table:table-cell office:value-type="float" office:value="2.3" calcext:value-type="float">
            <text:p>2.3</text:p>
          </table:table-cell>
          <table:table-cell office:value-type="float" office:value="1.33" calcext:value-type="float">
            <text:p>1.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7.8" calcext:value-type="float">
            <text:p>7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4.2" calcext:value-type="float">
            <text:p>24.2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v1.3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9.7" calcext:value-type="float">
            <text:p>29.7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ghterhtml-v4.1.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5.4" calcext:value-type="float">
            <text:p>5.4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23.1" calcext:value-type="float">
            <text:p>23.1</text:p>
          </table:table-cell>
          <table:table-cell office:value-type="float" office:value="41.7" calcext:value-type="float">
            <text:p>41.7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element-v2.4.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5.6" calcext:value-type="float">
            <text:p>25.6</text:p>
          </table:table-cell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eact-v10.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6" calcext:value-type="float">
            <text:p>44.6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sotope-v0.2.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1.6" calcext:value-type="float">
            <text:p>1.6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ue-v3.0.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5.7" calcext:value-type="float">
            <text:p>5.7</text:p>
          </table:table-cell>
          <table:table-cell office:value-type="float" office:value="13.3" calcext:value-type="float">
            <text:p>13.3</text:p>
          </table:table-cell>
          <table:table-cell office:value-type="float" office:value="1.1" calcext:value-type="float">
            <text:p>1.1</text:p>
          </table:table-cell>
          <table:table-cell office:value-type="float" office:value="1.52" calcext:value-type="float">
            <text:p>1.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edux-hooks-v17.0.1 + 7.2.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8.8" calcext:value-type="float">
            <text:p>18.8</text:p>
          </table:table-cell>
          <table:table-cell office:value-type="float" office:value="39.7" calcext:value-type="float">
            <text:p>39.7</text:p>
          </table:table-cell>
          <table:table-cell office:value-type="float" office:value="2.6" calcext:value-type="float">
            <text:p>2.6</text:p>
          </table:table-cell>
          <table:table-cell office:value-type="float" office:value="1.89" calcext:value-type="float">
            <text:p>1.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xjs-v17.0.1 + 0.6.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47.1" calcext:value-type="float">
            <text:p>147.1</text:p>
          </table:table-cell>
          <table:table-cell office:value-type="float" office:value="42.6" calcext:value-type="float">
            <text:p>42.6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hooks-v17.0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59.4" calcext:value-type="float">
            <text:p>159.4</text:p>
          </table:table-cell>
          <table:table-cell office:value-type="float" office:value="16.4" calcext:value-type="float">
            <text:p>16.4</text:p>
          </table:table-cell>
          <table:table-cell office:value-type="float" office:value="0.9" calcext:value-type="float">
            <text:p>0.9</text:p>
          </table:table-cell>
          <table:table-cell office:value-type="float" office:value="1.97" calcext:value-type="float">
            <text:p>1.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v8.2.1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3.7" calcext:value-type="float">
            <text:p>3.7</text:p>
          </table:table-cell>
          <table:table-cell office:value-type="float" office:value="2.02" calcext:value-type="float">
            <text:p>2.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easy-state-v17.0.1 + 6.3.0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20.3" calcext:value-type="float">
            <text:p>20.3</text:p>
          </table:table-cell>
          <table:table-cell office:value-type="float" office:value="5.1" calcext:value-type="float">
            <text:p>5.1</text:p>
          </table:table-cell>
          <table:table-cell office:value-type="float" office:value="2.06" calcext:value-type="float">
            <text:p>2.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ng-v11.0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23.5" calcext:value-type="float">
            <text:p>23.5</text:p>
          </table:table-cell>
          <table:table-cell office:value-type="float" office:value="45.3" calcext:value-type="float">
            <text:p>45.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oo-v7.1.0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51.7" calcext:value-type="float">
            <text:p>51.7</text:p>
          </table:table-cell>
          <table:table-cell office:value-type="float" office:value="25.4" calcext:value-type="float">
            <text:p>25.4</text:p>
          </table:table-cell>
          <table:table-cell office:value-type="float" office:value="18.4" calcext:value-type="float">
            <text:p>18.4</text:p>
          </table:table-cell>
          <table:table-cell office:value-type="float" office:value="3.6" calcext:value-type="float">
            <text:p>3.6</text:p>
          </table:table-cell>
          <table:table-cell office:value-type="float" office:value="8.8" calcext:value-type="float">
            <text:p>8.8</text:p>
          </table:table-cell>
          <table:table-cell office:value-type="float" office:value="33.8" calcext:value-type="float">
            <text:p>33.8</text:p>
          </table:table-cell>
          <table:table-cell office:value-type="float" office:value="1.7" calcext:value-type="float">
            <text:p>1.7</text:p>
          </table:table-cell>
          <table:table-cell office:value-type="float" office:value="4.41" calcext:value-type="float">
            <text:p>4.41</text:p>
          </table:table-cell>
          <table:table-cell table:number-columns-repeated="1012"/>
        </table:table-row>
      </table:table>
      <table:table table:name="mean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8"/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1"/>
        </table:table-row>
        <table:table-row table:style-name="ro2">
          <table:table-cell table:formula="of:=VLOOKUP([.B2];[$names.$A$2:$names.$D$105];2; 0)" office:value-type="string" office:string-value="VanillaJS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1" calcext:value-type="float">
            <text:p>223.1</text:p>
          </table:table-cell>
          <table:table-cell office:value-type="float" office:value="240.7" calcext:value-type="float">
            <text:p>240.7</text:p>
          </table:table-cell>
          <table:table-cell office:value-type="float" office:value="1475.5" calcext:value-type="float">
            <text:p>1475.5</text:p>
          </table:table-cell>
          <table:table-cell office:value-type="float" office:value="38.7" calcext:value-type="float">
            <text:p>38.7</text:p>
          </table:table-cell>
          <table:table-cell office:value-type="float" office:value="85.3" calcext:value-type="float">
            <text:p>85.3</text:p>
          </table:table-cell>
          <table:table-cell office:value-type="float" office:value="47.3" calcext:value-type="float">
            <text:p>47.3</text:p>
          </table:table-cell>
          <table:table-cell office:value-type="float" office:value="2129.1" calcext:value-type="float">
            <text:p>2129.1</text:p>
          </table:table-cell>
          <table:table-cell office:value-type="float" office:value="470.2" calcext:value-type="float">
            <text:p>470.2</text:p>
          </table:table-cell>
          <table:table-cell office:value-type="float" office:value="270.6" calcext:value-type="float">
            <text:p>270.6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3];[$names.$A$2:$names.$D$105];2; 0)" office:value-type="string" office:string-value="VanillaJS (createElement + cloneNode)" calcext:value-type="string">
            <text:p>VanillaJS (createElement + cloneNode)</text:p>
          </table:table-cell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8.1" calcext:value-type="float">
            <text:p>228.1</text:p>
          </table:table-cell>
          <table:table-cell office:value-type="float" office:value="242.4" calcext:value-type="float">
            <text:p>242.4</text:p>
          </table:table-cell>
          <table:table-cell office:value-type="float" office:value="1480.6" calcext:value-type="float">
            <text:p>1480.6</text:p>
          </table:table-cell>
          <table:table-cell office:value-type="float" office:value="37.8" calcext:value-type="float">
            <text:p>37.8</text:p>
          </table:table-cell>
          <table:table-cell office:value-type="float" office:value="86.9" calcext:value-type="float">
            <text:p>86.9</text:p>
          </table:table-cell>
          <table:table-cell office:value-type="float" office:value="46.4" calcext:value-type="float">
            <text:p>46.4</text:p>
          </table:table-cell>
          <table:table-cell office:value-type="float" office:value="2138" calcext:value-type="float">
            <text:p>2138</text:p>
          </table:table-cell>
          <table:table-cell office:value-type="float" office:value="470.4" calcext:value-type="float">
            <text:p>470.4</text:p>
          </table:table-cell>
          <table:table-cell office:value-type="float" office:value="271.3" calcext:value-type="float">
            <text:p>271.3</text:p>
          </table:table-cell>
          <table:table-cell office:value-type="float" office:value="1.01" calcext:value-type="float">
            <text:p>1.01</text:p>
          </table:table-cell>
          <table:table-cell table:number-columns-repeated="1011"/>
        </table:table-row>
        <table:table-row table:style-name="ro2">
          <table:table-cell table:formula="of:=VLOOKUP([.B4];[$names.$A$2:$names.$D$105];2; 0)" office:value-type="string" office:string-value="VanillaJS (DX)" calcext:value-type="string">
            <text:p>VanillaJS (DX)</text:p>
          </table:table-cell>
          <table:table-cell office:value-type="string" calcext:value-type="string">
            <text:p>vanillajs-dx-opti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4" calcext:value-type="float">
            <text:p>224</text:p>
          </table:table-cell>
          <table:table-cell office:value-type="float" office:value="242.2" calcext:value-type="float">
            <text:p>242.2</text:p>
          </table:table-cell>
          <table:table-cell office:value-type="float" office:value="1500.2" calcext:value-type="float">
            <text:p>1500.2</text:p>
          </table:table-cell>
          <table:table-cell office:value-type="float" office:value="38.8" calcext:value-type="float">
            <text:p>38.8</text:p>
          </table:table-cell>
          <table:table-cell office:value-type="float" office:value="86.3" calcext:value-type="float">
            <text:p>86.3</text:p>
          </table:table-cell>
          <table:table-cell office:value-type="float" office:value="46.9" calcext:value-type="float">
            <text:p>46.9</text:p>
          </table:table-cell>
          <table:table-cell office:value-type="float" office:value="2146.1" calcext:value-type="float">
            <text:p>2146.1</text:p>
          </table:table-cell>
          <table:table-cell office:value-type="float" office:value="483.3" calcext:value-type="float">
            <text:p>483.3</text:p>
          </table:table-cell>
          <table:table-cell office:value-type="float" office:value="272.1" calcext:value-type="float">
            <text:p>272.1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5];[$names.$A$2:$names.$D$105];2; 0)" office:value-type="string" office:string-value="Docs : VanillaJS (sans Store ni cache)" calcext:value-type="string">
            <text:p>Docs : VanillaJS (sans Store ni cache)</text:p>
          </table:table-cell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2.1" calcext:value-type="float">
            <text:p>222.1</text:p>
          </table:table-cell>
          <table:table-cell office:value-type="float" office:value="240.3" calcext:value-type="float">
            <text:p>240.3</text:p>
          </table:table-cell>
          <table:table-cell office:value-type="float" office:value="1463" calcext:value-type="float">
            <text:p>1463</text:p>
          </table:table-cell>
          <table:table-cell office:value-type="float" office:value="38.5" calcext:value-type="float">
            <text:p>38.5</text:p>
          </table:table-cell>
          <table:table-cell office:value-type="float" office:value="85.1" calcext:value-type="float">
            <text:p>85.1</text:p>
          </table:table-cell>
          <table:table-cell office:value-type="float" office:value="46.8" calcext:value-type="float">
            <text:p>46.8</text:p>
          </table:table-cell>
          <table:table-cell office:value-type="float" office:value="2125.4" calcext:value-type="float">
            <text:p>2125.4</text:p>
          </table:table-cell>
          <table:table-cell office:value-type="float" office:value="525.5" calcext:value-type="float">
            <text:p>525.5</text:p>
          </table:table-cell>
          <table:table-cell office:value-type="float" office:value="271.9" calcext:value-type="float">
            <text:p>271.9</text:p>
          </table:table-cell>
          <table:table-cell office:value-type="float" office:value="1.02" calcext:value-type="float">
            <text:p>1.02</text:p>
          </table:table-cell>
          <table:table-cell table:number-columns-repeated="1011"/>
        </table:table-row>
        <table:table-row table:style-name="ro2">
          <table:table-cell table:formula="of:=VLOOKUP([.B6];[$names.$A$2:$names.$D$105];2; 0)" office:value-type="string" office:string-value="Sinuous" calcext:value-type="string">
            <text:p>Sinuous</text:p>
          </table:table-cell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38.6" calcext:value-type="float">
            <text:p>238.6</text:p>
          </table:table-cell>
          <table:table-cell office:value-type="float" office:value="257.9" calcext:value-type="float">
            <text:p>257.9</text:p>
          </table:table-cell>
          <table:table-cell office:value-type="float" office:value="1470.3" calcext:value-type="float">
            <text:p>1470.3</text:p>
          </table:table-cell>
          <table:table-cell office:value-type="float" office:value="39.2" calcext:value-type="float">
            <text:p>39.2</text:p>
          </table:table-cell>
          <table:table-cell office:value-type="float" office:value="87.5" calcext:value-type="float">
            <text:p>87.5</text:p>
          </table:table-cell>
          <table:table-cell office:value-type="float" office:value="49.6" calcext:value-type="float">
            <text:p>49.6</text:p>
          </table:table-cell>
          <table:table-cell office:value-type="float" office:value="2282.4" calcext:value-type="float">
            <text:p>2282.4</text:p>
          </table:table-cell>
          <table:table-cell office:value-type="float" office:value="495.6" calcext:value-type="float">
            <text:p>495.6</text:p>
          </table:table-cell>
          <table:table-cell office:value-type="float" office:value="271.5" calcext:value-type="float">
            <text:p>271.5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7];[$names.$A$2:$names.$D$105];2; 0)" office:value-type="string" office:string-value="Stage0" calcext:value-type="string">
            <text:p>Stage0</text:p>
          </table:table-cell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8" calcext:value-type="float">
            <text:p>223.8</text:p>
          </table:table-cell>
          <table:table-cell office:value-type="float" office:value="245.8" calcext:value-type="float">
            <text:p>245.8</text:p>
          </table:table-cell>
          <table:table-cell office:value-type="float" office:value="1478.2" calcext:value-type="float">
            <text:p>1478.2</text:p>
          </table:table-cell>
          <table:table-cell office:value-type="float" office:value="51.8" calcext:value-type="float">
            <text:p>51.8</text:p>
          </table:table-cell>
          <table:table-cell office:value-type="float" office:value="86.9" calcext:value-type="float">
            <text:p>86.9</text:p>
          </table:table-cell>
          <table:table-cell office:value-type="float" office:value="46.8" calcext:value-type="float">
            <text:p>46.8</text:p>
          </table:table-cell>
          <table:table-cell office:value-type="float" office:value="2149.3" calcext:value-type="float">
            <text:p>2149.3</text:p>
          </table:table-cell>
          <table:table-cell office:value-type="float" office:value="478.4" calcext:value-type="float">
            <text:p>478.4</text:p>
          </table:table-cell>
          <table:table-cell office:value-type="float" office:value="269.6" calcext:value-type="float">
            <text:p>269.6</text:p>
          </table:table-cell>
          <table:table-cell office:value-type="float" office:value="1.05" calcext:value-type="float">
            <text:p>1.05</text:p>
          </table:table-cell>
          <table:table-cell table:number-columns-repeated="1011"/>
        </table:table-row>
        <table:table-row table:style-name="ro2">
          <table:table-cell table:formula="of:=VLOOKUP([.B8];[$names.$A$2:$names.$D$105];2; 0)" office:value-type="string" office:string-value="Solid" calcext:value-type="string">
            <text:p>Solid</text:p>
          </table:table-cell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234.8" calcext:value-type="float">
            <text:p>234.8</text:p>
          </table:table-cell>
          <table:table-cell office:value-type="float" office:value="254.9" calcext:value-type="float">
            <text:p>254.9</text:p>
          </table:table-cell>
          <table:table-cell office:value-type="float" office:value="1478.8" calcext:value-type="float">
            <text:p>1478.8</text:p>
          </table:table-cell>
          <table:table-cell office:value-type="float" office:value="47.3" calcext:value-type="float">
            <text:p>47.3</text:p>
          </table:table-cell>
          <table:table-cell office:value-type="float" office:value="88.2" calcext:value-type="float">
            <text:p>88.2</text:p>
          </table:table-cell>
          <table:table-cell office:value-type="float" office:value="48.9" calcext:value-type="float">
            <text:p>48.9</text:p>
          </table:table-cell>
          <table:table-cell office:value-type="float" office:value="2298.4" calcext:value-type="float">
            <text:p>2298.4</text:p>
          </table:table-cell>
          <table:table-cell office:value-type="float" office:value="491.7" calcext:value-type="float">
            <text:p>491.7</text:p>
          </table:table-cell>
          <table:table-cell office:value-type="float" office:value="285.3" calcext:value-type="float">
            <text:p>285.3</text:p>
          </table:table-cell>
          <table:table-cell office:value-type="float" office:value="1.07" calcext:value-type="float">
            <text:p>1.07</text:p>
          </table:table-cell>
          <table:table-cell table:number-columns-repeated="1011"/>
        </table:table-row>
        <table:table-row table:style-name="ro2">
          <table:table-cell table:formula="of:=VLOOKUP([.B9];[$names.$A$2:$names.$D$105];2; 0)" office:value-type="string" office:string-value="modern-helpers" calcext:value-type="string">
            <text:p>modern-helpers</text:p>
          </table:table-cell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3" calcext:value-type="float">
            <text:p>256.3</text:p>
          </table:table-cell>
          <table:table-cell office:value-type="float" office:value="262.7" calcext:value-type="float">
            <text:p>262.7</text:p>
          </table:table-cell>
          <table:table-cell office:value-type="float" office:value="1487.6" calcext:value-type="float">
            <text:p>1487.6</text:p>
          </table:table-cell>
          <table:table-cell office:value-type="float" office:value="41.4" calcext:value-type="float">
            <text:p>41.4</text:p>
          </table:table-cell>
          <table:table-cell office:value-type="float" office:value="86.6" calcext:value-type="float">
            <text:p>86.6</text:p>
          </table:table-cell>
          <table:table-cell office:value-type="float" office:value="47.2" calcext:value-type="float">
            <text:p>47.2</text:p>
          </table:table-cell>
          <table:table-cell office:value-type="float" office:value="2458.7" calcext:value-type="float">
            <text:p>2458.7</text:p>
          </table:table-cell>
          <table:table-cell office:value-type="float" office:value="533.8" calcext:value-type="float">
            <text:p>533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0];[$names.$A$2:$names.$D$105];2; 0)" office:value-type="string" office:string-value="VanillaJS (createElement + children avec cache)" calcext:value-type="string">
            <text:p>VanillaJS (createElement + children avec cache)</text:p>
          </table:table-cell>
          <table:table-cell office:value-type="string" calcext:value-type="string">
            <text:p>vanillajs-create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5" calcext:value-type="float">
            <text:p>255</text:p>
          </table:table-cell>
          <table:table-cell office:value-type="float" office:value="268.1" calcext:value-type="float">
            <text:p>268.1</text:p>
          </table:table-cell>
          <table:table-cell office:value-type="float" office:value="1505.4" calcext:value-type="float">
            <text:p>1505.4</text:p>
          </table:table-cell>
          <table:table-cell office:value-type="float" office:value="40.5" calcext:value-type="float">
            <text:p>40.5</text:p>
          </table:table-cell>
          <table:table-cell office:value-type="float" office:value="87.6" calcext:value-type="float">
            <text:p>87.6</text:p>
          </table:table-cell>
          <table:table-cell office:value-type="float" office:value="47.3" calcext:value-type="float">
            <text:p>47.3</text:p>
          </table:table-cell>
          <table:table-cell office:value-type="float" office:value="2450.3" calcext:value-type="float">
            <text:p>2450.3</text:p>
          </table:table-cell>
          <table:table-cell office:value-type="float" office:value="540.3" calcext:value-type="float">
            <text:p>540.3</text:p>
          </table:table-cell>
          <table:table-cell office:value-type="float" office:value="277" calcext:value-type="float">
            <text:p>277</text:p>
          </table:table-cell>
          <table:table-cell office:value-type="float" office:value="1.08" calcext:value-type="float">
            <text:p>1.08</text:p>
          </table:table-cell>
          <table:table-cell table:number-columns-repeated="1011"/>
        </table:table-row>
        <table:table-row table:style-name="ro2">
          <table:table-cell table:formula="of:=VLOOKUP([.B11];[$names.$A$2:$names.$D$105];2; 0)" office:value-type="string" office:string-value="VanillaJS (createElement + querySelector avec cache)" calcext:value-type="string">
            <text:p>VanillaJS (createElement + querySelector avec cache)</text:p>
          </table:table-cell>
          <table:table-cell office:value-type="string" calcext:value-type="string">
            <text:p>vanillajs-create-el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7.8" calcext:value-type="float">
            <text:p>267.8</text:p>
          </table:table-cell>
          <table:table-cell office:value-type="float" office:value="1517.4" calcext:value-type="float">
            <text:p>1517.4</text:p>
          </table:table-cell>
          <table:table-cell office:value-type="float" office:value="39.1" calcext:value-type="float">
            <text:p>39.1</text:p>
          </table:table-cell>
          <table:table-cell office:value-type="float" office:value="86.9" calcext:value-type="float">
            <text:p>86.9</text:p>
          </table:table-cell>
          <table:table-cell office:value-type="float" office:value="48.8" calcext:value-type="float">
            <text:p>48.8</text:p>
          </table:table-cell>
          <table:table-cell office:value-type="float" office:value="2468.7" calcext:value-type="float">
            <text:p>2468.7</text:p>
          </table:table-cell>
          <table:table-cell office:value-type="float" office:value="543.1" calcext:value-type="float">
            <text:p>543.1</text:p>
          </table:table-cell>
          <table:table-cell office:value-type="float" office:value="276.5" calcext:value-type="float">
            <text:p>276.5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2];[$names.$A$2:$names.$D$105];2; 0)" office:value-type="string" office:string-value="modern-helpers/el (avec cache)" calcext:value-type="string">
            <text:p>modern-helpers/el (avec cache)</text:p>
          </table:table-cell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9.1" calcext:value-type="float">
            <text:p>259.1</text:p>
          </table:table-cell>
          <table:table-cell office:value-type="float" office:value="264.5" calcext:value-type="float">
            <text:p>264.5</text:p>
          </table:table-cell>
          <table:table-cell office:value-type="float" office:value="1489.3" calcext:value-type="float">
            <text:p>1489.3</text:p>
          </table:table-cell>
          <table:table-cell office:value-type="float" office:value="43.3" calcext:value-type="float">
            <text:p>43.3</text:p>
          </table:table-cell>
          <table:table-cell office:value-type="float" office:value="86.4" calcext:value-type="float">
            <text:p>86.4</text:p>
          </table:table-cell>
          <table:table-cell office:value-type="float" office:value="48.5" calcext:value-type="float">
            <text:p>48.5</text:p>
          </table:table-cell>
          <table:table-cell office:value-type="float" office:value="2440" calcext:value-type="float">
            <text:p>2440</text:p>
          </table:table-cell>
          <table:table-cell office:value-type="float" office:value="524.8" calcext:value-type="float">
            <text:p>524.8</text:p>
          </table:table-cell>
          <table:table-cell office:value-type="float" office:value="273.9" calcext:value-type="float">
            <text:p>273.9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3];[$names.$A$2:$names.$D$105];2; 0)" office:value-type="string" office:string-value="domc" calcext:value-type="string">
            <text:p>domc</text:p>
          </table:table-cell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31.8" calcext:value-type="float">
            <text:p>231.8</text:p>
          </table:table-cell>
          <table:table-cell office:value-type="float" office:value="244.8" calcext:value-type="float">
            <text:p>244.8</text:p>
          </table:table-cell>
          <table:table-cell office:value-type="float" office:value="1474" calcext:value-type="float">
            <text:p>1474</text:p>
          </table:table-cell>
          <table:table-cell office:value-type="float" office:value="64.2" calcext:value-type="float">
            <text:p>64.2</text:p>
          </table:table-cell>
          <table:table-cell office:value-type="float" office:value="88.6" calcext:value-type="float">
            <text:p>88.6</text:p>
          </table:table-cell>
          <table:table-cell office:value-type="float" office:value="47.5" calcext:value-type="float">
            <text:p>47.5</text:p>
          </table:table-cell>
          <table:table-cell office:value-type="float" office:value="2195" calcext:value-type="float">
            <text:p>2195</text:p>
          </table:table-cell>
          <table:table-cell office:value-type="float" office:value="488.7" calcext:value-type="float">
            <text:p>488.7</text:p>
          </table:table-cell>
          <table:table-cell office:value-type="float" office:value="268.2" calcext:value-type="float">
            <text:p>268.2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4];[$names.$A$2:$names.$D$105];2; 0)" office:value-type="string" office:string-value="VanillaJS (children sans cache)" calcext:value-type="string">
            <text:p>VanillaJS (children sans cache)</text:p>
          </table:table-cell>
          <table:table-cell office:value-type="string" calcext:value-type="string">
            <text:p>vanillajs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8.9" calcext:value-type="float">
            <text:p>268.9</text:p>
          </table:table-cell>
          <table:table-cell office:value-type="float" office:value="1528.6" calcext:value-type="float">
            <text:p>1528.6</text:p>
          </table:table-cell>
          <table:table-cell office:value-type="float" office:value="40.1" calcext:value-type="float">
            <text:p>40.1</text:p>
          </table:table-cell>
          <table:table-cell office:value-type="float" office:value="87.2" calcext:value-type="float">
            <text:p>87.2</text:p>
          </table:table-cell>
          <table:table-cell office:value-type="float" office:value="48.1" calcext:value-type="float">
            <text:p>48.1</text:p>
          </table:table-cell>
          <table:table-cell office:value-type="float" office:value="2481.9" calcext:value-type="float">
            <text:p>2481.9</text:p>
          </table:table-cell>
          <table:table-cell office:value-type="float" office:value="544.3" calcext:value-type="float">
            <text:p>544.3</text:p>
          </table:table-cell>
          <table:table-cell office:value-type="float" office:value="276.3" calcext:value-type="float">
            <text:p>276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5];[$names.$A$2:$names.$D$105];2; 0)" office:value-type="string" office:string-value="Docs : VanillaJS" calcext:value-type="string">
            <text:p>Docs : VanillaJS</text:p>
          </table:table-cell>
          <table:table-cell office:value-type="string" calcext:value-type="string">
            <text:p>vanillajs-create-el-for-do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4" calcext:value-type="float">
            <text:p>256.4</text:p>
          </table:table-cell>
          <table:table-cell office:value-type="float" office:value="270.1" calcext:value-type="float">
            <text:p>270.1</text:p>
          </table:table-cell>
          <table:table-cell office:value-type="float" office:value="1533.7" calcext:value-type="float">
            <text:p>1533.7</text:p>
          </table:table-cell>
          <table:table-cell office:value-type="float" office:value="40.6" calcext:value-type="float">
            <text:p>40.6</text:p>
          </table:table-cell>
          <table:table-cell office:value-type="float" office:value="87" calcext:value-type="float">
            <text:p>87</text:p>
          </table:table-cell>
          <table:table-cell office:value-type="float" office:value="47.8" calcext:value-type="float">
            <text:p>47.8</text:p>
          </table:table-cell>
          <table:table-cell office:value-type="float" office:value="2462.6" calcext:value-type="float">
            <text:p>2462.6</text:p>
          </table:table-cell>
          <table:table-cell office:value-type="float" office:value="556.7" calcext:value-type="float">
            <text:p>556.7</text:p>
          </table:table-cell>
          <table:table-cell office:value-type="float" office:value="275.3" calcext:value-type="float">
            <text:p>275.3</text:p>
          </table:table-cell>
          <table:table-cell office:value-type="float" office:value="1.09" calcext:value-type="float">
            <text:p>1.09</text:p>
          </table:table-cell>
          <table:table-cell table:number-columns-repeated="1011"/>
        </table:table-row>
        <table:table-row table:style-name="ro2">
          <table:table-cell table:formula="of:=VLOOKUP([.B16];[$names.$A$2:$names.$D$105];2; 0)" office:value-type="string" office:string-value="Solid-state" calcext:value-type="string">
            <text:p>Solid-state</text:p>
          </table:table-cell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44.6" calcext:value-type="float">
            <text:p>244.6</text:p>
          </table:table-cell>
          <table:table-cell office:value-type="float" office:value="258.8" calcext:value-type="float">
            <text:p>258.8</text:p>
          </table:table-cell>
          <table:table-cell office:value-type="float" office:value="1486.4" calcext:value-type="float">
            <text:p>1486.4</text:p>
          </table:table-cell>
          <table:table-cell office:value-type="float" office:value="47.2" calcext:value-type="float">
            <text:p>47.2</text:p>
          </table:table-cell>
          <table:table-cell office:value-type="float" office:value="91.7" calcext:value-type="float">
            <text:p>91.7</text:p>
          </table:table-cell>
          <table:table-cell office:value-type="float" office:value="50.4" calcext:value-type="float">
            <text:p>50.4</text:p>
          </table:table-cell>
          <table:table-cell office:value-type="float" office:value="2349.5" calcext:value-type="float">
            <text:p>2349.5</text:p>
          </table:table-cell>
          <table:table-cell office:value-type="float" office:value="525.5" calcext:value-type="float">
            <text:p>525.5</text:p>
          </table:table-cell>
          <table:table-cell office:value-type="float" office:value="285.2" calcext:value-type="float">
            <text:p>285.2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7];[$names.$A$2:$names.$D$105];2; 0)" office:value-type="string" office:string-value="modern-helpers/template" calcext:value-type="string">
            <text:p>modern-helpers/template</text:p>
          </table:table-cell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7.8" calcext:value-type="float">
            <text:p>267.8</text:p>
          </table:table-cell>
          <table:table-cell office:value-type="float" office:value="274" calcext:value-type="float">
            <text:p>274</text:p>
          </table:table-cell>
          <table:table-cell office:value-type="float" office:value="1483.3" calcext:value-type="float">
            <text:p>1483.3</text:p>
          </table:table-cell>
          <table:table-cell office:value-type="float" office:value="39.8" calcext:value-type="float">
            <text:p>39.8</text:p>
          </table:table-cell>
          <table:table-cell office:value-type="float" office:value="88.3" calcext:value-type="float">
            <text:p>88.3</text:p>
          </table:table-cell>
          <table:table-cell office:value-type="float" office:value="48.5" calcext:value-type="float">
            <text:p>48.5</text:p>
          </table:table-cell>
          <table:table-cell office:value-type="float" office:value="2652.2" calcext:value-type="float">
            <text:p>2652.2</text:p>
          </table:table-cell>
          <table:table-cell office:value-type="float" office:value="546.1" calcext:value-type="float">
            <text:p>546.1</text:p>
          </table:table-cell>
          <table:table-cell office:value-type="float" office:value="271.7" calcext:value-type="float">
            <text:p>271.7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8];[$names.$A$2:$names.$D$105];2; 0)" office:value-type="string" office:string-value="VanillaJS (querySelector sans cache)" calcext:value-type="string">
            <text:p>VanillaJS (querySelector sans cache)</text:p>
          </table:table-cell>
          <table:table-cell office:value-type="string" calcext:value-type="string">
            <text:p>vanillajs-no-mem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4.7" calcext:value-type="float">
            <text:p>254.7</text:p>
          </table:table-cell>
          <table:table-cell office:value-type="float" office:value="269" calcext:value-type="float">
            <text:p>269</text:p>
          </table:table-cell>
          <table:table-cell office:value-type="float" office:value="1841.1" calcext:value-type="float">
            <text:p>1841.1</text:p>
          </table:table-cell>
          <table:table-cell office:value-type="float" office:value="39.5" calcext:value-type="float">
            <text:p>39.5</text:p>
          </table:table-cell>
          <table:table-cell office:value-type="float" office:value="87.9" calcext:value-type="float">
            <text:p>87.9</text:p>
          </table:table-cell>
          <table:table-cell office:value-type="float" office:value="47.4" calcext:value-type="float">
            <text:p>47.4</text:p>
          </table:table-cell>
          <table:table-cell office:value-type="float" office:value="2455.6" calcext:value-type="float">
            <text:p>2455.6</text:p>
          </table:table-cell>
          <table:table-cell office:value-type="float" office:value="536.7" calcext:value-type="float">
            <text:p>536.7</text:p>
          </table:table-cell>
          <table:table-cell office:value-type="float" office:value="274.9" calcext:value-type="float">
            <text:p>274.9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9];[$names.$A$2:$names.$D$105];2; 0)" office:value-type="string" office:string-value="VanillaJS (éléments personnalisés)" calcext:value-type="string">
            <text:p>VanillaJS (éléments personnalisés)</text:p>
          </table:table-cell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2.1" calcext:value-type="float">
            <text:p>272.1</text:p>
          </table:table-cell>
          <table:table-cell office:value-type="float" office:value="280.1" calcext:value-type="float">
            <text:p>280.1</text:p>
          </table:table-cell>
          <table:table-cell office:value-type="float" office:value="1512.2" calcext:value-type="float">
            <text:p>1512.2</text:p>
          </table:table-cell>
          <table:table-cell office:value-type="float" office:value="39.5" calcext:value-type="float">
            <text:p>39.5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57.5" calcext:value-type="float">
            <text:p>2557.5</text:p>
          </table:table-cell>
          <table:table-cell office:value-type="float" office:value="567.4" calcext:value-type="float">
            <text:p>567.4</text:p>
          </table:table-cell>
          <table:table-cell office:value-type="float" office:value="274.6" calcext:value-type="float">
            <text:p>274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0];[$names.$A$2:$names.$D$105];2; 0)" office:value-type="string" office:string-value="modern-helpers/el (sans cache)" calcext:value-type="string">
            <text:p>modern-helpers/el (sans cache)</text:p>
          </table:table-cell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7.2" calcext:value-type="float">
            <text:p>257.2</text:p>
          </table:table-cell>
          <table:table-cell office:value-type="float" office:value="290.5" calcext:value-type="float">
            <text:p>290.5</text:p>
          </table:table-cell>
          <table:table-cell office:value-type="float" office:value="1522.8" calcext:value-type="float">
            <text:p>1522.8</text:p>
          </table:table-cell>
          <table:table-cell office:value-type="float" office:value="41.5" calcext:value-type="float">
            <text:p>41.5</text:p>
          </table:table-cell>
          <table:table-cell office:value-type="float" office:value="86.8" calcext:value-type="float">
            <text:p>86.8</text:p>
          </table:table-cell>
          <table:table-cell office:value-type="float" office:value="47.5" calcext:value-type="float">
            <text:p>47.5</text:p>
          </table:table-cell>
          <table:table-cell office:value-type="float" office:value="2435.5" calcext:value-type="float">
            <text:p>2435.5</text:p>
          </table:table-cell>
          <table:table-cell office:value-type="float" office:value="586.2" calcext:value-type="float">
            <text:p>586.2</text:p>
          </table:table-cell>
          <table:table-cell office:value-type="float" office:value="272.6" calcext:value-type="float">
            <text:p>272.6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1];[$names.$A$2:$names.$D$105];2; 0)" office:value-type="string" office:string-value="VanillaJS (éléments personnalisés &amp; bonnes pratiques)" calcext:value-type="string">
            <text:p>VanillaJS (éléments personnalisés &amp; bonnes pratiques)</text:p>
          </table:table-cell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274.7" calcext:value-type="float">
            <text:p>274.7</text:p>
          </table:table-cell>
          <table:table-cell office:value-type="float" office:value="284.4" calcext:value-type="float">
            <text:p>284.4</text:p>
          </table:table-cell>
          <table:table-cell office:value-type="float" office:value="1513.9" calcext:value-type="float">
            <text:p>1513.9</text:p>
          </table:table-cell>
          <table:table-cell office:value-type="float" office:value="39.5" calcext:value-type="float">
            <text:p>39.5</text:p>
          </table:table-cell>
          <table:table-cell office:value-type="float" office:value="88.8" calcext:value-type="float">
            <text:p>88.8</text:p>
          </table:table-cell>
          <table:table-cell office:value-type="float" office:value="48.7" calcext:value-type="float">
            <text:p>48.7</text:p>
          </table:table-cell>
          <table:table-cell office:value-type="float" office:value="2658.3" calcext:value-type="float">
            <text:p>2658.3</text:p>
          </table:table-cell>
          <table:table-cell office:value-type="float" office:value="574.1" calcext:value-type="float">
            <text:p>574.1</text:p>
          </table:table-cell>
          <table:table-cell office:value-type="float" office:value="279.8" calcext:value-type="float">
            <text:p>279.8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2];[$names.$A$2:$names.$D$105];2; 0)" office:value-type="string" office:string-value="stdweb" calcext:value-type="string">
            <text:p>stdweb</text:p>
          </table:table-cell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5" calcext:value-type="float">
            <text:p>277.5</text:p>
          </table:table-cell>
          <table:table-cell office:value-type="float" office:value="278.2" calcext:value-type="float">
            <text:p>278.2</text:p>
          </table:table-cell>
          <table:table-cell office:value-type="float" office:value="1506.2" calcext:value-type="float">
            <text:p>1506.2</text:p>
          </table:table-cell>
          <table:table-cell office:value-type="float" office:value="42.7" calcext:value-type="float">
            <text:p>42.7</text:p>
          </table:table-cell>
          <table:table-cell office:value-type="float" office:value="87.3" calcext:value-type="float">
            <text:p>87.3</text:p>
          </table:table-cell>
          <table:table-cell office:value-type="float" office:value="47.5" calcext:value-type="float">
            <text:p>47.5</text:p>
          </table:table-cell>
          <table:table-cell office:value-type="float" office:value="2547.9" calcext:value-type="float">
            <text:p>2547.9</text:p>
          </table:table-cell>
          <table:table-cell office:value-type="float" office:value="581.2" calcext:value-type="float">
            <text:p>581.2</text:p>
          </table:table-cell>
          <table:table-cell office:value-type="float" office:value="290.1" calcext:value-type="float">
            <text:p>290.1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3];[$names.$A$2:$names.$D$105];2; 0)" office:value-type="string" office:string-value="VanillaJS (Template Strings avec cache)" calcext:value-type="string">
            <text:p>VanillaJS (Template Strings avec cache)</text:p>
          </table:table-cell>
          <table:table-cell office:value-type="string" calcext:value-type="string">
            <text:p>vanillajs-innerhtm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6.1" calcext:value-type="float">
            <text:p>276.1</text:p>
          </table:table-cell>
          <table:table-cell office:value-type="float" office:value="298.8" calcext:value-type="float">
            <text:p>298.8</text:p>
          </table:table-cell>
          <table:table-cell office:value-type="float" office:value="1514.6" calcext:value-type="float">
            <text:p>1514.6</text:p>
          </table:table-cell>
          <table:table-cell office:value-type="float" office:value="40.5" calcext:value-type="float">
            <text:p>40.5</text:p>
          </table:table-cell>
          <table:table-cell office:value-type="float" office:value="86.8" calcext:value-type="float">
            <text:p>86.8</text:p>
          </table:table-cell>
          <table:table-cell office:value-type="float" office:value="47.2" calcext:value-type="float">
            <text:p>47.2</text:p>
          </table:table-cell>
          <table:table-cell office:value-type="float" office:value="2757.8" calcext:value-type="float">
            <text:p>2757.8</text:p>
          </table:table-cell>
          <table:table-cell office:value-type="float" office:value="593.1" calcext:value-type="float">
            <text:p>593.1</text:p>
          </table:table-cell>
          <table:table-cell office:value-type="float" office:value="276" calcext:value-type="float">
            <text:p>276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4];[$names.$A$2:$names.$D$105];2; 0)" office:value-type="string" office:string-value="VanillaJS (Template Strings sans cache )" calcext:value-type="string">
            <text:p>VanillaJS (Template Strings sans cache )</text:p>
          </table:table-cell>
          <table:table-cell office:value-type="string" calcext:value-type="string">
            <text:p>vanillajs-innerhtml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6" calcext:value-type="float">
            <text:p>277.6</text:p>
          </table:table-cell>
          <table:table-cell office:value-type="float" office:value="300.8" calcext:value-type="float">
            <text:p>300.8</text:p>
          </table:table-cell>
          <table:table-cell office:value-type="float" office:value="1541.9" calcext:value-type="float">
            <text:p>1541.9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47.7" calcext:value-type="float">
            <text:p>47.7</text:p>
          </table:table-cell>
          <table:table-cell office:value-type="float" office:value="2771" calcext:value-type="float">
            <text:p>2771</text:p>
          </table:table-cell>
          <table:table-cell office:value-type="float" office:value="593.5" calcext:value-type="float">
            <text:p>593.5</text:p>
          </table:table-cell>
          <table:table-cell office:value-type="float" office:value="274.7" calcext:value-type="float">
            <text:p>274.7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5];[$names.$A$2:$names.$D$105];2; 0)" office:value-type="string" office:string-value="domdiff" calcext:value-type="string">
            <text:p>domdiff</text:p>
          </table:table-cell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46.5" calcext:value-type="float">
            <text:p>246.5</text:p>
          </table:table-cell>
          <table:table-cell office:value-type="float" office:value="266.4" calcext:value-type="float">
            <text:p>266.4</text:p>
          </table:table-cell>
          <table:table-cell office:value-type="float" office:value="1487.4" calcext:value-type="float">
            <text:p>1487.4</text:p>
          </table:table-cell>
          <table:table-cell office:value-type="float" office:value="54.8" calcext:value-type="float">
            <text:p>54.8</text:p>
          </table:table-cell>
          <table:table-cell office:value-type="float" office:value="92.3" calcext:value-type="float">
            <text:p>92.3</text:p>
          </table:table-cell>
          <table:table-cell office:value-type="float" office:value="48.4" calcext:value-type="float">
            <text:p>48.4</text:p>
          </table:table-cell>
          <table:table-cell office:value-type="float" office:value="2320.4" calcext:value-type="float">
            <text:p>2320.4</text:p>
          </table:table-cell>
          <table:table-cell office:value-type="float" office:value="629.7" calcext:value-type="float">
            <text:p>629.7</text:p>
          </table:table-cell>
          <table:table-cell office:value-type="float" office:value="319.2" calcext:value-type="float">
            <text:p>319.2</text:p>
          </table:table-cell>
          <table:table-cell office:value-type="float" office:value="1.15" calcext:value-type="float">
            <text:p>1.15</text:p>
          </table:table-cell>
          <table:table-cell table:number-columns-repeated="1011"/>
        </table:table-row>
        <table:table-row table:style-name="ro2">
          <table:table-cell table:formula="of:=VLOOKUP([.B26];[$names.$A$2:$names.$D$105];2; 0)" office:value-type="string" office:string-value="VanillaJS (pseudo-composant innerHTML)" calcext:value-type="string">
            <text:p>VanillaJS (pseudo-composant innerHTML)</text:p>
          </table:table-cell>
          <table:table-cell office:value-type="string" calcext:value-type="string">
            <text:p>vanillajs-innerhtml-cpnt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7.1" calcext:value-type="float">
            <text:p>287.1</text:p>
          </table:table-cell>
          <table:table-cell office:value-type="float" office:value="305.7" calcext:value-type="float">
            <text:p>305.7</text:p>
          </table:table-cell>
          <table:table-cell office:value-type="float" office:value="1509.1" calcext:value-type="float">
            <text:p>1509.1</text:p>
          </table:table-cell>
          <table:table-cell office:value-type="float" office:value="42.2" calcext:value-type="float">
            <text:p>42.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.9</text:p>
          </table:table-cell>
          <table:table-cell office:value-type="float" office:value="2819.9" calcext:value-type="float">
            <text:p>2819.9</text:p>
          </table:table-cell>
          <table:table-cell office:value-type="float" office:value="607" calcext:value-type="float">
            <text:p>607</text:p>
          </table:table-cell>
          <table:table-cell office:value-type="float" office:value="278.7" calcext:value-type="float">
            <text:p>278.7</text:p>
          </table:table-cell>
          <table:table-cell office:value-type="float" office:value="1.16" calcext:value-type="float">
            <text:p>1.16</text:p>
          </table:table-cell>
          <table:table-cell table:number-columns-repeated="1011"/>
        </table:table-row>
        <table:table-row table:style-name="ro2">
          <table:table-cell table:formula="of:=VLOOKUP([.B27];[$names.$A$2:$names.$D$105];2; 0)" office:value-type="string" office:string-value="ivi" calcext:value-type="string">
            <text:p>ivi</text:p>
          </table:table-cell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61.5" calcext:value-type="float">
            <text:p>261.5</text:p>
          </table:table-cell>
          <table:table-cell office:value-type="float" office:value="1541.8" calcext:value-type="float">
            <text:p>1541.8</text:p>
          </table:table-cell>
          <table:table-cell office:value-type="float" office:value="71.4" calcext:value-type="float">
            <text:p>71.4</text:p>
          </table:table-cell>
          <table:table-cell office:value-type="float" office:value="90.9" calcext:value-type="float">
            <text:p>90.9</text:p>
          </table:table-cell>
          <table:table-cell office:value-type="float" office:value="51.9" calcext:value-type="float">
            <text:p>51.9</text:p>
          </table:table-cell>
          <table:table-cell office:value-type="float" office:value="2372.6" calcext:value-type="float">
            <text:p>2372.6</text:p>
          </table:table-cell>
          <table:table-cell office:value-type="float" office:value="564" calcext:value-type="float">
            <text:p>564</text:p>
          </table:table-cell>
          <table:table-cell office:value-type="float" office:value="274.1" calcext:value-type="float">
            <text:p>274.1</text:p>
          </table:table-cell>
          <table:table-cell office:value-type="float" office:value="1.17" calcext:value-type="float">
            <text:p>1.17</text:p>
          </table:table-cell>
          <table:table-cell table:number-columns-repeated="1011"/>
        </table:table-row>
        <table:table-row table:style-name="ro2">
          <table:table-cell table:formula="of:=VLOOKUP([.B28];[$names.$A$2:$names.$D$105];2; 0)" office:value-type="string" office:string-value="san" calcext:value-type="string">
            <text:p>san</text:p>
          </table:table-cell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0.5" calcext:value-type="float">
            <text:p>260.5</text:p>
          </table:table-cell>
          <table:table-cell office:value-type="float" office:value="266.6" calcext:value-type="float">
            <text:p>266.6</text:p>
          </table:table-cell>
          <table:table-cell office:value-type="float" office:value="1546.6" calcext:value-type="float">
            <text:p>1546.6</text:p>
          </table:table-cell>
          <table:table-cell office:value-type="float" office:value="72.4" calcext:value-type="float">
            <text:p>72.4</text:p>
          </table:table-cell>
          <table:table-cell office:value-type="float" office:value="87.7" calcext:value-type="float">
            <text:p>87.7</text:p>
          </table:table-cell>
          <table:table-cell office:value-type="float" office:value="49" calcext:value-type="float">
            <text:p>49</text:p>
          </table:table-cell>
          <table:table-cell office:value-type="float" office:value="2348.7" calcext:value-type="float">
            <text:p>2348.7</text:p>
          </table:table-cell>
          <table:table-cell office:value-type="float" office:value="536.9" calcext:value-type="float">
            <text:p>536.9</text:p>
          </table:table-cell>
          <table:table-cell office:value-type="float" office:value="317.2" calcext:value-type="float">
            <text:p>317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29];[$names.$A$2:$names.$D$105];2; 0)" office:value-type="string" office:string-value="Docs : VanillaJS (Custom Elements)" calcext:value-type="string">
            <text:p>Docs : VanillaJS (Custom Elements)</text:p>
          </table:table-cell>
          <table:table-cell office:value-type="string" calcext:value-type="string">
            <text:p>vanillajs-custom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8.4" calcext:value-type="float">
            <text:p>298.4</text:p>
          </table:table-cell>
          <table:table-cell office:value-type="float" office:value="317.5" calcext:value-type="float">
            <text:p>317.5</text:p>
          </table:table-cell>
          <table:table-cell office:value-type="float" office:value="1508.4" calcext:value-type="float">
            <text:p>1508.4</text:p>
          </table:table-cell>
          <table:table-cell office:value-type="float" office:value="42.3" calcext:value-type="float">
            <text:p>42.3</text:p>
          </table:table-cell>
          <table:table-cell office:value-type="float" office:value="90.4" calcext:value-type="float">
            <text:p>90.4</text:p>
          </table:table-cell>
          <table:table-cell office:value-type="float" office:value="48" calcext:value-type="float">
            <text:p>48</text:p>
          </table:table-cell>
          <table:table-cell office:value-type="float" office:value="2960.9" calcext:value-type="float">
            <text:p>2960.9</text:p>
          </table:table-cell>
          <table:table-cell office:value-type="float" office:value="629.3" calcext:value-type="float">
            <text:p>629.3</text:p>
          </table:table-cell>
          <table:table-cell office:value-type="float" office:value="276.2" calcext:value-type="float">
            <text:p>276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0];[$names.$A$2:$names.$D$105];2; 0)" office:value-type="string" office:string-value="attodom" calcext:value-type="string">
            <text:p>attodom</text:p>
          </table:table-cell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0.1" calcext:value-type="float">
            <text:p>260.1</text:p>
          </table:table-cell>
          <table:table-cell office:value-type="float" office:value="275.5" calcext:value-type="float">
            <text:p>275.5</text:p>
          </table:table-cell>
          <table:table-cell office:value-type="float" office:value="1513.5" calcext:value-type="float">
            <text:p>1513.5</text:p>
          </table:table-cell>
          <table:table-cell office:value-type="float" office:value="78.8" calcext:value-type="float">
            <text:p>78.8</text:p>
          </table:table-cell>
          <table:table-cell office:value-type="float" office:value="89.5" calcext:value-type="float">
            <text:p>89.5</text:p>
          </table:table-cell>
          <table:table-cell office:value-type="float" office:value="48.1" calcext:value-type="float">
            <text:p>48.1</text:p>
          </table:table-cell>
          <table:table-cell office:value-type="float" office:value="2488.2" calcext:value-type="float">
            <text:p>2488.2</text:p>
          </table:table-cell>
          <table:table-cell office:value-type="float" office:value="542.7" calcext:value-type="float">
            <text:p>542.7</text:p>
          </table:table-cell>
          <table:table-cell office:value-type="float" office:value="274.6" calcext:value-type="float">
            <text:p>274.6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1];[$names.$A$2:$names.$D$105];2; 0)" office:value-type="string" office:string-value="VanillaJS (éléments personnalisé DX)" calcext:value-type="string">
            <text:p>VanillaJS (éléments personnalisé DX)</text:p>
          </table:table-cell>
          <table:table-cell office:value-type="string" calcext:value-type="string">
            <text:p>vanillajs-wc-dx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3.8" calcext:value-type="float">
            <text:p>293.8</text:p>
          </table:table-cell>
          <table:table-cell office:value-type="float" office:value="315" calcext:value-type="float">
            <text:p>315</text:p>
          </table:table-cell>
          <table:table-cell office:value-type="float" office:value="1519.9" calcext:value-type="float">
            <text:p>1519.9</text:p>
          </table:table-cell>
          <table:table-cell office:value-type="float" office:value="42.9" calcext:value-type="float">
            <text:p>42.9</text:p>
          </table:table-cell>
          <table:table-cell office:value-type="float" office:value="88.6" calcext:value-type="float">
            <text:p>88.6</text:p>
          </table:table-cell>
          <table:table-cell office:value-type="float" office:value="49.3" calcext:value-type="float">
            <text:p>49.3</text:p>
          </table:table-cell>
          <table:table-cell office:value-type="float" office:value="2883.8" calcext:value-type="float">
            <text:p>2883.8</text:p>
          </table:table-cell>
          <table:table-cell office:value-type="float" office:value="623.6" calcext:value-type="float">
            <text:p>623.6</text:p>
          </table:table-cell>
          <table:table-cell office:value-type="float" office:value="291.8" calcext:value-type="float">
            <text:p>291.8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2];[$names.$A$2:$names.$D$105];2; 0)" office:value-type="string" office:string-value="dominator" calcext:value-type="string">
            <text:p>dominator</text:p>
          </table:table-cell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304" calcext:value-type="float">
            <text:p>304</text:p>
          </table:table-cell>
          <table:table-cell office:value-type="float" office:value="303.3" calcext:value-type="float">
            <text:p>303.3</text:p>
          </table:table-cell>
          <table:table-cell office:value-type="float" office:value="1518.8" calcext:value-type="float">
            <text:p>1518.8</text:p>
          </table:table-cell>
          <table:table-cell office:value-type="float" office:value="37" calcext:value-type="float">
            <text:p>37</text:p>
          </table:table-cell>
          <table:table-cell office:value-type="float" office:value="87.4" calcext:value-type="float">
            <text:p>87.4</text:p>
          </table:table-cell>
          <table:table-cell office:value-type="float" office:value="47.4" calcext:value-type="float">
            <text:p>47.4</text:p>
          </table:table-cell>
          <table:table-cell office:value-type="float" office:value="3077" calcext:value-type="float">
            <text:p>3077</text:p>
          </table:table-cell>
          <table:table-cell office:value-type="float" office:value="620.5" calcext:value-type="float">
            <text:p>620.5</text:p>
          </table:table-cell>
          <table:table-cell office:value-type="float" office:value="339.2" calcext:value-type="float">
            <text:p>339.2</text:p>
          </table:table-cell>
          <table:table-cell office:value-type="float" office:value="1.18" calcext:value-type="float">
            <text:p>1.18</text:p>
          </table:table-cell>
          <table:table-cell table:number-columns-repeated="1011"/>
        </table:table-row>
        <table:table-row table:style-name="ro2">
          <table:table-cell table:formula="of:=VLOOKUP([.B33];[$names.$A$2:$names.$D$105];2; 0)" office:value-type="string" office:string-value="Inferno" calcext:value-type="string">
            <text:p>Inferno</text:p>
          </table:table-cell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57.3" calcext:value-type="float">
            <text:p>257.3</text:p>
          </table:table-cell>
          <table:table-cell office:value-type="float" office:value="260.1" calcext:value-type="float">
            <text:p>260.1</text:p>
          </table:table-cell>
          <table:table-cell office:value-type="float" office:value="1497.5" calcext:value-type="float">
            <text:p>1497.5</text:p>
          </table:table-cell>
          <table:table-cell office:value-type="float" office:value="99.1" calcext:value-type="float">
            <text:p>99.1</text:p>
          </table:table-cell>
          <table:table-cell office:value-type="float" office:value="87.3" calcext:value-type="float">
            <text:p>87.3</text:p>
          </table:table-cell>
          <table:table-cell office:value-type="float" office:value="46.8" calcext:value-type="float">
            <text:p>46.8</text:p>
          </table:table-cell>
          <table:table-cell office:value-type="float" office:value="2371.5" calcext:value-type="float">
            <text:p>2371.5</text:p>
          </table:table-cell>
          <table:table-cell office:value-type="float" office:value="523.7" calcext:value-type="float">
            <text:p>523.7</text:p>
          </table:table-cell>
          <table:table-cell office:value-type="float" office:value="311.3" calcext:value-type="float">
            <text:p>311.3</text:p>
          </table:table-cell>
          <table:table-cell office:value-type="float" office:value="1.2" calcext:value-type="float">
            <text:p>1.2</text:p>
          </table:table-cell>
          <table:table-cell table:number-columns-repeated="1011"/>
        </table:table-row>
        <table:table-row table:style-name="ro2">
          <table:table-cell table:formula="of:=VLOOKUP([.B34];[$names.$A$2:$names.$D$105];2; 0)" office:value-type="string" office:string-value="petit-dom" calcext:value-type="string">
            <text:p>petit-dom</text:p>
          </table:table-cell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282.9" calcext:value-type="float">
            <text:p>282.9</text:p>
          </table:table-cell>
          <table:table-cell office:value-type="float" office:value="289.4" calcext:value-type="float">
            <text:p>289.4</text:p>
          </table:table-cell>
          <table:table-cell office:value-type="float" office:value="1499.6" calcext:value-type="float">
            <text:p>1499.6</text:p>
          </table:table-cell>
          <table:table-cell office:value-type="float" office:value="79.4" calcext:value-type="float">
            <text:p>79.4</text:p>
          </table:table-cell>
          <table:table-cell office:value-type="float" office:value="87.9" calcext:value-type="float">
            <text:p>87.9</text:p>
          </table:table-cell>
          <table:table-cell office:value-type="float" office:value="48.8" calcext:value-type="float">
            <text:p>48.8</text:p>
          </table:table-cell>
          <table:table-cell office:value-type="float" office:value="2532.2" calcext:value-type="float">
            <text:p>2532.2</text:p>
          </table:table-cell>
          <table:table-cell office:value-type="float" office:value="562.7" calcext:value-type="float">
            <text:p>562.7</text:p>
          </table:table-cell>
          <table:table-cell office:value-type="float" office:value="280.7" calcext:value-type="float">
            <text:p>280.7</text:p>
          </table:table-cell>
          <table:table-cell office:value-type="float" office:value="1.21" calcext:value-type="float">
            <text:p>1.21</text:p>
          </table:table-cell>
          <table:table-cell table:number-columns-repeated="1011"/>
        </table:table-row>
        <table:table-row table:style-name="ro2">
          <table:table-cell table:formula="of:=VLOOKUP([.B35];[$names.$A$2:$names.$D$105];2; 0)" office:value-type="string" office:string-value="domvm" calcext:value-type="string">
            <text:p>domvm</text:p>
          </table:table-cell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.2" calcext:value-type="float">
            <text:p>272.2</text:p>
          </table:table-cell>
          <table:table-cell office:value-type="float" office:value="1519.3" calcext:value-type="float">
            <text:p>1519.3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47.5" calcext:value-type="float">
            <text:p>47.5</text:p>
          </table:table-cell>
          <table:table-cell office:value-type="float" office:value="2392.4" calcext:value-type="float">
            <text:p>2392.4</text:p>
          </table:table-cell>
          <table:table-cell office:value-type="float" office:value="546.1" calcext:value-type="float">
            <text:p>546.1</text:p>
          </table:table-cell>
          <table:table-cell office:value-type="float" office:value="285.7" calcext:value-type="float">
            <text:p>285.7</text:p>
          </table:table-cell>
          <table:table-cell office:value-type="float" office:value="1.22" calcext:value-type="float">
            <text:p>1.22</text:p>
          </table:table-cell>
          <table:table-cell table:number-columns-repeated="1011"/>
        </table:table-row>
        <table:table-row table:style-name="ro2">
          <table:table-cell table:formula="of:=VLOOKUP([.B36];[$names.$A$2:$names.$D$105];2; 0)" office:value-type="string" office:string-value="RE:DOM" calcext:value-type="string">
            <text:p>RE:DOM</text:p>
          </table:table-cell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2.4" calcext:value-type="float">
            <text:p>282.4</text:p>
          </table:table-cell>
          <table:table-cell office:value-type="float" office:value="288.9" calcext:value-type="float">
            <text:p>288.9</text:p>
          </table:table-cell>
          <table:table-cell office:value-type="float" office:value="1519.6" calcext:value-type="float">
            <text:p>1519.6</text:p>
          </table:table-cell>
          <table:table-cell office:value-type="float" office:value="75.8" calcext:value-type="float">
            <text:p>75.8</text:p>
          </table:table-cell>
          <table:table-cell office:value-type="float" office:value="88.2" calcext:value-type="float">
            <text:p>88.2</text:p>
          </table:table-cell>
          <table:table-cell office:value-type="float" office:value="48" calcext:value-type="float">
            <text:p>48</text:p>
          </table:table-cell>
          <table:table-cell office:value-type="float" office:value="2553.6" calcext:value-type="float">
            <text:p>2553.6</text:p>
          </table:table-cell>
          <table:table-cell office:value-type="float" office:value="575.7" calcext:value-type="float">
            <text:p>575.7</text:p>
          </table:table-cell>
          <table:table-cell office:value-type="float" office:value="333.1" calcext:value-type="float">
            <text:p>333.1</text:p>
          </table:table-cell>
          <table:table-cell office:value-type="float" office:value="1.23" calcext:value-type="float">
            <text:p>1.23</text:p>
          </table:table-cell>
          <table:table-cell table:number-columns-repeated="1011"/>
        </table:table-row>
        <table:table-row table:style-name="ro2">
          <table:table-cell table:formula="of:=VLOOKUP([.B37];[$names.$A$2:$names.$D$105];2; 0)" office:value-type="string" office:string-value="Cash" calcext:value-type="string">
            <text:p>Cash</text:p>
          </table:table-cell>
          <table:table-cell office:value-type="string" calcext:value-type="string">
            <text:p>cash-v8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35.8" calcext:value-type="float">
            <text:p>335.8</text:p>
          </table:table-cell>
          <table:table-cell office:value-type="float" office:value="343.5" calcext:value-type="float">
            <text:p>343.5</text:p>
          </table:table-cell>
          <table:table-cell office:value-type="float" office:value="1537.6" calcext:value-type="float">
            <text:p>1537.6</text:p>
          </table:table-cell>
          <table:table-cell office:value-type="float" office:value="43" calcext:value-type="float">
            <text:p>43</text:p>
          </table:table-cell>
          <table:table-cell office:value-type="float" office:value="90.5" calcext:value-type="float">
            <text:p>90.5</text:p>
          </table:table-cell>
          <table:table-cell office:value-type="float" office:value="49.1" calcext:value-type="float">
            <text:p>49.1</text:p>
          </table:table-cell>
          <table:table-cell office:value-type="float" office:value="3198.3" calcext:value-type="float">
            <text:p>3198.3</text:p>
          </table:table-cell>
          <table:table-cell office:value-type="float" office:value="746.5" calcext:value-type="float">
            <text:p>746.5</text:p>
          </table:table-cell>
          <table:table-cell office:value-type="float" office:value="293.1" calcext:value-type="float">
            <text:p>293.1</text:p>
          </table:table-cell>
          <table:table-cell office:value-type="float" office:value="1.26" calcext:value-type="float">
            <text:p>1.26</text:p>
          </table:table-cell>
          <table:table-cell table:number-columns-repeated="1011"/>
        </table:table-row>
        <table:table-row table:style-name="ro2">
          <table:table-cell table:formula="of:=VLOOKUP([.B38];[$names.$A$2:$names.$D$105];2; 0)" office:value-type="string" office:string-value="Hyperapp" calcext:value-type="string">
            <text:p>Hyperapp</text:p>
          </table:table-cell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81.2" calcext:value-type="float">
            <text:p>281.2</text:p>
          </table:table-cell>
          <table:table-cell office:value-type="float" office:value="289.3" calcext:value-type="float">
            <text:p>289.3</text:p>
          </table:table-cell>
          <table:table-cell office:value-type="float" office:value="1489.9" calcext:value-type="float">
            <text:p>1489.9</text:p>
          </table:table-cell>
          <table:table-cell office:value-type="float" office:value="96.2" calcext:value-type="float">
            <text:p>96.2</text:p>
          </table:table-cell>
          <table:table-cell office:value-type="float" office:value="88.8" calcext:value-type="float">
            <text:p>88.8</text:p>
          </table:table-cell>
          <table:table-cell office:value-type="float" office:value="55.4" calcext:value-type="float">
            <text:p>55.4</text:p>
          </table:table-cell>
          <table:table-cell office:value-type="float" office:value="2651.5" calcext:value-type="float">
            <text:p>2651.5</text:p>
          </table:table-cell>
          <table:table-cell office:value-type="float" office:value="588.4" calcext:value-type="float">
            <text:p>588.4</text:p>
          </table:table-cell>
          <table:table-cell office:value-type="float" office:value="287.4" calcext:value-type="float">
            <text:p>287.4</text:p>
          </table:table-cell>
          <table:table-cell office:value-type="float" office:value="1.27" calcext:value-type="float">
            <text:p>1.27</text:p>
          </table:table-cell>
          <table:table-cell table:number-columns-repeated="1011"/>
        </table:table-row>
        <table:table-row table:style-name="ro2">
          <table:table-cell table:formula="of:=VLOOKUP([.B39];[$names.$A$2:$names.$D$105];2; 0)" office:value-type="string" office:string-value="HyperHTML" calcext:value-type="string">
            <text:p>HyperHTML</text:p>
          </table:table-cell>
          <table:table-cell office:value-type="string" calcext:value-type="string">
            <text:p>hyperhtml-v2.33.0</text:p>
          </table:table-cell>
          <table:table-cell office:value-type="string" calcext:value-type="string">
            <text:p/>
          </table:table-cell>
          <table:table-cell office:value-type="float" office:value="271.9" calcext:value-type="float">
            <text:p>271.9</text:p>
          </table:table-cell>
          <table:table-cell office:value-type="float" office:value="281.3" calcext:value-type="float">
            <text:p>281.3</text:p>
          </table:table-cell>
          <table:table-cell office:value-type="float" office:value="1566.3" calcext:value-type="float">
            <text:p>1566.3</text:p>
          </table:table-cell>
          <table:table-cell office:value-type="float" office:value="104.5" calcext:value-type="float">
            <text:p>104.5</text:p>
          </table:table-cell>
          <table:table-cell office:value-type="float" office:value="97.4" calcext:value-type="float">
            <text:p>97.4</text:p>
          </table:table-cell>
          <table:table-cell office:value-type="float" office:value="49.4" calcext:value-type="float">
            <text:p>49.4</text:p>
          </table:table-cell>
          <table:table-cell office:value-type="float" office:value="2551.6" calcext:value-type="float">
            <text:p>2551.6</text:p>
          </table:table-cell>
          <table:table-cell office:value-type="float" office:value="557.3" calcext:value-type="float">
            <text:p>557.3</text:p>
          </table:table-cell>
          <table:table-cell office:value-type="float" office:value="324.6" calcext:value-type="float">
            <text:p>324.6</text:p>
          </table:table-cell>
          <table:table-cell office:value-type="float" office:value="1.28" calcext:value-type="float">
            <text:p>1.28</text:p>
          </table:table-cell>
          <table:table-cell table:number-columns-repeated="1011"/>
        </table:table-row>
        <table:table-row table:style-name="ro2">
          <table:table-cell table:formula="of:=VLOOKUP([.B40];[$names.$A$2:$names.$D$105];2; 0)" office:value-type="string" office:string-value="Svelte" calcext:value-type="string">
            <text:p>Svelte</text:p>
          </table:table-cell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286.1" calcext:value-type="float">
            <text:p>286.1</text:p>
          </table:table-cell>
          <table:table-cell office:value-type="float" office:value="308.8" calcext:value-type="float">
            <text:p>308.8</text:p>
          </table:table-cell>
          <table:table-cell office:value-type="float" office:value="1537" calcext:value-type="float">
            <text:p>1537</text:p>
          </table:table-cell>
          <table:table-cell office:value-type="float" office:value="76.5" calcext:value-type="float">
            <text:p>76.5</text:p>
          </table:table-cell>
          <table:table-cell office:value-type="float" office:value="90.9" calcext:value-type="float">
            <text:p>90.9</text:p>
          </table:table-cell>
          <table:table-cell office:value-type="float" office:value="49" calcext:value-type="float">
            <text:p>49</text:p>
          </table:table-cell>
          <table:table-cell office:value-type="float" office:value="2761.2" calcext:value-type="float">
            <text:p>2761.2</text:p>
          </table:table-cell>
          <table:table-cell office:value-type="float" office:value="605.4" calcext:value-type="float">
            <text:p>605.4</text:p>
          </table:table-cell>
          <table:table-cell office:value-type="float" office:value="385.4" calcext:value-type="float">
            <text:p>385.4</text:p>
          </table:table-cell>
          <table:table-cell office:value-type="float" office:value="1.29" calcext:value-type="float">
            <text:p>1.29</text:p>
          </table:table-cell>
          <table:table-cell table:number-columns-repeated="1011"/>
        </table:table-row>
        <table:table-row table:style-name="ro2">
          <table:table-cell table:formula="of:=VLOOKUP([.B41];[$names.$A$2:$names.$D$105];2; 0)" office:value-type="string" office:string-value="µHTML" calcext:value-type="string">
            <text:p>µHTML</text:p>
          </table:table-cell>
          <table:table-cell office:value-type="string" calcext:value-type="string">
            <text:p>uhtml-v2.1.4</text:p>
          </table:table-cell>
          <table:table-cell office:value-type="string" calcext:value-type="string">
            <text:p/>
          </table:table-cell>
          <table:table-cell office:value-type="float" office:value="272.6" calcext:value-type="float">
            <text:p>272.6</text:p>
          </table:table-cell>
          <table:table-cell office:value-type="float" office:value="283.8" calcext:value-type="float">
            <text:p>283.8</text:p>
          </table:table-cell>
          <table:table-cell office:value-type="float" office:value="1555.9" calcext:value-type="float">
            <text:p>1555.9</text:p>
          </table:table-cell>
          <table:table-cell office:value-type="float" office:value="104.4" calcext:value-type="float">
            <text:p>104.4</text:p>
          </table:table-cell>
          <table:table-cell office:value-type="float" office:value="92.7" calcext:value-type="float">
            <text:p>92.7</text:p>
          </table:table-cell>
          <table:table-cell office:value-type="float" office:value="51.9" calcext:value-type="float">
            <text:p>51.9</text:p>
          </table:table-cell>
          <table:table-cell office:value-type="float" office:value="2669.8" calcext:value-type="float">
            <text:p>2669.8</text:p>
          </table:table-cell>
          <table:table-cell office:value-type="float" office:value="590.9" calcext:value-type="float">
            <text:p>590.9</text:p>
          </table:table-cell>
          <table:table-cell office:value-type="float" office:value="340.3" calcext:value-type="float">
            <text:p>340.3</text:p>
          </table:table-cell>
          <table:table-cell office:value-type="float" office:value="1.3" calcext:value-type="float">
            <text:p>1.3</text:p>
          </table:table-cell>
          <table:table-cell table:number-columns-repeated="1011"/>
        </table:table-row>
        <table:table-row table:style-name="ro2">
          <table:table-cell table:formula="of:=VLOOKUP([.B42];[$names.$A$2:$names.$D$105];2; 0)" office:value-type="string" office:string-value="Zepto" calcext:value-type="string">
            <text:p>Zepto</text:p>
          </table:table-cell>
          <table:table-cell office:value-type="string" calcext:value-type="string">
            <text:p>zepto-v1.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69.3" calcext:value-type="float">
            <text:p>369.3</text:p>
          </table:table-cell>
          <table:table-cell office:value-type="float" office:value="370.4" calcext:value-type="float">
            <text:p>370.4</text:p>
          </table:table-cell>
          <table:table-cell office:value-type="float" office:value="1568.9" calcext:value-type="float">
            <text:p>1568.9</text:p>
          </table:table-cell>
          <table:table-cell office:value-type="float" office:value="43.1" calcext:value-type="float">
            <text:p>43.1</text:p>
          </table:table-cell>
          <table:table-cell office:value-type="float" office:value="92.6" calcext:value-type="float">
            <text:p>92.6</text:p>
          </table:table-cell>
          <table:table-cell office:value-type="float" office:value="51.1" calcext:value-type="float">
            <text:p>51.1</text:p>
          </table:table-cell>
          <table:table-cell office:value-type="float" office:value="3599.4" calcext:value-type="float">
            <text:p>3599.4</text:p>
          </table:table-cell>
          <table:table-cell office:value-type="float" office:value="755.1" calcext:value-type="float">
            <text:p>755.1</text:p>
          </table:table-cell>
          <table:table-cell office:value-type="float" office:value="308.1" calcext:value-type="float">
            <text:p>308.1</text:p>
          </table:table-cell>
          <table:table-cell office:value-type="float" office:value="1.32" calcext:value-type="float">
            <text:p>1.32</text:p>
          </table:table-cell>
          <table:table-cell table:number-columns-repeated="1011"/>
        </table:table-row>
        <table:table-row table:style-name="ro2">
          <table:table-cell table:formula="of:=VLOOKUP([.B43];[$names.$A$2:$names.$D$105];2; 0)" office:value-type="string" office:string-value="lit-html v2" calcext:value-type="string">
            <text:p>lit-html v2</text:p>
          </table:table-cell>
          <table:table-cell office:value-type="string" calcext:value-type="string">
            <text:p>lit-html-2-vinvalid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1508.2" calcext:value-type="float">
            <text:p>1508.2</text:p>
          </table:table-cell>
          <table:table-cell office:value-type="float" office:value="155.2" calcext:value-type="float">
            <text:p>155.2</text:p>
          </table:table-cell>
          <table:table-cell office:value-type="float" office:value="107.6" calcext:value-type="float">
            <text:p>107.6</text:p>
          </table:table-cell>
          <table:table-cell office:value-type="float" office:value="49.3" calcext:value-type="float">
            <text:p>49.3</text:p>
          </table:table-cell>
          <table:table-cell office:value-type="float" office:value="2424.1" calcext:value-type="float">
            <text:p>2424.1</text:p>
          </table:table-cell>
          <table:table-cell office:value-type="float" office:value="544.8" calcext:value-type="float">
            <text:p>544.8</text:p>
          </table:table-cell>
          <table:table-cell office:value-type="float" office:value="338.5" calcext:value-type="float">
            <text:p>338.5</text:p>
          </table:table-cell>
          <table:table-cell office:value-type="float" office:value="1.33" calcext:value-type="float">
            <text:p>1.33</text:p>
          </table:table-cell>
          <table:table-cell table:number-columns-repeated="1011"/>
        </table:table-row>
        <table:table-row table:style-name="ro2">
          <table:table-cell table:formula="of:=VLOOKUP([.B44];[$names.$A$2:$names.$D$105];2; 0)" office:value-type="string" office:string-value="JQuery" calcext:value-type="string">
            <text:p>JQuery</text:p>
          </table:table-cell>
          <table:table-cell office:value-type="string" calcext:value-type="string">
            <text:p>jquery-v3.5.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70.9" calcext:value-type="float">
            <text:p>370.9</text:p>
          </table:table-cell>
          <table:table-cell office:value-type="float" office:value="371.1" calcext:value-type="float">
            <text:p>371.1</text:p>
          </table:table-cell>
          <table:table-cell office:value-type="float" office:value="1563.1" calcext:value-type="float">
            <text:p>1563.1</text:p>
          </table:table-cell>
          <table:table-cell office:value-type="float" office:value="41.2" calcext:value-type="float">
            <text:p>41.2</text:p>
          </table:table-cell>
          <table:table-cell office:value-type="float" office:value="95.4" calcext:value-type="float">
            <text:p>95.4</text:p>
          </table:table-cell>
          <table:table-cell office:value-type="float" office:value="50.9" calcext:value-type="float">
            <text:p>50.9</text:p>
          </table:table-cell>
          <table:table-cell office:value-type="float" office:value="3530.5" calcext:value-type="float">
            <text:p>3530.5</text:p>
          </table:table-cell>
          <table:table-cell office:value-type="float" office:value="753.7" calcext:value-type="float">
            <text:p>753.7</text:p>
          </table:table-cell>
          <table:table-cell office:value-type="float" office:value="338.1" calcext:value-type="float">
            <text:p>338.1</text:p>
          </table:table-cell>
          <table:table-cell office:value-type="float" office:value="1.33" calcext:value-type="float">
            <text:p>1.33</text:p>
          </table:table-cell>
          <table:table-cell table:number-columns-repeated="1011"/>
        </table:table-row>
        <table:table-row table:style-name="ro2">
          <table:table-cell table:formula="of:=VLOOKUP([.B45];[$names.$A$2:$names.$D$105];2; 0)" office:value-type="string" office:string-value="Docs : lit-html" calcext:value-type="string">
            <text:p>Docs : lit-html</text:p>
          </table:table-cell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71.7" calcext:value-type="float">
            <text:p>27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537.2" calcext:value-type="float">
            <text:p>1537.2</text:p>
          </table:table-cell>
          <table:table-cell office:value-type="float" office:value="169.1" calcext:value-type="float">
            <text:p>169.1</text:p>
          </table:table-cell>
          <table:table-cell office:value-type="float" office:value="90" calcext:value-type="float">
            <text:p>90</text:p>
          </table:table-cell>
          <table:table-cell office:value-type="float" office:value="47.6" calcext:value-type="float">
            <text:p>47.6</text:p>
          </table:table-cell>
          <table:table-cell office:value-type="float" office:value="2530.2" calcext:value-type="float">
            <text:p>2530.2</text:p>
          </table:table-cell>
          <table:table-cell office:value-type="float" office:value="581.7" calcext:value-type="float">
            <text:p>581.7</text:p>
          </table:table-cell>
          <table:table-cell office:value-type="float" office:value="346.7" calcext:value-type="float">
            <text:p>346.7</text:p>
          </table:table-cell>
          <table:table-cell office:value-type="float" office:value="1.34" calcext:value-type="float">
            <text:p>1.34</text:p>
          </table:table-cell>
          <table:table-cell table:number-columns-repeated="1011"/>
        </table:table-row>
        <table:table-row table:style-name="ro2">
          <table:table-cell table:formula="of:=VLOOKUP([.B46];[$names.$A$2:$names.$D$105];2; 0)" office:value-type="string" office:string-value="lit-html" calcext:value-type="string">
            <text:p>lit-html</text:p>
          </table:table-cell>
          <table:table-cell office:value-type="string" calcext:value-type="string">
            <text:p>lit-html-v1.3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7.4" calcext:value-type="float">
            <text:p>267.4</text:p>
          </table:table-cell>
          <table:table-cell office:value-type="float" office:value="268.4" calcext:value-type="float">
            <text:p>268.4</text:p>
          </table:table-cell>
          <table:table-cell office:value-type="float" office:value="1543.9" calcext:value-type="float">
            <text:p>1543.9</text:p>
          </table:table-cell>
          <table:table-cell office:value-type="float" office:value="179.5" calcext:value-type="float">
            <text:p>179.5</text:p>
          </table:table-cell>
          <table:table-cell office:value-type="float" office:value="92.5" calcext:value-type="float">
            <text:p>92.5</text:p>
          </table:table-cell>
          <table:table-cell office:value-type="float" office:value="49" calcext:value-type="float">
            <text:p>49</text:p>
          </table:table-cell>
          <table:table-cell office:value-type="float" office:value="2535.6" calcext:value-type="float">
            <text:p>2535.6</text:p>
          </table:table-cell>
          <table:table-cell office:value-type="float" office:value="556.9" calcext:value-type="float">
            <text:p>556.9</text:p>
          </table:table-cell>
          <table:table-cell office:value-type="float" office:value="345.8" calcext:value-type="float">
            <text:p>345.8</text:p>
          </table:table-cell>
          <table:table-cell office:value-type="float" office:value="1.34" calcext:value-type="float">
            <text:p>1.34</text:p>
          </table:table-cell>
          <table:table-cell table:number-columns-repeated="1011"/>
        </table:table-row>
        <table:table-row table:style-name="ro2">
          <table:table-cell table:formula="of:=VLOOKUP([.B47];[$names.$A$2:$names.$D$105];2; 0)" office:value-type="string" office:string-value="LighterHTML" calcext:value-type="string">
            <text:p>LighterHTML</text:p>
          </table:table-cell>
          <table:table-cell office:value-type="string" calcext:value-type="string">
            <text:p>lighterhtml-v4.1.1</text:p>
          </table:table-cell>
          <table:table-cell/>
          <table:table-cell office:value-type="float" office:value="279.9" calcext:value-type="float">
            <text:p>279.9</text:p>
          </table:table-cell>
          <table:table-cell office:value-type="float" office:value="282.3" calcext:value-type="float">
            <text:p>282.3</text:p>
          </table:table-cell>
          <table:table-cell office:value-type="float" office:value="1575.8" calcext:value-type="float">
            <text:p>1575.8</text:p>
          </table:table-cell>
          <table:table-cell office:value-type="float" office:value="164.1" calcext:value-type="float">
            <text:p>164.1</text:p>
          </table:table-cell>
          <table:table-cell office:value-type="float" office:value="98.3" calcext:value-type="float">
            <text:p>98.3</text:p>
          </table:table-cell>
          <table:table-cell office:value-type="float" office:value="51.8" calcext:value-type="float">
            <text:p>51.8</text:p>
          </table:table-cell>
          <table:table-cell office:value-type="float" office:value="2642" calcext:value-type="float">
            <text:p>2642</text:p>
          </table:table-cell>
          <table:table-cell office:value-type="float" office:value="584.6" calcext:value-type="float">
            <text:p>584.6</text:p>
          </table:table-cell>
          <table:table-cell office:value-type="float" office:value="341.1" calcext:value-type="float">
            <text:p>341.1</text:p>
          </table:table-cell>
          <table:table-cell office:value-type="float" office:value="1.38" calcext:value-type="float">
            <text:p>1.38</text:p>
          </table:table-cell>
          <table:table-cell table:number-columns-repeated="1011"/>
        </table:table-row>
        <table:table-row table:style-name="ro2">
          <table:table-cell table:formula="of:=VLOOKUP([.B48];[$names.$A$2:$names.$D$105];2; 0)" office:value-type="string" office:string-value="lit-element" calcext:value-type="string">
            <text:p>lit-element</text:p>
          </table:table-cell>
          <table:table-cell office:value-type="string" calcext:value-type="string">
            <text:p>lit-element-v2.4.0</text:p>
          </table:table-cell>
          <table:table-cell/>
          <table:table-cell office:value-type="float" office:value="281.2" calcext:value-type="float">
            <text:p>281.2</text:p>
          </table:table-cell>
          <table:table-cell office:value-type="float" office:value="278.8" calcext:value-type="float">
            <text:p>278.8</text:p>
          </table:table-cell>
          <table:table-cell office:value-type="float" office:value="1575" calcext:value-type="float">
            <text:p>1575</text:p>
          </table:table-cell>
          <table:table-cell office:value-type="float" office:value="188.1" calcext:value-type="float">
            <text:p>188.1</text:p>
          </table:table-cell>
          <table:table-cell office:value-type="float" office:value="95.1" calcext:value-type="float">
            <text:p>95.1</text:p>
          </table:table-cell>
          <table:table-cell office:value-type="float" office:value="49.1" calcext:value-type="float">
            <text:p>49.1</text:p>
          </table:table-cell>
          <table:table-cell office:value-type="float" office:value="2610.1" calcext:value-type="float">
            <text:p>2610.1</text:p>
          </table:table-cell>
          <table:table-cell office:value-type="float" office:value="590.7" calcext:value-type="float">
            <text:p>590.7</text:p>
          </table:table-cell>
          <table:table-cell office:value-type="float" office:value="347.6" calcext:value-type="float">
            <text:p>347.6</text:p>
          </table:table-cell>
          <table:table-cell office:value-type="float" office:value="1.39" calcext:value-type="float">
            <text:p>1.39</text:p>
          </table:table-cell>
          <table:table-cell table:number-columns-repeated="1011"/>
        </table:table-row>
        <table:table-row table:style-name="ro2">
          <table:table-cell table:formula="of:=VLOOKUP([.B49];[$names.$A$2:$names.$D$105];2; 0)" office:value-type="string" office:string-value="Preact" calcext:value-type="string">
            <text:p>Preact</text:p>
          </table:table-cell>
          <table:table-cell office:value-type="string" calcext:value-type="string">
            <text:p>preact-v10.5.5</text:p>
          </table:table-cell>
          <table:table-cell/>
          <table:table-cell office:value-type="float" office:value="307.4" calcext:value-type="float">
            <text:p>307.4</text:p>
          </table:table-cell>
          <table:table-cell office:value-type="float" office:value="320.8" calcext:value-type="float">
            <text:p>320.8</text:p>
          </table:table-cell>
          <table:table-cell office:value-type="float" office:value="1513.8" calcext:value-type="float">
            <text:p>1513.8</text:p>
          </table:table-cell>
          <table:table-cell office:value-type="float" office:value="130.3" calcext:value-type="float">
            <text:p>130.3</text:p>
          </table:table-cell>
          <table:table-cell office:value-type="float" office:value="93.6" calcext:value-type="float">
            <text:p>93.6</text:p>
          </table:table-cell>
          <table:table-cell office:value-type="float" office:value="48.7" calcext:value-type="float">
            <text:p>48.7</text:p>
          </table:table-cell>
          <table:table-cell office:value-type="float" office:value="3028.8" calcext:value-type="float">
            <text:p>3028.8</text:p>
          </table:table-cell>
          <table:table-cell office:value-type="float" office:value="791" calcext:value-type="float">
            <text:p>791</text:p>
          </table:table-cell>
          <table:table-cell office:value-type="float" office:value="351.5" calcext:value-type="float">
            <text:p>351.5</text:p>
          </table:table-cell>
          <table:table-cell office:value-type="float" office:value="1.43" calcext:value-type="float">
            <text:p>1.43</text:p>
          </table:table-cell>
          <table:table-cell table:number-columns-repeated="1011"/>
        </table:table-row>
        <table:table-row table:style-name="ro2">
          <table:table-cell table:formula="of:=VLOOKUP([.B50];[$names.$A$2:$names.$D$105];2; 0)" office:value-type="string" office:string-value="Isotope" calcext:value-type="string">
            <text:p>Isotope</text:p>
          </table:table-cell>
          <table:table-cell office:value-type="string" calcext:value-type="string">
            <text:p>isotope-v0.2.0</text:p>
          </table:table-cell>
          <table:table-cell/>
          <table:table-cell office:value-type="float" office:value="335.1" calcext:value-type="float">
            <text:p>335.1</text:p>
          </table:table-cell>
          <table:table-cell office:value-type="float" office:value="359.7" calcext:value-type="float">
            <text:p>359.7</text:p>
          </table:table-cell>
          <table:table-cell office:value-type="float" office:value="1531.7" calcext:value-type="float">
            <text:p>1531.7</text:p>
          </table:table-cell>
          <table:table-cell office:value-type="float" office:value="160.1" calcext:value-type="float">
            <text:p>160.1</text:p>
          </table:table-cell>
          <table:table-cell office:value-type="float" office:value="98.2" calcext:value-type="float">
            <text:p>98.2</text:p>
          </table:table-cell>
          <table:table-cell office:value-type="float" office:value="49.6" calcext:value-type="float">
            <text:p>49.6</text:p>
          </table:table-cell>
          <table:table-cell office:value-type="float" office:value="4314.8" calcext:value-type="float">
            <text:p>4314.8</text:p>
          </table:table-cell>
          <table:table-cell office:value-type="float" office:value="772.2" calcext:value-type="float">
            <text:p>772.2</text:p>
          </table:table-cell>
          <table:table-cell office:value-type="float" office:value="268.8" calcext:value-type="float">
            <text:p>268.8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51];[$names.$A$2:$names.$D$105];2; 0)" office:value-type="string" office:string-value="Vue 3" calcext:value-type="string">
            <text:p>Vue 3</text:p>
          </table:table-cell>
          <table:table-cell office:value-type="string" calcext:value-type="string">
            <text:p>vue-v3.0.2</text:p>
          </table:table-cell>
          <table:table-cell/>
          <table:table-cell office:value-type="float" office:value="297.3" calcext:value-type="float">
            <text:p>297.3</text:p>
          </table:table-cell>
          <table:table-cell office:value-type="float" office:value="279.8" calcext:value-type="float">
            <text:p>279.8</text:p>
          </table:table-cell>
          <table:table-cell office:value-type="float" office:value="1566.8" calcext:value-type="float">
            <text:p>1566.8</text:p>
          </table:table-cell>
          <table:table-cell office:value-type="float" office:value="346.2" calcext:value-type="float">
            <text:p>346.2</text:p>
          </table:table-cell>
          <table:table-cell office:value-type="float" office:value="102.7" calcext:value-type="float">
            <text:p>102.7</text:p>
          </table:table-cell>
          <table:table-cell office:value-type="float" office:value="50.8" calcext:value-type="float">
            <text:p>50.8</text:p>
          </table:table-cell>
          <table:table-cell office:value-type="float" office:value="2572.6" calcext:value-type="float">
            <text:p>2572.6</text:p>
          </table:table-cell>
          <table:table-cell office:value-type="float" office:value="616.6" calcext:value-type="float">
            <text:p>616.6</text:p>
          </table:table-cell>
          <table:table-cell office:value-type="float" office:value="354" calcext:value-type="float">
            <text:p>354</text:p>
          </table:table-cell>
          <table:table-cell office:value-type="float" office:value="1.52" calcext:value-type="float">
            <text:p>1.52</text:p>
          </table:table-cell>
          <table:table-cell table:number-columns-repeated="1011"/>
        </table:table-row>
        <table:table-row table:style-name="ro2">
          <table:table-cell table:formula="of:=VLOOKUP([.B52];[$names.$A$2:$names.$D$105];2; 0)" office:value-type="string" office:string-value="React &amp; Redux" calcext:value-type="string">
            <text:p>React &amp; Redux</text:p>
          </table:table-cell>
          <table:table-cell office:value-type="string" calcext:value-type="string">
            <text:p>react-redux-hooks-v17.0.1 + 7.2.1</text:p>
          </table:table-cell>
          <table:table-cell/>
          <table:table-cell office:value-type="float" office:value="354.3" calcext:value-type="float">
            <text:p>354.3</text:p>
          </table:table-cell>
          <table:table-cell office:value-type="float" office:value="307.5" calcext:value-type="float">
            <text:p>307.5</text:p>
          </table:table-cell>
          <table:table-cell office:value-type="float" office:value="1630.8" calcext:value-type="float">
            <text:p>1630.8</text:p>
          </table:table-cell>
          <table:table-cell office:value-type="float" office:value="111.8" calcext:value-type="float">
            <text:p>111.8</text:p>
          </table:table-cell>
          <table:table-cell office:value-type="float" office:value="1025.9" calcext:value-type="float">
            <text:p>1025.9</text:p>
          </table:table-cell>
          <table:table-cell office:value-type="float" office:value="50.7" calcext:value-type="float">
            <text:p>50.7</text:p>
          </table:table-cell>
          <table:table-cell office:value-type="float" office:value="3225.1" calcext:value-type="float">
            <text:p>3225.1</text:p>
          </table:table-cell>
          <table:table-cell office:value-type="float" office:value="696" calcext:value-type="float">
            <text:p>696</text:p>
          </table:table-cell>
          <table:table-cell office:value-type="float" office:value="402.4" calcext:value-type="float">
            <text:p>402.4</text:p>
          </table:table-cell>
          <table:table-cell office:value-type="float" office:value="1.89" calcext:value-type="float">
            <text:p>1.89</text:p>
          </table:table-cell>
          <table:table-cell table:number-columns-repeated="1011"/>
        </table:table-row>
        <table:table-row table:style-name="ro2">
          <table:table-cell table:formula="of:=VLOOKUP([.B53];[$names.$A$2:$names.$D$105];2; 0)" office:value-type="string" office:string-value="React &amp; RxJS" calcext:value-type="string">
            <text:p>React &amp; RxJS</text:p>
          </table:table-cell>
          <table:table-cell office:value-type="string" calcext:value-type="string">
            <text:p>react-rxjs-v17.0.1 + 0.6.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office:value-type="float" office:value="1601.5" calcext:value-type="float">
            <text:p>1601.5</text:p>
          </table:table-cell>
          <table:table-cell office:value-type="float" office:value="152.4" calcext:value-type="float">
            <text:p>152.4</text:p>
          </table:table-cell>
          <table:table-cell office:value-type="float" office:value="1021.7" calcext:value-type="float">
            <text:p>1021.7</text:p>
          </table:table-cell>
          <table:table-cell office:value-type="float" office:value="48.7" calcext:value-type="float">
            <text:p>48.7</text:p>
          </table:table-cell>
          <table:table-cell office:value-type="float" office:value="3180.9" calcext:value-type="float">
            <text:p>3180.9</text:p>
          </table:table-cell>
          <table:table-cell office:value-type="float" office:value="697" calcext:value-type="float">
            <text:p>697</text:p>
          </table:table-cell>
          <table:table-cell office:value-type="float" office:value="379.3" calcext:value-type="float">
            <text:p>379.3</text:p>
          </table:table-cell>
          <table:table-cell office:value-type="float" office:value="1.91" calcext:value-type="float">
            <text:p>1.91</text:p>
          </table:table-cell>
          <table:table-cell table:number-columns-repeated="1011"/>
        </table:table-row>
        <table:table-row table:style-name="ro2">
          <table:table-cell table:formula="of:=VLOOKUP([.B54];[$names.$A$2:$names.$D$105];2; 0)" office:value-type="string" office:string-value="React" calcext:value-type="string">
            <text:p>React</text:p>
          </table:table-cell>
          <table:table-cell office:value-type="string" calcext:value-type="string">
            <text:p>react-hooks-v17.0.1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304.3" calcext:value-type="float">
            <text:p>304.3</text:p>
          </table:table-cell>
          <table:table-cell office:value-type="float" office:value="1594.9" calcext:value-type="float">
            <text:p>1594.9</text:p>
          </table:table-cell>
          <table:table-cell office:value-type="float" office:value="200" calcext:value-type="float">
            <text:p>200</text:p>
          </table:table-cell>
          <table:table-cell office:value-type="float" office:value="1024.1" calcext:value-type="float">
            <text:p>1024.1</text:p>
          </table:table-cell>
          <table:table-cell office:value-type="float" office:value="49.2" calcext:value-type="float">
            <text:p>49.2</text:p>
          </table:table-cell>
          <table:table-cell office:value-type="float" office:value="3326.9" calcext:value-type="float">
            <text:p>3326.9</text:p>
          </table:table-cell>
          <table:table-cell office:value-type="float" office:value="676" calcext:value-type="float">
            <text:p>676</text:p>
          </table:table-cell>
          <table:table-cell office:value-type="float" office:value="375.4" calcext:value-type="float">
            <text:p>375.4</text:p>
          </table:table-cell>
          <table:table-cell office:value-type="float" office:value="1.97" calcext:value-type="float">
            <text:p>1.97</text:p>
          </table:table-cell>
          <table:table-cell table:number-columns-repeated="1011"/>
        </table:table-row>
        <table:table-row table:style-name="ro2">
          <table:table-cell table:formula="of:=VLOOKUP([.B55];[$names.$A$2:$names.$D$105];2; 0)" office:value-type="string" office:string-value="Angular 8" calcext:value-type="string">
            <text:p>Angular 8</text:p>
          </table:table-cell>
          <table:table-cell office:value-type="string" calcext:value-type="string">
            <text:p>angular-v8.2.14</text:p>
          </table:table-cell>
          <table:table-cell/>
          <table:table-cell office:value-type="float" office:value="332.2" calcext:value-type="float">
            <text:p>332.2</text:p>
          </table:table-cell>
          <table:table-cell office:value-type="float" office:value="314.7" calcext:value-type="float">
            <text:p>314.7</text:p>
          </table:table-cell>
          <table:table-cell office:value-type="float" office:value="1504.3" calcext:value-type="float">
            <text:p>1504.3</text:p>
          </table:table-cell>
          <table:table-cell office:value-type="float" office:value="160.5" calcext:value-type="float">
            <text:p>160.5</text:p>
          </table:table-cell>
          <table:table-cell office:value-type="float" office:value="1033.6" calcext:value-type="float">
            <text:p>1033.6</text:p>
          </table:table-cell>
          <table:table-cell office:value-type="float" office:value="53.6" calcext:value-type="float">
            <text:p>53.6</text:p>
          </table:table-cell>
          <table:table-cell office:value-type="float" office:value="2913.4" calcext:value-type="float">
            <text:p>2913.4</text:p>
          </table:table-cell>
          <table:table-cell office:value-type="float" office:value="675.4" calcext:value-type="float">
            <text:p>675.4</text:p>
          </table:table-cell>
          <table:table-cell office:value-type="float" office:value="615.8" calcext:value-type="float">
            <text:p>615.8</text:p>
          </table:table-cell>
          <table:table-cell office:value-type="float" office:value="2.02" calcext:value-type="float">
            <text:p>2.02</text:p>
          </table:table-cell>
          <table:table-cell table:number-columns-repeated="1011"/>
        </table:table-row>
        <table:table-row table:style-name="ro2">
          <table:table-cell table:formula="of:=VLOOKUP([.B56];[$names.$A$2:$names.$D$105];2; 0)" office:value-type="string" office:string-value="React &amp; react-easy-state" calcext:value-type="string">
            <text:p>React &amp; react-easy-state</text:p>
          </table:table-cell>
          <table:table-cell office:value-type="string" calcext:value-type="string">
            <text:p>react-easy-state-v17.0.1 + 6.3.0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356.7" calcext:value-type="float">
            <text:p>356.7</text:p>
          </table:table-cell>
          <table:table-cell office:value-type="float" office:value="1644.3" calcext:value-type="float">
            <text:p>1644.3</text:p>
          </table:table-cell>
          <table:table-cell office:value-type="float" office:value="95" calcext:value-type="float">
            <text:p>95</text:p>
          </table:table-cell>
          <table:table-cell office:value-type="float" office:value="1053" calcext:value-type="float">
            <text:p>1053</text:p>
          </table:table-cell>
          <table:table-cell office:value-type="float" office:value="60.2" calcext:value-type="float">
            <text:p>60.2</text:p>
          </table:table-cell>
          <table:table-cell office:value-type="float" office:value="3620.6" calcext:value-type="float">
            <text:p>3620.6</text:p>
          </table:table-cell>
          <table:table-cell office:value-type="float" office:value="839" calcext:value-type="float">
            <text:p>839</text:p>
          </table:table-cell>
          <table:table-cell office:value-type="float" office:value="458.4" calcext:value-type="float">
            <text:p>458.4</text:p>
          </table:table-cell>
          <table:table-cell office:value-type="float" office:value="2.06" calcext:value-type="float">
            <text:p>2.06</text:p>
          </table:table-cell>
          <table:table-cell table:number-columns-repeated="1011"/>
        </table:table-row>
        <table:table-row table:style-name="ro2">
          <table:table-cell table:formula="of:=VLOOKUP([.B57];[$names.$A$2:$names.$D$105];2; 0)" office:value-type="string" office:string-value="Angular 11" calcext:value-type="string">
            <text:p>Angular 11</text:p>
          </table:table-cell>
          <table:table-cell office:value-type="string" calcext:value-type="string">
            <text:p>angular-ng-v11.0.2</text:p>
          </table:table-cell>
          <table:table-cell/>
          <table:table-cell office:value-type="float" office:value="357.2" calcext:value-type="float">
            <text:p>357.2</text:p>
          </table:table-cell>
          <table:table-cell office:value-type="float" office:value="317.2" calcext:value-type="float">
            <text:p>317.2</text:p>
          </table:table-cell>
          <table:table-cell office:value-type="float" office:value="1529.5" calcext:value-type="float">
            <text:p>1529.5</text:p>
          </table:table-cell>
          <table:table-cell office:value-type="float" office:value="176.4" calcext:value-type="float">
            <text:p>176.4</text:p>
          </table:table-cell>
          <table:table-cell office:value-type="float" office:value="1043.4" calcext:value-type="float">
            <text:p>1043.4</text:p>
          </table:table-cell>
          <table:table-cell office:value-type="float" office:value="53.4" calcext:value-type="float">
            <text:p>53.4</text:p>
          </table:table-cell>
          <table:table-cell office:value-type="float" office:value="2934.7" calcext:value-type="float">
            <text:p>2934.7</text:p>
          </table:table-cell>
          <table:table-cell office:value-type="float" office:value="769.3" calcext:value-type="float">
            <text:p>769.3</text:p>
          </table:table-cell>
          <table:table-cell office:value-type="float" office:value="630.7" calcext:value-type="float">
            <text:p>630.7</text:p>
          </table:table-cell>
          <table:table-cell office:value-type="float" office:value="2.1" calcext:value-type="float">
            <text:p>2.1</text:p>
          </table:table-cell>
          <table:table-cell table:number-columns-repeated="1011"/>
        </table:table-row>
        <table:table-row table:style-name="ro2">
          <table:table-cell table:formula="of:=VLOOKUP([.B58];[$names.$A$2:$names.$D$105];2; 0)" office:value-type="string" office:string-value="Choo" calcext:value-type="string">
            <text:p>Choo</text:p>
          </table:table-cell>
          <table:table-cell office:value-type="string" calcext:value-type="string">
            <text:p>choo-v7.1.0</text:p>
          </table:table-cell>
          <table:table-cell/>
          <table:table-cell office:value-type="float" office:value="274.8" calcext:value-type="float">
            <text:p>274.8</text:p>
          </table:table-cell>
          <table:table-cell office:value-type="float" office:value="725.7" calcext:value-type="float">
            <text:p>725.7</text:p>
          </table:table-cell>
          <table:table-cell office:value-type="float" office:value="4399.6" calcext:value-type="float">
            <text:p>4399.6</text:p>
          </table:table-cell>
          <table:table-cell office:value-type="float" office:value="3437.5" calcext:value-type="float">
            <text:p>3437.5</text:p>
          </table:table-cell>
          <table:table-cell office:value-type="float" office:value="1793.5" calcext:value-type="float">
            <text:p>1793.5</text:p>
          </table:table-cell>
          <table:table-cell office:value-type="float" office:value="437.8" calcext:value-type="float">
            <text:p>437.8</text:p>
          </table:table-cell>
          <table:table-cell office:value-type="float" office:value="2582.7" calcext:value-type="float">
            <text:p>2582.7</text:p>
          </table:table-cell>
          <table:table-cell office:value-type="float" office:value="996.3" calcext:value-type="float">
            <text:p>996.3</text:p>
          </table:table-cell>
          <table:table-cell office:value-type="float" office:value="316.4" calcext:value-type="float">
            <text:p>316.4</text:p>
          </table:table-cell>
          <table:table-cell office:value-type="float" office:value="4.41" calcext:value-type="float">
            <text:p>4.41</text:p>
          </table:table-cell>
          <table:table-cell table:number-columns-repeated="1011"/>
        </table:table-row>
      </table:table>
      <table:table table:name="render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ce10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render (µs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">
          <table:table-cell table:formula="of:=VLOOKUP([.E2];[$names.$A$2:$names.$D$105];4)" office:value-type="string" office:string-value="VanillaJS (update)" calcext:value-type="string">
            <text:p>VanillaJS (update)</text:p>
          </table:table-cell>
          <table:table-cell table:formula="of:=SQRT(VLOOKUP([.E2];[$means.$B$2:$means.$J$104];3;0)*VLOOKUP([.E2];[$means.$B$2:$means.$J$104];9;0)/10)" office:value-type="float" office:value="217.267425077944" calcext:value-type="float">
            <text:p>217.27</text:p>
          </table:table-cell>
          <table:table-cell table:formula="of:=SQRT((VLOOKUP([.E2];[$means.$B$2:$means.$J$104];3;0)-VLOOKUP([.E2];[$deviations.$A$2:$deviations.$I$104];3;0))*(VLOOKUP([.E2];[$means.$B$2:$means.$J$104];9;0)-VLOOKUP([.E2];[$deviations.$A$2:$deviations.$I$104];9;0))/10)" office:value-type="float" office:value="215.734206837951" calcext:value-type="float">
            <text:p>215.73</text:p>
          </table:table-cell>
          <table:table-cell table:formula="of:=SQRT((VLOOKUP([.E2];[$means.$B$2:$means.$J$104];3;0)+VLOOKUP([.E2];[$deviations.$A$2:$deviations.$I$104];3;0))*(VLOOKUP([.E2];[$means.$B$2:$means.$J$104];9;0)+VLOOKUP([.E2];[$deviations.$A$2:$deviations.$I$104];9;0))/10)" office:value-type="float" office:value="218.797577683118" calcext:value-type="float">
            <text:p>218.80</text:p>
          </table:table-cell>
          <table:table-cell table:formula="of:=[$means.B5]" office:value-type="string" office:string-value="vanillajs-1" calcext:value-type="string">
            <text:p>vanillajs-1</text:p>
          </table:table-cell>
          <table:table-cell table:number-columns-repeated="3"/>
        </table:table-row>
        <table:table-row table:style-name="ro2">
          <table:table-cell table:formula="of:=VLOOKUP([.E3];[$names.$A$2:$names.$D$105];4)" office:value-type="string" office:string-value="VanillaJS" calcext:value-type="string">
            <text:p>VanillaJS</text:p>
          </table:table-cell>
          <table:table-cell table:formula="of:=SQRT(VLOOKUP([.E3];[$means.$B$2:$means.$J$104];3;0)*VLOOKUP([.E3];[$means.$B$2:$means.$J$104];9;0)/10)" office:value-type="float" office:value="217.945454185216" calcext:value-type="float">
            <text:p>217.95</text:p>
          </table:table-cell>
          <table:table-cell table:formula="of:=SQRT((VLOOKUP([.E3];[$means.$B$2:$means.$J$104];3;0)-VLOOKUP([.E3];[$deviations.$A$2:$deviations.$I$104];3;0))*(VLOOKUP([.E3];[$means.$B$2:$means.$J$104];9;0)-VLOOKUP([.E3];[$deviations.$A$2:$deviations.$I$104];9;0))/10)" office:value-type="float" office:value="216.587912866808" calcext:value-type="float">
            <text:p>216.59</text:p>
          </table:table-cell>
          <table:table-cell table:formula="of:=SQRT((VLOOKUP([.E3];[$means.$B$2:$means.$J$104];3;0)+VLOOKUP([.E3];[$deviations.$A$2:$deviations.$I$104];3;0))*(VLOOKUP([.E3];[$means.$B$2:$means.$J$104];9;0)+VLOOKUP([.E3];[$deviations.$A$2:$deviations.$I$104];9;0))/10)" office:value-type="float" office:value="219.300109439097" calcext:value-type="float">
            <text:p>219.30</text:p>
          </table:table-cell>
          <table:table-cell table:formula="of:=[$means.B2]" office:value-type="string" office:string-value="vanillajs" calcext:value-type="string">
            <text:p>vanillajs</text:p>
          </table:table-cell>
          <table:table-cell table:number-columns-repeated="3"/>
        </table:table-row>
        <table:table-row table:style-name="ro2">
          <table:table-cell table:formula="of:=VLOOKUP([.E4];[$names.$A$2:$names.$D$105];4)" office:value-type="string" office:string-value="VanillaJS (DX)" calcext:value-type="string">
            <text:p>VanillaJS (DX)</text:p>
          </table:table-cell>
          <table:table-cell table:formula="of:=SQRT(VLOOKUP([.E4];[$means.$B$2:$means.$J$104];3;0)*VLOOKUP([.E4];[$means.$B$2:$means.$J$104];9;0)/10)" office:value-type="float" office:value="219.254737691116" calcext:value-type="float">
            <text:p>219.25</text:p>
          </table:table-cell>
          <table:table-cell table:formula="of:=SQRT((VLOOKUP([.E4];[$means.$B$2:$means.$J$104];3;0)-VLOOKUP([.E4];[$deviations.$A$2:$deviations.$I$104];3;0))*(VLOOKUP([.E4];[$means.$B$2:$means.$J$104];9;0)-VLOOKUP([.E4];[$deviations.$A$2:$deviations.$I$104];9;0))/10)" office:value-type="float" office:value="217.405772692447" calcext:value-type="float">
            <text:p>217.41</text:p>
          </table:table-cell>
          <table:table-cell table:formula="of:=SQRT((VLOOKUP([.E4];[$means.$B$2:$means.$J$104];3;0)+VLOOKUP([.E4];[$deviations.$A$2:$deviations.$I$104];3;0))*(VLOOKUP([.E4];[$means.$B$2:$means.$J$104];9;0)+VLOOKUP([.E4];[$deviations.$A$2:$deviations.$I$104];9;0))/10)" office:value-type="float" office:value="221.098281313989" calcext:value-type="float">
            <text:p>221.10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  <table:table-cell table:number-columns-repeated="3"/>
        </table:table-row>
        <table:table-row table:style-name="ro2">
          <table:table-cell table:formula="of:=VLOOKUP([.E5];[$names.$A$2:$names.$D$105];4)" office:value-type="string" office:string-value="Stage0" calcext:value-type="string">
            <text:p>Stage0</text:p>
          </table:table-cell>
          <table:table-cell table:formula="of:=SQRT(VLOOKUP([.E5];[$means.$B$2:$means.$J$104];3;0)*VLOOKUP([.E5];[$means.$B$2:$means.$J$104];9;0)/10)" office:value-type="float" office:value="219.320163231747" calcext:value-type="float">
            <text:p>219.32</text:p>
          </table:table-cell>
          <table:table-cell table:formula="of:=SQRT((VLOOKUP([.E5];[$means.$B$2:$means.$J$104];3;0)-VLOOKUP([.E5];[$deviations.$A$2:$deviations.$I$104];3;0))*(VLOOKUP([.E5];[$means.$B$2:$means.$J$104];9;0)-VLOOKUP([.E5];[$deviations.$A$2:$deviations.$I$104];9;0))/10)" office:value-type="float" office:value="217.646456437958" calcext:value-type="float">
            <text:p>217.65</text:p>
          </table:table-cell>
          <table:table-cell table:formula="of:=SQRT((VLOOKUP([.E5];[$means.$B$2:$means.$J$104];3;0)+VLOOKUP([.E5];[$deviations.$A$2:$deviations.$I$104];3;0))*(VLOOKUP([.E5];[$means.$B$2:$means.$J$104];9;0)+VLOOKUP([.E5];[$deviations.$A$2:$deviations.$I$104];9;0))/10)" office:value-type="float" office:value="220.990370830948" calcext:value-type="float">
            <text:p>220.99</text:p>
          </table:table-cell>
          <table:table-cell table:formula="of:=[$means.B7]" office:value-type="string" office:string-value="stage0-v0.0.2" calcext:value-type="string">
            <text:p>stage0-v0.0.2</text:p>
          </table:table-cell>
          <table:table-cell table:number-columns-repeated="3"/>
        </table:table-row>
        <table:table-row table:style-name="ro2">
          <table:table-cell table:formula="of:=VLOOKUP([.E6];[$names.$A$2:$names.$D$105];4)" office:value-type="string" office:string-value="createElement + cloneNode" calcext:value-type="string">
            <text:p>createElement + cloneNode</text:p>
          </table:table-cell>
          <table:table-cell table:formula="of:=SQRT(VLOOKUP([.E6];[$means.$B$2:$means.$J$104];3;0)*VLOOKUP([.E6];[$means.$B$2:$means.$J$104];9;0)/10)" office:value-type="float" office:value="220.83428175897" calcext:value-type="float">
            <text:p>220.83</text:p>
          </table:table-cell>
          <table:table-cell table:formula="of:=SQRT((VLOOKUP([.E6];[$means.$B$2:$means.$J$104];3;0)-VLOOKUP([.E6];[$deviations.$A$2:$deviations.$I$104];3;0))*(VLOOKUP([.E6];[$means.$B$2:$means.$J$104];9;0)-VLOOKUP([.E6];[$deviations.$A$2:$deviations.$I$104];9;0))/10)" office:value-type="float" office:value="218.669325695215" calcext:value-type="float">
            <text:p>218.67</text:p>
          </table:table-cell>
          <table:table-cell table:formula="of:=SQRT((VLOOKUP([.E6];[$means.$B$2:$means.$J$104];3;0)+VLOOKUP([.E6];[$deviations.$A$2:$deviations.$I$104];3;0))*(VLOOKUP([.E6];[$means.$B$2:$means.$J$104];9;0)+VLOOKUP([.E6];[$deviations.$A$2:$deviations.$I$104];9;0))/10)" office:value-type="float" office:value="222.988784471327" calcext:value-type="float">
            <text:p>222.99</text:p>
          </table:table-cell>
          <table:table-cell table:formula="of:=[$means.B3]" office:value-type="string" office:string-value="vanillajs-prog" calcext:value-type="string">
            <text:p>vanillajs-prog</text:p>
          </table:table-cell>
          <table:table-cell table:number-columns-repeated="3"/>
        </table:table-row>
        <table:table-row table:style-name="ro2">
          <table:table-cell table:formula="of:=VLOOKUP([.E7];[$names.$A$2:$names.$D$105];4)" office:value-type="string" office:string-value="domc" calcext:value-type="string">
            <text:p>domc</text:p>
          </table:table-cell>
          <table:table-cell table:formula="of:=SQRT(VLOOKUP([.E7];[$means.$B$2:$means.$J$104];3;0)*VLOOKUP([.E7];[$means.$B$2:$means.$J$104];9;0)/10)" office:value-type="float" office:value="225.566176542495" calcext:value-type="float">
            <text:p>225.57</text:p>
          </table:table-cell>
          <table:table-cell table:formula="of:=SQRT((VLOOKUP([.E7];[$means.$B$2:$means.$J$104];3;0)-VLOOKUP([.E7];[$deviations.$A$2:$deviations.$I$104];3;0))*(VLOOKUP([.E7];[$means.$B$2:$means.$J$104];9;0)-VLOOKUP([.E7];[$deviations.$A$2:$deviations.$I$104];9;0))/10)" office:value-type="float" office:value="224.12983737111" calcext:value-type="float">
            <text:p>224.13</text:p>
          </table:table-cell>
          <table:table-cell table:formula="of:=SQRT((VLOOKUP([.E7];[$means.$B$2:$means.$J$104];3;0)+VLOOKUP([.E7];[$deviations.$A$2:$deviations.$I$104];3;0))*(VLOOKUP([.E7];[$means.$B$2:$means.$J$104];9;0)+VLOOKUP([.E7];[$deviations.$A$2:$deviations.$I$104];9;0))/10)" office:value-type="float" office:value="227.000308369835" calcext:value-type="float">
            <text:p>227.00</text:p>
          </table:table-cell>
          <table:table-cell table:formula="of:=[$means.B13]" office:value-type="string" office:string-value="domc-v0.0.12" calcext:value-type="string">
            <text:p>domc-v0.0.12</text:p>
          </table:table-cell>
          <table:table-cell table:number-columns-repeated="3"/>
        </table:table-row>
        <table:table-row table:style-name="ro2">
          <table:table-cell table:formula="of:=VLOOKUP([.E8];[$names.$A$2:$names.$D$105];4)" office:value-type="string" office:string-value="Solid" calcext:value-type="string">
            <text:p>Solid</text:p>
          </table:table-cell>
          <table:table-cell table:formula="of:=SQRT(VLOOKUP([.E8];[$means.$B$2:$means.$J$104];3;0)*VLOOKUP([.E8];[$means.$B$2:$means.$J$104];9;0)/10)" office:value-type="float" office:value="232.306762708278" calcext:value-type="float">
            <text:p>232.31</text:p>
          </table:table-cell>
          <table:table-cell table:formula="of:=SQRT((VLOOKUP([.E8];[$means.$B$2:$means.$J$104];3;0)-VLOOKUP([.E8];[$deviations.$A$2:$deviations.$I$104];3;0))*(VLOOKUP([.E8];[$means.$B$2:$means.$J$104];9;0)-VLOOKUP([.E8];[$deviations.$A$2:$deviations.$I$104];9;0))/10)" office:value-type="float" office:value="229.76189414261" calcext:value-type="float">
            <text:p>229.76</text:p>
          </table:table-cell>
          <table:table-cell table:formula="of:=SQRT((VLOOKUP([.E8];[$means.$B$2:$means.$J$104];3;0)+VLOOKUP([.E8];[$deviations.$A$2:$deviations.$I$104];3;0))*(VLOOKUP([.E8];[$means.$B$2:$means.$J$104];9;0)+VLOOKUP([.E8];[$deviations.$A$2:$deviations.$I$104];9;0))/10)" office:value-type="float" office:value="234.850454545015" calcext:value-type="float">
            <text:p>234.85</text:p>
          </table:table-cell>
          <table:table-cell table:formula="of:=[$means.B8]" office:value-type="string" office:string-value="solid-v0.20.0" calcext:value-type="string">
            <text:p>solid-v0.20.0</text:p>
          </table:table-cell>
          <table:table-cell table:number-columns-repeated="3"/>
        </table:table-row>
        <table:table-row table:style-name="ro2">
          <table:table-cell table:formula="of:=VLOOKUP([.E9];[$names.$A$2:$names.$D$105];4)" office:value-type="string" office:string-value="Sinuous" calcext:value-type="string">
            <text:p>Sinuous</text:p>
          </table:table-cell>
          <table:table-cell table:formula="of:=SQRT(VLOOKUP([.E9];[$means.$B$2:$means.$J$104];3;0)*VLOOKUP([.E9];[$means.$B$2:$means.$J$104];9;0)/10)" office:value-type="float" office:value="233.362516270287" calcext:value-type="float">
            <text:p>233.36</text:p>
          </table:table-cell>
          <table:table-cell table:formula="of:=SQRT((VLOOKUP([.E9];[$means.$B$2:$means.$J$104];3;0)-VLOOKUP([.E9];[$deviations.$A$2:$deviations.$I$104];3;0))*(VLOOKUP([.E9];[$means.$B$2:$means.$J$104];9;0)-VLOOKUP([.E9];[$deviations.$A$2:$deviations.$I$104];9;0))/10)" office:value-type="float" office:value="232.341098387694" calcext:value-type="float">
            <text:p>232.34</text:p>
          </table:table-cell>
          <table:table-cell table:formula="of:=SQRT((VLOOKUP([.E9];[$means.$B$2:$means.$J$104];3;0)+VLOOKUP([.E9];[$deviations.$A$2:$deviations.$I$104];3;0))*(VLOOKUP([.E9];[$means.$B$2:$means.$J$104];9;0)+VLOOKUP([.E9];[$deviations.$A$2:$deviations.$I$104];9;0))/10)" office:value-type="float" office:value="234.38383476682" calcext:value-type="float">
            <text:p>234.38</text:p>
          </table:table-cell>
          <table:table-cell table:formula="of:=[$means.B6]" office:value-type="string" office:string-value="sinuous-v0.15.1" calcext:value-type="string">
            <text:p>sinuous-v0.15.1</text:p>
          </table:table-cell>
          <table:table-cell table:number-columns-repeated="3"/>
        </table:table-row>
        <table:table-row table:style-name="ro2">
          <table:table-cell table:formula="of:=VLOOKUP([.E10];[$names.$A$2:$names.$D$105];4)" office:value-type="string" office:string-value="domdiff" calcext:value-type="string">
            <text:p>domdiff</text:p>
          </table:table-cell>
          <table:table-cell table:formula="of:=SQRT(VLOOKUP([.E10];[$means.$B$2:$means.$J$104];3;0)*VLOOKUP([.E10];[$means.$B$2:$means.$J$104];9;0)/10)" office:value-type="float" office:value="239.160740925429" calcext:value-type="float">
            <text:p>239.16</text:p>
          </table:table-cell>
          <table:table-cell table:formula="of:=SQRT((VLOOKUP([.E10];[$means.$B$2:$means.$J$104];3;0)-VLOOKUP([.E10];[$deviations.$A$2:$deviations.$I$104];3;0))*(VLOOKUP([.E10];[$means.$B$2:$means.$J$104];9;0)-VLOOKUP([.E10];[$deviations.$A$2:$deviations.$I$104];9;0))/10)" office:value-type="float" office:value="235.972483565351" calcext:value-type="float">
            <text:p>235.97</text:p>
          </table:table-cell>
          <table:table-cell table:formula="of:=SQRT((VLOOKUP([.E10];[$means.$B$2:$means.$J$104];3;0)+VLOOKUP([.E10];[$deviations.$A$2:$deviations.$I$104];3;0))*(VLOOKUP([.E10];[$means.$B$2:$means.$J$104];9;0)+VLOOKUP([.E10];[$deviations.$A$2:$deviations.$I$104];9;0))/10)" office:value-type="float" office:value="242.348069932484" calcext:value-type="float">
            <text:p>242.35</text:p>
          </table:table-cell>
          <table:table-cell table:formula="of:=[$means.B25]" office:value-type="string" office:string-value="domdiff-v2.2.2" calcext:value-type="string">
            <text:p>domdiff-v2.2.2</text:p>
          </table:table-cell>
          <table:table-cell table:number-columns-repeated="3"/>
        </table:table-row>
        <table:table-row table:style-name="ro2">
          <table:table-cell table:formula="of:=VLOOKUP([.E11];[$names.$A$2:$names.$D$105];4)" office:value-type="string" office:string-value="Solid State" calcext:value-type="string">
            <text:p>Solid State</text:p>
          </table:table-cell>
          <table:table-cell table:formula="of:=SQRT(VLOOKUP([.E11];[$means.$B$2:$means.$J$104];3;0)*VLOOKUP([.E11];[$means.$B$2:$means.$J$104];9;0)/10)" office:value-type="float" office:value="239.726448269689" calcext:value-type="float">
            <text:p>239.73</text:p>
          </table:table-cell>
          <table:table-cell table:formula="of:=SQRT((VLOOKUP([.E11];[$means.$B$2:$means.$J$104];3;0)-VLOOKUP([.E11];[$deviations.$A$2:$deviations.$I$104];3;0))*(VLOOKUP([.E11];[$means.$B$2:$means.$J$104];9;0)-VLOOKUP([.E11];[$deviations.$A$2:$deviations.$I$104];9;0))/10)" office:value-type="float" office:value="237.702545211447" calcext:value-type="float">
            <text:p>237.70</text:p>
          </table:table-cell>
          <table:table-cell table:formula="of:=SQRT((VLOOKUP([.E11];[$means.$B$2:$means.$J$104];3;0)+VLOOKUP([.E11];[$deviations.$A$2:$deviations.$I$104];3;0))*(VLOOKUP([.E11];[$means.$B$2:$means.$J$104];9;0)+VLOOKUP([.E11];[$deviations.$A$2:$deviations.$I$104];9;0))/10)" office:value-type="float" office:value="241.750346432016" calcext:value-type="float">
            <text:p>241.7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  <table:table-cell table:number-columns-repeated="3"/>
        </table:table-row>
        <table:table-row table:style-name="ro2">
          <table:table-cell table:formula="of:=VLOOKUP([.E12];[$names.$A$2:$names.$D$105];4)" office:value-type="string" office:string-value="Inferno" calcext:value-type="string">
            <text:p>Inferno</text:p>
          </table:table-cell>
          <table:table-cell table:formula="of:=SQRT(VLOOKUP([.E12];[$means.$B$2:$means.$J$104];3;0)*VLOOKUP([.E12];[$means.$B$2:$means.$J$104];9;0)/10)" office:value-type="float" office:value="247.019624726458" calcext:value-type="float">
            <text:p>247.02</text:p>
          </table:table-cell>
          <table:table-cell table:formula="of:=SQRT((VLOOKUP([.E12];[$means.$B$2:$means.$J$104];3;0)-VLOOKUP([.E12];[$deviations.$A$2:$deviations.$I$104];3;0))*(VLOOKUP([.E12];[$means.$B$2:$means.$J$104];9;0)-VLOOKUP([.E12];[$deviations.$A$2:$deviations.$I$104];9;0))/10)" office:value-type="float" office:value="244.947994480461" calcext:value-type="float">
            <text:p>244.95</text:p>
          </table:table-cell>
          <table:table-cell table:formula="of:=SQRT((VLOOKUP([.E12];[$means.$B$2:$means.$J$104];3;0)+VLOOKUP([.E12];[$deviations.$A$2:$deviations.$I$104];3;0))*(VLOOKUP([.E12];[$means.$B$2:$means.$J$104];9;0)+VLOOKUP([.E12];[$deviations.$A$2:$deviations.$I$104];9;0))/10)" office:value-type="float" office:value="249.091248340844" calcext:value-type="float">
            <text:p>249.09</text:p>
          </table:table-cell>
          <table:table-cell table:formula="of:=[$means.B33]" office:value-type="string" office:string-value="inferno-v7.2.1" calcext:value-type="string">
            <text:p>inferno-v7.2.1</text:p>
          </table:table-cell>
          <table:table-cell table:number-columns-repeated="3"/>
        </table:table-row>
        <table:table-row table:style-name="ro2">
          <table:table-cell table:formula="of:=VLOOKUP([.E13];[$names.$A$2:$names.$D$105];4)" office:value-type="string" office:string-value="san" calcext:value-type="string">
            <text:p>san</text:p>
          </table:table-cell>
          <table:table-cell table:formula="of:=SQRT(VLOOKUP([.E13];[$means.$B$2:$means.$J$104];3;0)*VLOOKUP([.E13];[$means.$B$2:$means.$J$104];9;0)/10)" office:value-type="float" office:value="247.353259529766" calcext:value-type="float">
            <text:p>247.35</text:p>
          </table:table-cell>
          <table:table-cell table:formula="of:=SQRT((VLOOKUP([.E13];[$means.$B$2:$means.$J$104];3;0)-VLOOKUP([.E13];[$deviations.$A$2:$deviations.$I$104];3;0))*(VLOOKUP([.E13];[$means.$B$2:$means.$J$104];9;0)-VLOOKUP([.E13];[$deviations.$A$2:$deviations.$I$104];9;0))/10)" office:value-type="float" office:value="245.801206262296" calcext:value-type="float">
            <text:p>245.80</text:p>
          </table:table-cell>
          <table:table-cell table:formula="of:=SQRT((VLOOKUP([.E13];[$means.$B$2:$means.$J$104];3;0)+VLOOKUP([.E13];[$deviations.$A$2:$deviations.$I$104];3;0))*(VLOOKUP([.E13];[$means.$B$2:$means.$J$104];9;0)+VLOOKUP([.E13];[$deviations.$A$2:$deviations.$I$104];9;0))/10)" office:value-type="float" office:value="248.90190236316" calcext:value-type="float">
            <text:p>248.90</text:p>
          </table:table-cell>
          <table:table-cell table:formula="of:=[$means.B28]" office:value-type="string" office:string-value="san-v3.10.0" calcext:value-type="string">
            <text:p>san-v3.10.0</text:p>
          </table:table-cell>
          <table:table-cell table:number-columns-repeated="3"/>
        </table:table-row>
        <table:table-row table:style-name="ro2">
          <table:table-cell table:formula="of:=VLOOKUP([.E14];[$names.$A$2:$names.$D$105];4)" office:value-type="string" office:string-value="ivi" calcext:value-type="string">
            <text:p>ivi</text:p>
          </table:table-cell>
          <table:table-cell table:formula="of:=SQRT(VLOOKUP([.E14];[$means.$B$2:$means.$J$104];3;0)*VLOOKUP([.E14];[$means.$B$2:$means.$J$104];9;0)/10)" office:value-type="float" office:value="248.369885453128" calcext:value-type="float">
            <text:p>248.37</text:p>
          </table:table-cell>
          <table:table-cell table:formula="of:=SQRT((VLOOKUP([.E14];[$means.$B$2:$means.$J$104];3;0)-VLOOKUP([.E14];[$deviations.$A$2:$deviations.$I$104];3;0))*(VLOOKUP([.E14];[$means.$B$2:$means.$J$104];9;0)-VLOOKUP([.E14];[$deviations.$A$2:$deviations.$I$104];9;0))/10)" office:value-type="float" office:value="246.211445712826" calcext:value-type="float">
            <text:p>246.21</text:p>
          </table:table-cell>
          <table:table-cell table:formula="of:=SQRT((VLOOKUP([.E14];[$means.$B$2:$means.$J$104];3;0)+VLOOKUP([.E14];[$deviations.$A$2:$deviations.$I$104];3;0))*(VLOOKUP([.E14];[$means.$B$2:$means.$J$104];9;0)+VLOOKUP([.E14];[$deviations.$A$2:$deviations.$I$104];9;0))/10)" office:value-type="float" office:value="250.520657830846" calcext:value-type="float">
            <text:p>250.52</text:p>
          </table:table-cell>
          <table:table-cell table:formula="of:=[$means.B27]" office:value-type="string" office:string-value="ivi-v0.27.1" calcext:value-type="string">
            <text:p>ivi-v0.27.1</text:p>
          </table:table-cell>
          <table:table-cell table:number-columns-repeated="3"/>
        </table:table-row>
        <table:table-row table:style-name="ro2">
          <table:table-cell table:formula="of:=VLOOKUP([.E15];[$names.$A$2:$names.$D$105];4)" office:value-type="string" office:string-value="createElement" calcext:value-type="string">
            <text:p>createElement</text:p>
          </table:table-cell>
          <table:table-cell table:formula="of:=SQRT(VLOOKUP([.E15];[$means.$B$2:$means.$J$104];3;0)*VLOOKUP([.E15];[$means.$B$2:$means.$J$104];9;0)/10)" office:value-type="float" office:value="249.965297591486" calcext:value-type="float">
            <text:p>249.97</text:p>
          </table:table-cell>
          <table:table-cell table:formula="of:=SQRT((VLOOKUP([.E15];[$means.$B$2:$means.$J$104];3;0)-VLOOKUP([.E15];[$deviations.$A$2:$deviations.$I$104];3;0))*(VLOOKUP([.E15];[$means.$B$2:$means.$J$104];9;0)-VLOOKUP([.E15];[$deviations.$A$2:$deviations.$I$104];9;0))/10)" office:value-type="float" office:value="248.113375294441" calcext:value-type="float">
            <text:p>248.11</text:p>
          </table:table-cell>
          <table:table-cell table:formula="of:=SQRT((VLOOKUP([.E15];[$means.$B$2:$means.$J$104];3;0)+VLOOKUP([.E15];[$deviations.$A$2:$deviations.$I$104];3;0))*(VLOOKUP([.E15];[$means.$B$2:$means.$J$104];9;0)+VLOOKUP([.E15];[$deviations.$A$2:$deviations.$I$104];9;0))/10)" office:value-type="float" office:value="251.816570145811" calcext:value-type="float">
            <text:p>251.82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  <table:table-cell table:number-columns-repeated="3"/>
        </table:table-row>
        <table:table-row table:style-name="ro2">
          <table:table-cell table:formula="of:=VLOOKUP([.E16];[$names.$A$2:$names.$D$105];4)" office:value-type="string" office:string-value="sans cache (query)" calcext:value-type="string">
            <text:p>sans cache (query)</text:p>
          </table:table-cell>
          <table:table-cell table:formula="of:=SQRT(VLOOKUP([.E16];[$means.$B$2:$means.$J$104];3;0)*VLOOKUP([.E16];[$means.$B$2:$means.$J$104];9;0)/10)" office:value-type="float" office:value="250.088248424431" calcext:value-type="float">
            <text:p>250.09</text:p>
          </table:table-cell>
          <table:table-cell table:formula="of:=SQRT((VLOOKUP([.E16];[$means.$B$2:$means.$J$104];3;0)-VLOOKUP([.E16];[$deviations.$A$2:$deviations.$I$104];3;0))*(VLOOKUP([.E16];[$means.$B$2:$means.$J$104];9;0)-VLOOKUP([.E16];[$deviations.$A$2:$deviations.$I$104];9;0))/10)" office:value-type="float" office:value="248.237325960461" calcext:value-type="float">
            <text:p>248.24</text:p>
          </table:table-cell>
          <table:table-cell table:formula="of:=SQRT((VLOOKUP([.E16];[$means.$B$2:$means.$J$104];3;0)+VLOOKUP([.E16];[$deviations.$A$2:$deviations.$I$104];3;0))*(VLOOKUP([.E16];[$means.$B$2:$means.$J$104];9;0)+VLOOKUP([.E16];[$deviations.$A$2:$deviations.$I$104];9;0))/10)" office:value-type="float" office:value="251.938992615276" calcext:value-type="float">
            <text:p>251.9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  <table:table-cell table:number-columns-repeated="3"/>
        </table:table-row>
        <table:table-row table:style-name="ro2">
          <table:table-cell table:formula="of:=VLOOKUP([.E17];[$names.$A$2:$names.$D$105];4)" office:value-type="string" office:string-value="Helper" calcext:value-type="string">
            <text:p>Helper</text:p>
          </table:table-cell>
          <table:table-cell table:formula="of:=SQRT(VLOOKUP([.E17];[$means.$B$2:$means.$J$104];3;0)*VLOOKUP([.E17];[$means.$B$2:$means.$J$104];9;0)/10)" office:value-type="float" office:value="250.281960995993" calcext:value-type="float">
            <text:p>250.28</text:p>
          </table:table-cell>
          <table:table-cell table:formula="of:=SQRT((VLOOKUP([.E17];[$means.$B$2:$means.$J$104];3;0)-VLOOKUP([.E17];[$deviations.$A$2:$deviations.$I$104];3;0))*(VLOOKUP([.E17];[$means.$B$2:$means.$J$104];9;0)-VLOOKUP([.E17];[$deviations.$A$2:$deviations.$I$104];9;0))/10)" office:value-type="float" office:value="248.796937280184" calcext:value-type="float">
            <text:p>248.80</text:p>
          </table:table-cell>
          <table:table-cell table:formula="of:=SQRT((VLOOKUP([.E17];[$means.$B$2:$means.$J$104];3;0)+VLOOKUP([.E17];[$deviations.$A$2:$deviations.$I$104];3;0))*(VLOOKUP([.E17];[$means.$B$2:$means.$J$104];9;0)+VLOOKUP([.E17];[$deviations.$A$2:$deviations.$I$104];9;0))/10)" office:value-type="float" office:value="251.764711586036" calcext:value-type="float">
            <text:p>251.76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  <table:table-cell table:number-columns-repeated="3"/>
        </table:table-row>
        <table:table-row table:style-name="ro2">
          <table:table-cell table:formula="of:=VLOOKUP([.E18];[$names.$A$2:$names.$D$105];4)" office:value-type="string" office:string-value="Helper (DX)" calcext:value-type="string">
            <text:p>Helper (DX)</text:p>
          </table:table-cell>
          <table:table-cell table:formula="of:=SQRT(VLOOKUP([.E18];[$means.$B$2:$means.$J$104];3;0)*VLOOKUP([.E18];[$means.$B$2:$means.$J$104];9;0)/10)" office:value-type="float" office:value="251.030836751185" calcext:value-type="float">
            <text:p>251.03</text:p>
          </table:table-cell>
          <table:table-cell table:formula="of:=SQRT((VLOOKUP([.E18];[$means.$B$2:$means.$J$104];3;0)-VLOOKUP([.E18];[$deviations.$A$2:$deviations.$I$104];3;0))*(VLOOKUP([.E18];[$means.$B$2:$means.$J$104];9;0)-VLOOKUP([.E18];[$deviations.$A$2:$deviations.$I$104];9;0))/10)" office:value-type="float" office:value="249.026841926729" calcext:value-type="float">
            <text:p>249.03</text:p>
          </table:table-cell>
          <table:table-cell table:formula="of:=SQRT((VLOOKUP([.E18];[$means.$B$2:$means.$J$104];3;0)+VLOOKUP([.E18];[$deviations.$A$2:$deviations.$I$104];3;0))*(VLOOKUP([.E18];[$means.$B$2:$means.$J$104];9;0)+VLOOKUP([.E18];[$deviations.$A$2:$deviations.$I$104];9;0))/10)" office:value-type="float" office:value="253.026706100364" calcext:value-type="float">
            <text:p>253.03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  <table:table-cell table:number-columns-repeated="3"/>
        </table:table-row>
        <table:table-row table:style-name="ro2">
          <table:table-cell table:formula="of:=VLOOKUP([.E19];[$names.$A$2:$names.$D$105];4)" office:value-type="string" office:string-value="lit-html v2" calcext:value-type="string">
            <text:p>lit-html v2</text:p>
          </table:table-cell>
          <table:table-cell table:formula="of:=SQRT(VLOOKUP([.E19];[$means.$B$2:$means.$J$104];3;0)*VLOOKUP([.E19];[$means.$B$2:$means.$J$104];9;0)/10)" office:value-type="float" office:value="251.050990836523" calcext:value-type="float">
            <text:p>251.05</text:p>
          </table:table-cell>
          <table:table-cell table:formula="of:=SQRT((VLOOKUP([.E19];[$means.$B$2:$means.$J$104];3;0)-VLOOKUP([.E19];[$deviations.$A$2:$deviations.$I$104];3;0))*(VLOOKUP([.E19];[$means.$B$2:$means.$J$104];9;0)-VLOOKUP([.E19];[$deviations.$A$2:$deviations.$I$104];9;0))/10)" office:value-type="float" office:value="248.677025476822" calcext:value-type="float">
            <text:p>248.68</text:p>
          </table:table-cell>
          <table:table-cell table:formula="of:=SQRT((VLOOKUP([.E19];[$means.$B$2:$means.$J$104];3;0)+VLOOKUP([.E19];[$deviations.$A$2:$deviations.$I$104];3;0))*(VLOOKUP([.E19];[$means.$B$2:$means.$J$104];9;0)+VLOOKUP([.E19];[$deviations.$A$2:$deviations.$I$104];9;0))/10)" office:value-type="float" office:value="253.424231280278" calcext:value-type="float">
            <text:p>253.42</text:p>
          </table:table-cell>
          <table:table-cell table:formula="of:=[$means.B43]" office:value-type="string" office:string-value="lit-html-2-vinvalid" calcext:value-type="string">
            <text:p>lit-html-2-vinvalid</text:p>
          </table:table-cell>
          <table:table-cell table:number-columns-repeated="3"/>
        </table:table-row>
        <table:table-row table:style-name="ro2">
          <table:table-cell table:formula="of:=VLOOKUP([.E20];[$names.$A$2:$names.$D$105];4)" office:value-type="string" office:string-value="VanillaJS (docs)" calcext:value-type="string">
            <text:p>VanillaJS (docs)</text:p>
          </table:table-cell>
          <table:table-cell table:formula="of:=SQRT(VLOOKUP([.E20];[$means.$B$2:$means.$J$104];3;0)*VLOOKUP([.E20];[$means.$B$2:$means.$J$104];9;0)/10)" office:value-type="float" office:value="251.278857049295" calcext:value-type="float">
            <text:p>251.28</text:p>
          </table:table-cell>
          <table:table-cell table:formula="of:=SQRT((VLOOKUP([.E20];[$means.$B$2:$means.$J$104];3;0)-VLOOKUP([.E20];[$deviations.$A$2:$deviations.$I$104];3;0))*(VLOOKUP([.E20];[$means.$B$2:$means.$J$104];9;0)-VLOOKUP([.E20];[$deviations.$A$2:$deviations.$I$104];9;0))/10)" office:value-type="float" office:value="249.437507203708" calcext:value-type="float">
            <text:p>249.44</text:p>
          </table:table-cell>
          <table:table-cell table:formula="of:=SQRT((VLOOKUP([.E20];[$means.$B$2:$means.$J$104];3;0)+VLOOKUP([.E20];[$deviations.$A$2:$deviations.$I$104];3;0))*(VLOOKUP([.E20];[$means.$B$2:$means.$J$104];9;0)+VLOOKUP([.E20];[$deviations.$A$2:$deviations.$I$104];9;0))/10)" office:value-type="float" office:value="253.118213489271" calcext:value-type="float">
            <text:p>253.12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  <table:table-cell table:number-columns-repeated="3"/>
        </table:table-row>
        <table:table-row table:style-name="ro2">
          <table:table-cell table:formula="of:=VLOOKUP([.E21];[$names.$A$2:$names.$D$105];4)" office:value-type="string" office:string-value="createElement (query)" calcext:value-type="string">
            <text:p>createElement (query)</text:p>
          </table:table-cell>
          <table:table-cell table:formula="of:=SQRT(VLOOKUP([.E21];[$means.$B$2:$means.$J$104];3;0)*VLOOKUP([.E21];[$means.$B$2:$means.$J$104];9;0)/10)" office:value-type="float" office:value="251.393556003331" calcext:value-type="float">
            <text:p>251.39</text:p>
          </table:table-cell>
          <table:table-cell table:formula="of:=SQRT((VLOOKUP([.E21];[$means.$B$2:$means.$J$104];3;0)-VLOOKUP([.E21];[$deviations.$A$2:$deviations.$I$104];3;0))*(VLOOKUP([.E21];[$means.$B$2:$means.$J$104];9;0)-VLOOKUP([.E21];[$deviations.$A$2:$deviations.$I$104];9;0))/10)" office:value-type="float" office:value="249.135485228419" calcext:value-type="float">
            <text:p>249.14</text:p>
          </table:table-cell>
          <table:table-cell table:formula="of:=SQRT((VLOOKUP([.E21];[$means.$B$2:$means.$J$104];3;0)+VLOOKUP([.E21];[$deviations.$A$2:$deviations.$I$104];3;0))*(VLOOKUP([.E21];[$means.$B$2:$means.$J$104];9;0)+VLOOKUP([.E21];[$deviations.$A$2:$deviations.$I$104];9;0))/10)" office:value-type="float" office:value="253.649738813191" calcext:value-type="float">
            <text:p>253.65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  <table:table-cell table:number-columns-repeated="3"/>
        </table:table-row>
        <table:table-row table:style-name="ro2">
          <table:table-cell table:formula="of:=VLOOKUP([.E22];[$names.$A$2:$names.$D$105];4)" office:value-type="string" office:string-value="Helper (base)" calcext:value-type="string">
            <text:p>Helper (base)</text:p>
          </table:table-cell>
          <table:table-cell table:formula="of:=SQRT(VLOOKUP([.E22];[$means.$B$2:$means.$J$104];3;0)*VLOOKUP([.E22];[$means.$B$2:$means.$J$104];9;0)/10)" office:value-type="float" office:value="251.436671947431" calcext:value-type="float">
            <text:p>251.44</text:p>
          </table:table-cell>
          <table:table-cell table:formula="of:=SQRT((VLOOKUP([.E22];[$means.$B$2:$means.$J$104];3;0)-VLOOKUP([.E22];[$deviations.$A$2:$deviations.$I$104];3;0))*(VLOOKUP([.E22];[$means.$B$2:$means.$J$104];9;0)-VLOOKUP([.E22];[$deviations.$A$2:$deviations.$I$104];9;0))/10)" office:value-type="float" office:value="250.051054786817" calcext:value-type="float">
            <text:p>250.05</text:p>
          </table:table-cell>
          <table:table-cell table:formula="of:=SQRT((VLOOKUP([.E22];[$means.$B$2:$means.$J$104];3;0)+VLOOKUP([.E22];[$deviations.$A$2:$deviations.$I$104];3;0))*(VLOOKUP([.E22];[$means.$B$2:$means.$J$104];9;0)+VLOOKUP([.E22];[$deviations.$A$2:$deviations.$I$104];9;0))/10)" office:value-type="float" office:value="252.820592515721" calcext:value-type="float">
            <text:p>252.82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  <table:table-cell table:number-columns-repeated="3"/>
        </table:table-row>
        <table:table-row table:style-name="ro2">
          <table:table-cell table:formula="of:=VLOOKUP([.E23];[$names.$A$2:$names.$D$105];4)" office:value-type="string" office:string-value="sans cache" calcext:value-type="string">
            <text:p>sans cache</text:p>
          </table:table-cell>
          <table:table-cell table:formula="of:=SQRT(VLOOKUP([.E23];[$means.$B$2:$means.$J$104];3;0)*VLOOKUP([.E23];[$means.$B$2:$means.$J$104];9;0)/10)" office:value-type="float" office:value="252.064753585264" calcext:value-type="float">
            <text:p>252.06</text:p>
          </table:table-cell>
          <table:table-cell table:formula="of:=SQRT((VLOOKUP([.E23];[$means.$B$2:$means.$J$104];3;0)-VLOOKUP([.E23];[$deviations.$A$2:$deviations.$I$104];3;0))*(VLOOKUP([.E23];[$means.$B$2:$means.$J$104];9;0)-VLOOKUP([.E23];[$deviations.$A$2:$deviations.$I$104];9;0))/10)" office:value-type="float" office:value="250.043652188973" calcext:value-type="float">
            <text:p>250.04</text:p>
          </table:table-cell>
          <table:table-cell table:formula="of:=SQRT((VLOOKUP([.E23];[$means.$B$2:$means.$J$104];3;0)+VLOOKUP([.E23];[$deviations.$A$2:$deviations.$I$104];3;0))*(VLOOKUP([.E23];[$means.$B$2:$means.$J$104];9;0)+VLOOKUP([.E23];[$deviations.$A$2:$deviations.$I$104];9;0))/10)" office:value-type="float" office:value="254.085619427783" calcext:value-type="float">
            <text:p>254.09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  <table:table-cell table:number-columns-repeated="3"/>
        </table:table-row>
        <table:table-row table:style-name="ro2">
          <table:table-cell table:formula="of:=VLOOKUP([.E24];[$names.$A$2:$names.$D$105];4)" office:value-type="string" office:string-value="attodom" calcext:value-type="string">
            <text:p>attodom</text:p>
          </table:table-cell>
          <table:table-cell table:formula="of:=SQRT(VLOOKUP([.E24];[$means.$B$2:$means.$J$104];3;0)*VLOOKUP([.E24];[$means.$B$2:$means.$J$104];9;0)/10)" office:value-type="float" office:value="254.397488195147" calcext:value-type="float">
            <text:p>254.40</text:p>
          </table:table-cell>
          <table:table-cell table:formula="of:=SQRT((VLOOKUP([.E24];[$means.$B$2:$means.$J$104];3;0)-VLOOKUP([.E24];[$deviations.$A$2:$deviations.$I$104];3;0))*(VLOOKUP([.E24];[$means.$B$2:$means.$J$104];9;0)-VLOOKUP([.E24];[$deviations.$A$2:$deviations.$I$104];9;0))/10)" office:value-type="float" office:value="253.252648554758" calcext:value-type="float">
            <text:p>253.25</text:p>
          </table:table-cell>
          <table:table-cell table:formula="of:=SQRT((VLOOKUP([.E24];[$means.$B$2:$means.$J$104];3;0)+VLOOKUP([.E24];[$deviations.$A$2:$deviations.$I$104];3;0))*(VLOOKUP([.E24];[$means.$B$2:$means.$J$104];9;0)+VLOOKUP([.E24];[$deviations.$A$2:$deviations.$I$104];9;0))/10)" office:value-type="float" office:value="255.542129599015" calcext:value-type="float">
            <text:p>255.54</text:p>
          </table:table-cell>
          <table:table-cell table:formula="of:=[$means.B30]" office:value-type="string" office:string-value="attodom-v0.12.0" calcext:value-type="string">
            <text:p>attodom-v0.12.0</text:p>
          </table:table-cell>
          <table:table-cell table:number-columns-repeated="3"/>
        </table:table-row>
        <table:table-row table:style-name="ro2">
          <table:table-cell table:formula="of:=VLOOKUP([.E25];[$names.$A$2:$names.$D$105];4)" office:value-type="string" office:string-value="domvm" calcext:value-type="string">
            <text:p>domvm</text:p>
          </table:table-cell>
          <table:table-cell table:formula="of:=SQRT(VLOOKUP([.E25];[$means.$B$2:$means.$J$104];3;0)*VLOOKUP([.E25];[$means.$B$2:$means.$J$104];9;0)/10)" office:value-type="float" office:value="254.625293323346" calcext:value-type="float">
            <text:p>254.63</text:p>
          </table:table-cell>
          <table:table-cell table:formula="of:=SQRT((VLOOKUP([.E25];[$means.$B$2:$means.$J$104];3;0)-VLOOKUP([.E25];[$deviations.$A$2:$deviations.$I$104];3;0))*(VLOOKUP([.E25];[$means.$B$2:$means.$J$104];9;0)-VLOOKUP([.E25];[$deviations.$A$2:$deviations.$I$104];9;0))/10)" office:value-type="float" office:value="252.978030666696" calcext:value-type="float">
            <text:p>252.98</text:p>
          </table:table-cell>
          <table:table-cell table:formula="of:=SQRT((VLOOKUP([.E25];[$means.$B$2:$means.$J$104];3;0)+VLOOKUP([.E25];[$deviations.$A$2:$deviations.$I$104];3;0))*(VLOOKUP([.E25];[$means.$B$2:$means.$J$104];9;0)+VLOOKUP([.E25];[$deviations.$A$2:$deviations.$I$104];9;0))/10)" office:value-type="float" office:value="256.268741753652" calcext:value-type="float">
            <text:p>256.27</text:p>
          </table:table-cell>
          <table:table-cell table:formula="of:=[$means.B35]" office:value-type="string" office:string-value="domvm-v3.4.12" calcext:value-type="string">
            <text:p>domvm-v3.4.12</text:p>
          </table:table-cell>
          <table:table-cell table:number-columns-repeated="3"/>
        </table:table-row>
        <table:table-row table:style-name="ro2">
          <table:table-cell table:formula="of:=VLOOKUP([.E26];[$names.$A$2:$names.$D$105];4)" office:value-type="string" office:string-value="lit-html" calcext:value-type="string">
            <text:p>lit-html</text:p>
          </table:table-cell>
          <table:table-cell table:formula="of:=SQRT(VLOOKUP([.E26];[$means.$B$2:$means.$J$104];3;0)*VLOOKUP([.E26];[$means.$B$2:$means.$J$104];9;0)/10)" office:value-type="float" office:value="260.388064242584" calcext:value-type="float">
            <text:p>260.39</text:p>
          </table:table-cell>
          <table:table-cell table:formula="of:=SQRT((VLOOKUP([.E26];[$means.$B$2:$means.$J$104];3;0)-VLOOKUP([.E26];[$deviations.$A$2:$deviations.$I$104];3;0))*(VLOOKUP([.E26];[$means.$B$2:$means.$J$104];9;0)-VLOOKUP([.E26];[$deviations.$A$2:$deviations.$I$104];9;0))/10)" office:value-type="float" office:value="257.451073021652" calcext:value-type="float">
            <text:p>257.45</text:p>
          </table:table-cell>
          <table:table-cell table:formula="of:=SQRT((VLOOKUP([.E26];[$means.$B$2:$means.$J$104];3;0)+VLOOKUP([.E26];[$deviations.$A$2:$deviations.$I$104];3;0))*(VLOOKUP([.E26];[$means.$B$2:$means.$J$104];9;0)+VLOOKUP([.E26];[$deviations.$A$2:$deviations.$I$104];9;0))/10)" office:value-type="float" office:value="263.325006408431" calcext:value-type="float">
            <text:p>263.33</text:p>
          </table:table-cell>
          <table:table-cell table:formula="of:=[$means.B46]" office:value-type="string" office:string-value="lit-html-v1.3.0" calcext:value-type="string">
            <text:p>lit-html-v1.3.0</text:p>
          </table:table-cell>
          <table:table-cell table:number-columns-repeated="3"/>
        </table:table-row>
        <table:table-row table:style-name="ro2">
          <table:table-cell table:formula="of:=VLOOKUP([.E27];[$names.$A$2:$names.$D$105];4)" office:value-type="string" office:string-value="lit-html (docs)" calcext:value-type="string">
            <text:p>lit-html (docs)</text:p>
          </table:table-cell>
          <table:table-cell table:formula="of:=SQRT(VLOOKUP([.E27];[$means.$B$2:$means.$J$104];3;0)*VLOOKUP([.E27];[$means.$B$2:$means.$J$104];9;0)/10)" office:value-type="float" office:value="262.193695576381" calcext:value-type="float">
            <text:p>262.19</text:p>
          </table:table-cell>
          <table:table-cell table:formula="of:=SQRT((VLOOKUP([.E27];[$means.$B$2:$means.$J$104];3;0)-VLOOKUP([.E27];[$deviations.$A$2:$deviations.$I$104];3;0))*(VLOOKUP([.E27];[$means.$B$2:$means.$J$104];9;0)-VLOOKUP([.E27];[$deviations.$A$2:$deviations.$I$104];9;0))/10)" office:value-type="float" office:value="260.215526054846" calcext:value-type="float">
            <text:p>260.22</text:p>
          </table:table-cell>
          <table:table-cell table:formula="of:=SQRT((VLOOKUP([.E27];[$means.$B$2:$means.$J$104];3;0)+VLOOKUP([.E27];[$deviations.$A$2:$deviations.$I$104];3;0))*(VLOOKUP([.E27];[$means.$B$2:$means.$J$104];9;0)+VLOOKUP([.E27];[$deviations.$A$2:$deviations.$I$104];9;0))/10)" office:value-type="float" office:value="264.170793238011" calcext:value-type="float">
            <text:p>264.17</text:p>
          </table:table-cell>
          <table:table-cell table:formula="of:=[$means.B45]" office:value-type="string" office:string-value="lit-html-for-doc-v1.1.0" calcext:value-type="string">
            <text:p>lit-html-for-doc-v1.1.0</text:p>
          </table:table-cell>
          <table:table-cell table:number-columns-repeated="3"/>
        </table:table-row>
        <table:table-row table:style-name="ro2">
          <table:table-cell table:formula="of:=VLOOKUP([.E28];[$names.$A$2:$names.$D$105];4)" office:value-type="string" office:string-value="HyperHTML" calcext:value-type="string">
            <text:p>HyperHTML</text:p>
          </table:table-cell>
          <table:table-cell table:formula="of:=SQRT(VLOOKUP([.E28];[$means.$B$2:$means.$J$104];3;0)*VLOOKUP([.E28];[$means.$B$2:$means.$J$104];9;0)/10)" office:value-type="float" office:value="263.397046300827" calcext:value-type="float">
            <text:p>263.40</text:p>
          </table:table-cell>
          <table:table-cell table:formula="of:=SQRT((VLOOKUP([.E28];[$means.$B$2:$means.$J$104];3;0)-VLOOKUP([.E28];[$deviations.$A$2:$deviations.$I$104];3;0))*(VLOOKUP([.E28];[$means.$B$2:$means.$J$104];9;0)-VLOOKUP([.E28];[$deviations.$A$2:$deviations.$I$104];9;0))/10)" office:value-type="float" office:value="261.206316922084" calcext:value-type="float">
            <text:p>261.21</text:p>
          </table:table-cell>
          <table:table-cell table:formula="of:=SQRT((VLOOKUP([.E28];[$means.$B$2:$means.$J$104];3;0)+VLOOKUP([.E28];[$deviations.$A$2:$deviations.$I$104];3;0))*(VLOOKUP([.E28];[$means.$B$2:$means.$J$104];9;0)+VLOOKUP([.E28];[$deviations.$A$2:$deviations.$I$104];9;0))/10)" office:value-type="float" office:value="265.587089294642" calcext:value-type="float">
            <text:p>265.59</text:p>
          </table:table-cell>
          <table:table-cell table:formula="of:=[$means.B39]" office:value-type="string" office:string-value="hyperhtml-v2.33.0" calcext:value-type="string">
            <text:p>hyperhtml-v2.33.0</text:p>
          </table:table-cell>
          <table:table-cell table:number-columns-repeated="3"/>
        </table:table-row>
        <table:table-row table:style-name="ro2">
          <table:table-cell table:formula="of:=VLOOKUP([.E29];[$names.$A$2:$names.$D$105];4)" office:value-type="string" office:string-value="élément personnalisé" calcext:value-type="string">
            <text:p>élément personnalisé</text:p>
          </table:table-cell>
          <table:table-cell table:formula="of:=SQRT(VLOOKUP([.E29];[$means.$B$2:$means.$J$104];3;0)*VLOOKUP([.E29];[$means.$B$2:$means.$J$104];9;0)/10)" office:value-type="float" office:value="263.798360495284" calcext:value-type="float">
            <text:p>263.80</text:p>
          </table:table-cell>
          <table:table-cell table:formula="of:=SQRT((VLOOKUP([.E29];[$means.$B$2:$means.$J$104];3;0)-VLOOKUP([.E29];[$deviations.$A$2:$deviations.$I$104];3;0))*(VLOOKUP([.E29];[$means.$B$2:$means.$J$104];9;0)-VLOOKUP([.E29];[$deviations.$A$2:$deviations.$I$104];9;0))/10)" office:value-type="float" office:value="262.548119399092" calcext:value-type="float">
            <text:p>262.55</text:p>
          </table:table-cell>
          <table:table-cell table:formula="of:=SQRT((VLOOKUP([.E29];[$means.$B$2:$means.$J$104];3;0)+VLOOKUP([.E29];[$deviations.$A$2:$deviations.$I$104];3;0))*(VLOOKUP([.E29];[$means.$B$2:$means.$J$104];9;0)+VLOOKUP([.E29];[$deviations.$A$2:$deviations.$I$104];9;0))/10)" office:value-type="float" office:value="265.048257870147" calcext:value-type="float">
            <text:p>265.05</text:p>
          </table:table-cell>
          <table:table-cell table:formula="of:=[$means.B19]" office:value-type="string" office:string-value="vanillajs-wc" calcext:value-type="string">
            <text:p>vanillajs-wc</text:p>
          </table:table-cell>
          <table:table-cell table:number-columns-repeated="3"/>
        </table:table-row>
        <table:table-row table:style-name="ro2">
          <table:table-cell table:formula="of:=VLOOKUP([.E30];[$names.$A$2:$names.$D$105];4)" office:value-type="string" office:string-value="stdweb" calcext:value-type="string">
            <text:p>stdweb</text:p>
          </table:table-cell>
          <table:table-cell table:formula="of:=SQRT(VLOOKUP([.E30];[$means.$B$2:$means.$J$104];3;0)*VLOOKUP([.E30];[$means.$B$2:$means.$J$104];9;0)/10)" office:value-type="float" office:value="265.902660761415" calcext:value-type="float">
            <text:p>265.90</text:p>
          </table:table-cell>
          <table:table-cell table:formula="of:=SQRT((VLOOKUP([.E30];[$means.$B$2:$means.$J$104];3;0)-VLOOKUP([.E30];[$deviations.$A$2:$deviations.$I$104];3;0))*(VLOOKUP([.E30];[$means.$B$2:$means.$J$104];9;0)-VLOOKUP([.E30];[$deviations.$A$2:$deviations.$I$104];9;0))/10)" office:value-type="float" office:value="263.3778920107" calcext:value-type="float">
            <text:p>263.38</text:p>
          </table:table-cell>
          <table:table-cell table:formula="of:=SQRT((VLOOKUP([.E30];[$means.$B$2:$means.$J$104];3;0)+VLOOKUP([.E30];[$deviations.$A$2:$deviations.$I$104];3;0))*(VLOOKUP([.E30];[$means.$B$2:$means.$J$104];9;0)+VLOOKUP([.E30];[$deviations.$A$2:$deviations.$I$104];9;0))/10)" office:value-type="float" office:value="268.424201591436" calcext:value-type="float">
            <text:p>268.42</text:p>
          </table:table-cell>
          <table:table-cell table:formula="of:=[$means.B22]" office:value-type="string" office:string-value="stdweb-v0.4.17" calcext:value-type="string">
            <text:p>stdweb-v0.4.17</text:p>
          </table:table-cell>
          <table:table-cell table:number-columns-repeated="3"/>
        </table:table-row>
        <table:table-row table:style-name="ro2">
          <table:table-cell table:formula="of:=VLOOKUP([.E31];[$names.$A$2:$names.$D$105];4)" office:value-type="string" office:string-value="Choo" calcext:value-type="string">
            <text:p>Choo</text:p>
          </table:table-cell>
          <table:table-cell table:formula="of:=SQRT(VLOOKUP([.E31];[$means.$B$2:$means.$J$104];3;0)*VLOOKUP([.E31];[$means.$B$2:$means.$J$104];9;0)/10)" office:value-type="float" office:value="266.406824236918" calcext:value-type="float">
            <text:p>266.41</text:p>
          </table:table-cell>
          <table:table-cell table:formula="of:=SQRT((VLOOKUP([.E31];[$means.$B$2:$means.$J$104];3;0)-VLOOKUP([.E31];[$deviations.$A$2:$deviations.$I$104];3;0))*(VLOOKUP([.E31];[$means.$B$2:$means.$J$104];9;0)-VLOOKUP([.E31];[$deviations.$A$2:$deviations.$I$104];9;0))/10)" office:value-type="float" office:value="264.156069398377" calcext:value-type="float">
            <text:p>264.16</text:p>
          </table:table-cell>
          <table:table-cell table:formula="of:=SQRT((VLOOKUP([.E31];[$means.$B$2:$means.$J$104];3;0)+VLOOKUP([.E31];[$deviations.$A$2:$deviations.$I$104];3;0))*(VLOOKUP([.E31];[$means.$B$2:$means.$J$104];9;0)+VLOOKUP([.E31];[$deviations.$A$2:$deviations.$I$104];9;0))/10)" office:value-type="float" office:value="268.650842172512" calcext:value-type="float">
            <text:p>268.65</text:p>
          </table:table-cell>
          <table:table-cell table:formula="of:=[$means.B58]" office:value-type="string" office:string-value="choo-v7.1.0" calcext:value-type="string">
            <text:p>choo-v7.1.0</text:p>
          </table:table-cell>
          <table:table-cell table:number-columns-repeated="3"/>
        </table:table-row>
        <table:table-row table:style-name="ro2">
          <table:table-cell table:formula="of:=VLOOKUP([.E32];[$names.$A$2:$names.$D$105];4)" office:value-type="string" office:string-value="Template" calcext:value-type="string">
            <text:p>Template</text:p>
          </table:table-cell>
          <table:table-cell table:formula="of:=SQRT(VLOOKUP([.E32];[$means.$B$2:$means.$J$104];3;0)*VLOOKUP([.E32];[$means.$B$2:$means.$J$104];9;0)/10)" office:value-type="float" office:value="266.506877960026" calcext:value-type="float">
            <text:p>266.51</text:p>
          </table:table-cell>
          <table:table-cell table:formula="of:=SQRT((VLOOKUP([.E32];[$means.$B$2:$means.$J$104];3;0)-VLOOKUP([.E32];[$deviations.$A$2:$deviations.$I$104];3;0))*(VLOOKUP([.E32];[$means.$B$2:$means.$J$104];9;0)-VLOOKUP([.E32];[$deviations.$A$2:$deviations.$I$104];9;0))/10)" office:value-type="float" office:value="263.718846501345" calcext:value-type="float">
            <text:p>263.72</text:p>
          </table:table-cell>
          <table:table-cell table:formula="of:=SQRT((VLOOKUP([.E32];[$means.$B$2:$means.$J$104];3;0)+VLOOKUP([.E32];[$deviations.$A$2:$deviations.$I$104];3;0))*(VLOOKUP([.E32];[$means.$B$2:$means.$J$104];9;0)+VLOOKUP([.E32];[$deviations.$A$2:$deviations.$I$104];9;0))/10)" office:value-type="float" office:value="269.293984336821" calcext:value-type="float">
            <text:p>269.29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  <table:table-cell table:number-columns-repeated="3"/>
        </table:table-row>
        <table:table-row table:style-name="ro2">
          <table:table-cell table:formula="of:=VLOOKUP([.E33];[$names.$A$2:$names.$D$105];4)" office:value-type="string" office:string-value="petit-dom" calcext:value-type="string">
            <text:p>petit-dom</text:p>
          </table:table-cell>
          <table:table-cell table:formula="of:=SQRT(VLOOKUP([.E33];[$means.$B$2:$means.$J$104];3;0)*VLOOKUP([.E33];[$means.$B$2:$means.$J$104];9;0)/10)" office:value-type="float" office:value="267.648908086695" calcext:value-type="float">
            <text:p>267.65</text:p>
          </table:table-cell>
          <table:table-cell table:formula="of:=SQRT((VLOOKUP([.E33];[$means.$B$2:$means.$J$104];3;0)-VLOOKUP([.E33];[$deviations.$A$2:$deviations.$I$104];3;0))*(VLOOKUP([.E33];[$means.$B$2:$means.$J$104];9;0)-VLOOKUP([.E33];[$deviations.$A$2:$deviations.$I$104];9;0))/10)" office:value-type="float" office:value="265.180776075491" calcext:value-type="float">
            <text:p>265.18</text:p>
          </table:table-cell>
          <table:table-cell table:formula="of:=SQRT((VLOOKUP([.E33];[$means.$B$2:$means.$J$104];3;0)+VLOOKUP([.E33];[$deviations.$A$2:$deviations.$I$104];3;0))*(VLOOKUP([.E33];[$means.$B$2:$means.$J$104];9;0)+VLOOKUP([.E33];[$deviations.$A$2:$deviations.$I$104];9;0))/10)" office:value-type="float" office:value="270.103683795686" calcext:value-type="float">
            <text:p>270.10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  <table:table-cell table:number-columns-repeated="3"/>
        </table:table-row>
        <table:table-row table:style-name="ro2">
          <table:table-cell table:formula="of:=VLOOKUP([.E34];[$names.$A$2:$names.$D$105];4)" office:value-type="string" office:string-value="RE:DOM" calcext:value-type="string">
            <text:p>RE:DOM</text:p>
          </table:table-cell>
          <table:table-cell table:formula="of:=SQRT(VLOOKUP([.E34];[$means.$B$2:$means.$J$104];3;0)*VLOOKUP([.E34];[$means.$B$2:$means.$J$104];9;0)/10)" office:value-type="float" office:value="268.539874134178" calcext:value-type="float">
            <text:p>268.54</text:p>
          </table:table-cell>
          <table:table-cell table:formula="of:=SQRT((VLOOKUP([.E34];[$means.$B$2:$means.$J$104];3;0)-VLOOKUP([.E34];[$deviations.$A$2:$deviations.$I$104];3;0))*(VLOOKUP([.E34];[$means.$B$2:$means.$J$104];9;0)-VLOOKUP([.E34];[$deviations.$A$2:$deviations.$I$104];9;0))/10)" office:value-type="float" office:value="266.497065649887" calcext:value-type="float">
            <text:p>266.50</text:p>
          </table:table-cell>
          <table:table-cell table:formula="of:=SQRT((VLOOKUP([.E34];[$means.$B$2:$means.$J$104];3;0)+VLOOKUP([.E34];[$deviations.$A$2:$deviations.$I$104];3;0))*(VLOOKUP([.E34];[$means.$B$2:$means.$J$104];9;0)+VLOOKUP([.E34];[$deviations.$A$2:$deviations.$I$104];9;0))/10)" office:value-type="float" office:value="270.580232093921" calcext:value-type="float">
            <text:p>270.58</text:p>
          </table:table-cell>
          <table:table-cell table:formula="of:=[$means.B36]" office:value-type="string" office:string-value="redom-v3.27.0" calcext:value-type="string">
            <text:p>redom-v3.27.0</text:p>
          </table:table-cell>
          <table:table-cell table:number-columns-repeated="3"/>
        </table:table-row>
        <table:table-row table:style-name="ro2">
          <table:table-cell table:formula="of:=VLOOKUP([.E35];[$names.$A$2:$names.$D$105];4)" office:value-type="string" office:string-value="uhtml" calcext:value-type="string">
            <text:p>uhtml</text:p>
          </table:table-cell>
          <table:table-cell table:formula="of:=SQRT(VLOOKUP([.E35];[$means.$B$2:$means.$J$104];3;0)*VLOOKUP([.E35];[$means.$B$2:$means.$J$104];9;0)/10)" office:value-type="float" office:value="269.775365813856" calcext:value-type="float">
            <text:p>269.78</text:p>
          </table:table-cell>
          <table:table-cell table:formula="of:=SQRT((VLOOKUP([.E35];[$means.$B$2:$means.$J$104];3;0)-VLOOKUP([.E35];[$deviations.$A$2:$deviations.$I$104];3;0))*(VLOOKUP([.E35];[$means.$B$2:$means.$J$104];9;0)-VLOOKUP([.E35];[$deviations.$A$2:$deviations.$I$104];9;0))/10)" office:value-type="float" office:value="267.882334243974" calcext:value-type="float">
            <text:p>267.88</text:p>
          </table:table-cell>
          <table:table-cell table:formula="of:=SQRT((VLOOKUP([.E35];[$means.$B$2:$means.$J$104];3;0)+VLOOKUP([.E35];[$deviations.$A$2:$deviations.$I$104];3;0))*(VLOOKUP([.E35];[$means.$B$2:$means.$J$104];9;0)+VLOOKUP([.E35];[$deviations.$A$2:$deviations.$I$104];9;0))/10)" office:value-type="float" office:value="271.668270138417" calcext:value-type="float">
            <text:p>271.67</text:p>
          </table:table-cell>
          <table:table-cell table:formula="of:=[$means.B41]" office:value-type="string" office:string-value="uhtml-v2.1.4" calcext:value-type="string">
            <text:p>uhtml-v2.1.4</text:p>
          </table:table-cell>
          <table:table-cell table:number-columns-repeated="3"/>
        </table:table-row>
        <table:table-row table:style-name="ro2">
          <table:table-cell table:formula="of:=VLOOKUP([.E36];[$names.$A$2:$names.$D$105];4)" office:value-type="string" office:string-value="éléments personnalisés (bonnes pratiques)" calcext:value-type="string">
            <text:p>éléments personnalisés (bonnes pratiques)</text:p>
          </table:table-cell>
          <table:table-cell table:formula="of:=SQRT(VLOOKUP([.E36];[$means.$B$2:$means.$J$104];3;0)*VLOOKUP([.E36];[$means.$B$2:$means.$J$104];9;0)/10)" office:value-type="float" office:value="270.228608774127" calcext:value-type="float">
            <text:p>270.23</text:p>
          </table:table-cell>
          <table:table-cell table:formula="of:=SQRT((VLOOKUP([.E36];[$means.$B$2:$means.$J$104];3;0)-VLOOKUP([.E36];[$deviations.$A$2:$deviations.$I$104];3;0))*(VLOOKUP([.E36];[$means.$B$2:$means.$J$104];9;0)-VLOOKUP([.E36];[$deviations.$A$2:$deviations.$I$104];9;0))/10)" office:value-type="float" office:value="267.545375590758" calcext:value-type="float">
            <text:p>267.55</text:p>
          </table:table-cell>
          <table:table-cell table:formula="of:=SQRT((VLOOKUP([.E36];[$means.$B$2:$means.$J$104];3;0)+VLOOKUP([.E36];[$deviations.$A$2:$deviations.$I$104];3;0))*(VLOOKUP([.E36];[$means.$B$2:$means.$J$104];9;0)+VLOOKUP([.E36];[$deviations.$A$2:$deviations.$I$104];9;0))/10)" office:value-type="float" office:value="272.909699351269" calcext:value-type="float">
            <text:p>272.91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  <table:table-cell table:number-columns-repeated="3"/>
        </table:table-row>
        <table:table-row table:style-name="ro2">
          <table:table-cell table:formula="of:=VLOOKUP([.E37];[$names.$A$2:$names.$D$105];4)" office:value-type="string" office:string-value="lit-element" calcext:value-type="string">
            <text:p>lit-element</text:p>
          </table:table-cell>
          <table:table-cell table:formula="of:=SQRT(VLOOKUP([.E37];[$means.$B$2:$means.$J$104];3;0)*VLOOKUP([.E37];[$means.$B$2:$means.$J$104];9;0)/10)" office:value-type="float" office:value="270.916983594606" calcext:value-type="float">
            <text:p>270.92</text:p>
          </table:table-cell>
          <table:table-cell table:formula="of:=SQRT((VLOOKUP([.E37];[$means.$B$2:$means.$J$104];3;0)-VLOOKUP([.E37];[$deviations.$A$2:$deviations.$I$104];3;0))*(VLOOKUP([.E37];[$means.$B$2:$means.$J$104];9;0)-VLOOKUP([.E37];[$deviations.$A$2:$deviations.$I$104];9;0))/10)" office:value-type="float" office:value="268.93339324078" calcext:value-type="float">
            <text:p>268.93</text:p>
          </table:table-cell>
          <table:table-cell table:formula="of:=SQRT((VLOOKUP([.E37];[$means.$B$2:$means.$J$104];3;0)+VLOOKUP([.E37];[$deviations.$A$2:$deviations.$I$104];3;0))*(VLOOKUP([.E37];[$means.$B$2:$means.$J$104];9;0)+VLOOKUP([.E37];[$deviations.$A$2:$deviations.$I$104];9;0))/10)" office:value-type="float" office:value="272.900505679268" calcext:value-type="float">
            <text:p>272.90</text:p>
          </table:table-cell>
          <table:table-cell table:formula="of:=[$means.B48]" office:value-type="string" office:string-value="lit-element-v2.4.0" calcext:value-type="string">
            <text:p>lit-element-v2.4.0</text:p>
          </table:table-cell>
          <table:table-cell table:number-columns-repeated="3"/>
        </table:table-row>
        <table:table-row table:style-name="ro2">
          <table:table-cell table:formula="of:=VLOOKUP([.E38];[$names.$A$2:$names.$D$105];4)" office:value-type="string" office:string-value="LighterHTML" calcext:value-type="string">
            <text:p>LighterHTML</text:p>
          </table:table-cell>
          <table:table-cell table:formula="of:=SQRT(VLOOKUP([.E38];[$means.$B$2:$means.$J$104];3;0)*VLOOKUP([.E38];[$means.$B$2:$means.$J$104];9;0)/10)" office:value-type="float" office:value="271.936720580358" calcext:value-type="float">
            <text:p>271.94</text:p>
          </table:table-cell>
          <table:table-cell table:formula="of:=SQRT((VLOOKUP([.E38];[$means.$B$2:$means.$J$104];3;0)-VLOOKUP([.E38];[$deviations.$A$2:$deviations.$I$104];3;0))*(VLOOKUP([.E38];[$means.$B$2:$means.$J$104];9;0)-VLOOKUP([.E38];[$deviations.$A$2:$deviations.$I$104];9;0))/10)" office:value-type="float" office:value="269.241809531878" calcext:value-type="float">
            <text:p>269.24</text:p>
          </table:table-cell>
          <table:table-cell table:formula="of:=SQRT((VLOOKUP([.E38];[$means.$B$2:$means.$J$104];3;0)+VLOOKUP([.E38];[$deviations.$A$2:$deviations.$I$104];3;0))*(VLOOKUP([.E38];[$means.$B$2:$means.$J$104];9;0)+VLOOKUP([.E38];[$deviations.$A$2:$deviations.$I$104];9;0))/10)" office:value-type="float" office:value="274.631261876721" calcext:value-type="float">
            <text:p>274.63</text:p>
          </table:table-cell>
          <table:table-cell table:formula="of:=[$means.B47]" office:value-type="string" office:string-value="lighterhtml-v4.1.1" calcext:value-type="string">
            <text:p>lighterhtml-v4.1.1</text:p>
          </table:table-cell>
          <table:table-cell table:number-columns-repeated="3"/>
        </table:table-row>
        <table:table-row table:style-name="ro2">
          <table:table-cell table:formula="of:=VLOOKUP([.E39];[$names.$A$2:$names.$D$105];4)" office:value-type="string" office:string-value="Hyperapp" calcext:value-type="string">
            <text:p>Hyperapp</text:p>
          </table:table-cell>
          <table:table-cell table:formula="of:=SQRT(VLOOKUP([.E39];[$means.$B$2:$means.$J$104];3;0)*VLOOKUP([.E39];[$means.$B$2:$means.$J$104];9;0)/10)" office:value-type="float" office:value="273.057100255606" calcext:value-type="float">
            <text:p>273.06</text:p>
          </table:table-cell>
          <table:table-cell table:formula="of:=SQRT((VLOOKUP([.E39];[$means.$B$2:$means.$J$104];3;0)-VLOOKUP([.E39];[$deviations.$A$2:$deviations.$I$104];3;0))*(VLOOKUP([.E39];[$means.$B$2:$means.$J$104];9;0)-VLOOKUP([.E39];[$deviations.$A$2:$deviations.$I$104];9;0))/10)" office:value-type="float" office:value="268.785574389698" calcext:value-type="float">
            <text:p>268.79</text:p>
          </table:table-cell>
          <table:table-cell table:formula="of:=SQRT((VLOOKUP([.E39];[$means.$B$2:$means.$J$104];3;0)+VLOOKUP([.E39];[$deviations.$A$2:$deviations.$I$104];3;0))*(VLOOKUP([.E39];[$means.$B$2:$means.$J$104];9;0)+VLOOKUP([.E39];[$deviations.$A$2:$deviations.$I$104];9;0))/10)" office:value-type="float" office:value="277.318717363253" calcext:value-type="float">
            <text:p>277.32</text:p>
          </table:table-cell>
          <table:table-cell table:formula="of:=[$means.B38]" office:value-type="string" office:string-value="hyperapp-v2.0.8" calcext:value-type="string">
            <text:p>hyperapp-v2.0.8</text:p>
          </table:table-cell>
          <table:table-cell table:number-columns-repeated="3"/>
        </table:table-row>
        <table:table-row table:style-name="ro2">
          <table:table-cell table:formula="of:=VLOOKUP([.E40];[$names.$A$2:$names.$D$105];4)" office:value-type="string" office:string-value="innerHTML (avec cache)" calcext:value-type="string">
            <text:p>innerHTML (avec cache)</text:p>
          </table:table-cell>
          <table:table-cell table:formula="of:=SQRT(VLOOKUP([.E40];[$means.$B$2:$means.$J$104];3;0)*VLOOKUP([.E40];[$means.$B$2:$means.$J$104];9;0)/10)" office:value-type="float" office:value="275.9399536131" calcext:value-type="float">
            <text:p>275.94</text:p>
          </table:table-cell>
          <table:table-cell table:formula="of:=SQRT((VLOOKUP([.E40];[$means.$B$2:$means.$J$104];3;0)-VLOOKUP([.E40];[$deviations.$A$2:$deviations.$I$104];3;0))*(VLOOKUP([.E40];[$means.$B$2:$means.$J$104];9;0)-VLOOKUP([.E40];[$deviations.$A$2:$deviations.$I$104];9;0))/10)" office:value-type="float" office:value="273.534654111687" calcext:value-type="float">
            <text:p>273.53</text:p>
          </table:table-cell>
          <table:table-cell table:formula="of:=SQRT((VLOOKUP([.E40];[$means.$B$2:$means.$J$104];3;0)+VLOOKUP([.E40];[$deviations.$A$2:$deviations.$I$104];3;0))*(VLOOKUP([.E40];[$means.$B$2:$means.$J$104];9;0)+VLOOKUP([.E40];[$deviations.$A$2:$deviations.$I$104];9;0))/10)" office:value-type="float" office:value="278.343976044031" calcext:value-type="float">
            <text:p>278.34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  <table:table-cell table:number-columns-repeated="3"/>
        </table:table-row>
        <table:table-row table:style-name="ro2">
          <table:table-cell table:formula="of:=VLOOKUP([.E41];[$names.$A$2:$names.$D$105];4)" office:value-type="string" office:string-value="Vue.js 3" calcext:value-type="string">
            <text:p>Vue.js 3</text:p>
          </table:table-cell>
          <table:table-cell table:formula="of:=SQRT(VLOOKUP([.E41];[$means.$B$2:$means.$J$104];3;0)*VLOOKUP([.E41];[$means.$B$2:$means.$J$104];9;0)/10)" office:value-type="float" office:value="276.556319761455" calcext:value-type="float">
            <text:p>276.56</text:p>
          </table:table-cell>
          <table:table-cell table:formula="of:=SQRT((VLOOKUP([.E41];[$means.$B$2:$means.$J$104];3;0)-VLOOKUP([.E41];[$deviations.$A$2:$deviations.$I$104];3;0))*(VLOOKUP([.E41];[$means.$B$2:$means.$J$104];9;0)-VLOOKUP([.E41];[$deviations.$A$2:$deviations.$I$104];9;0))/10)" office:value-type="float" office:value="274.572127136022" calcext:value-type="float">
            <text:p>274.57</text:p>
          </table:table-cell>
          <table:table-cell table:formula="of:=SQRT((VLOOKUP([.E41];[$means.$B$2:$means.$J$104];3;0)+VLOOKUP([.E41];[$deviations.$A$2:$deviations.$I$104];3;0))*(VLOOKUP([.E41];[$means.$B$2:$means.$J$104];9;0)+VLOOKUP([.E41];[$deviations.$A$2:$deviations.$I$104];9;0))/10)" office:value-type="float" office:value="278.533744813802" calcext:value-type="float">
            <text:p>278.53</text:p>
          </table:table-cell>
          <table:table-cell table:formula="of:=[$means.B51]" office:value-type="string" office:string-value="vue-v3.0.2" calcext:value-type="string">
            <text:p>vue-v3.0.2</text:p>
          </table:table-cell>
          <table:table-cell table:number-columns-repeated="3"/>
        </table:table-row>
        <table:table-row table:style-name="ro2">
          <table:table-cell table:formula="of:=VLOOKUP([.E42];[$names.$A$2:$names.$D$105];4)" office:value-type="string" office:string-value="innerHTML" calcext:value-type="string">
            <text:p>innerHTML</text:p>
          </table:table-cell>
          <table:table-cell table:formula="of:=SQRT(VLOOKUP([.E42];[$means.$B$2:$means.$J$104];3;0)*VLOOKUP([.E42];[$means.$B$2:$means.$J$104];9;0)/10)" office:value-type="float" office:value="277.34988732646" calcext:value-type="float">
            <text:p>277.35</text:p>
          </table:table-cell>
          <table:table-cell table:formula="of:=SQRT((VLOOKUP([.E42];[$means.$B$2:$means.$J$104];3;0)-VLOOKUP([.E42];[$deviations.$A$2:$deviations.$I$104];3;0))*(VLOOKUP([.E42];[$means.$B$2:$means.$J$104];9;0)-VLOOKUP([.E42];[$deviations.$A$2:$deviations.$I$104];9;0))/10)" office:value-type="float" office:value="275.619973877076" calcext:value-type="float">
            <text:p>275.62</text:p>
          </table:table-cell>
          <table:table-cell table:formula="of:=SQRT((VLOOKUP([.E42];[$means.$B$2:$means.$J$104];3;0)+VLOOKUP([.E42];[$deviations.$A$2:$deviations.$I$104];3;0))*(VLOOKUP([.E42];[$means.$B$2:$means.$J$104];9;0)+VLOOKUP([.E42];[$deviations.$A$2:$deviations.$I$104];9;0))/10)" office:value-type="float" office:value="279.079311307736" calcext:value-type="float">
            <text:p>279.0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  <table:table-cell table:number-columns-repeated="3"/>
        </table:table-row>
        <table:table-row table:style-name="ro2">
          <table:table-cell table:formula="of:=VLOOKUP([.E43];[$names.$A$2:$names.$D$105];4)" office:value-type="string" office:string-value="Svelte" calcext:value-type="string">
            <text:p>Svelte</text:p>
          </table:table-cell>
          <table:table-cell table:formula="of:=SQRT(VLOOKUP([.E43];[$means.$B$2:$means.$J$104];3;0)*VLOOKUP([.E43];[$means.$B$2:$means.$J$104];9;0)/10)" office:value-type="float" office:value="281.065707620122" calcext:value-type="float">
            <text:p>281.07</text:p>
          </table:table-cell>
          <table:table-cell table:formula="of:=SQRT((VLOOKUP([.E43];[$means.$B$2:$means.$J$104];3;0)-VLOOKUP([.E43];[$deviations.$A$2:$deviations.$I$104];3;0))*(VLOOKUP([.E43];[$means.$B$2:$means.$J$104];9;0)-VLOOKUP([.E43];[$deviations.$A$2:$deviations.$I$104];9;0))/10)" office:value-type="float" office:value="278.992286631728" calcext:value-type="float">
            <text:p>278.99</text:p>
          </table:table-cell>
          <table:table-cell table:formula="of:=SQRT((VLOOKUP([.E43];[$means.$B$2:$means.$J$104];3;0)+VLOOKUP([.E43];[$deviations.$A$2:$deviations.$I$104];3;0))*(VLOOKUP([.E43];[$means.$B$2:$means.$J$104];9;0)+VLOOKUP([.E43];[$deviations.$A$2:$deviations.$I$104];9;0))/10)" office:value-type="float" office:value="283.138976476217" calcext:value-type="float">
            <text:p>283.14</text:p>
          </table:table-cell>
          <table:table-cell table:formula="of:=[$means.B40]" office:value-type="string" office:string-value="svelte-v3.29.4" calcext:value-type="string">
            <text:p>svelte-v3.29.4</text:p>
          </table:table-cell>
          <table:table-cell table:number-columns-repeated="3"/>
        </table:table-row>
        <table:table-row table:style-name="ro2">
          <table:table-cell table:formula="of:=VLOOKUP([.E44];[$names.$A$2:$names.$D$105];4)" office:value-type="string" office:string-value="pseudo-composant innerHTML" calcext:value-type="string">
            <text:p>pseudo-composant innerHTML</text:p>
          </table:table-cell>
          <table:table-cell table:formula="of:=SQRT(VLOOKUP([.E44];[$means.$B$2:$means.$J$104];3;0)*VLOOKUP([.E44];[$means.$B$2:$means.$J$104];9;0)/10)" office:value-type="float" office:value="284.533528780002" calcext:value-type="float">
            <text:p>284.53</text:p>
          </table:table-cell>
          <table:table-cell table:formula="of:=SQRT((VLOOKUP([.E44];[$means.$B$2:$means.$J$104];3;0)-VLOOKUP([.E44];[$deviations.$A$2:$deviations.$I$104];3;0))*(VLOOKUP([.E44];[$means.$B$2:$means.$J$104];9;0)-VLOOKUP([.E44];[$deviations.$A$2:$deviations.$I$104];9;0))/10)" office:value-type="float" office:value="283.140730026607" calcext:value-type="float">
            <text:p>283.14</text:p>
          </table:table-cell>
          <table:table-cell table:formula="of:=SQRT((VLOOKUP([.E44];[$means.$B$2:$means.$J$104];3;0)+VLOOKUP([.E44];[$deviations.$A$2:$deviations.$I$104];3;0))*(VLOOKUP([.E44];[$means.$B$2:$means.$J$104];9;0)+VLOOKUP([.E44];[$deviations.$A$2:$deviations.$I$104];9;0))/10)" office:value-type="float" office:value="285.922900446956" calcext:value-type="float">
            <text:p>285.92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  <table:table-cell table:number-columns-repeated="3"/>
        </table:table-row>
        <table:table-row table:style-name="ro2">
          <table:table-cell table:formula="of:=VLOOKUP([.E45];[$names.$A$2:$names.$D$105];4)" office:value-type="string" office:string-value="éléments personnalisés (DX)" calcext:value-type="string">
            <text:p>éléments personnalisés (DX)</text:p>
          </table:table-cell>
          <table:table-cell table:formula="of:=SQRT(VLOOKUP([.E45];[$means.$B$2:$means.$J$104];3;0)*VLOOKUP([.E45];[$means.$B$2:$means.$J$104];9;0)/10)" office:value-type="float" office:value="291.077384899617" calcext:value-type="float">
            <text:p>291.08</text:p>
          </table:table-cell>
          <table:table-cell table:formula="of:=SQRT((VLOOKUP([.E45];[$means.$B$2:$means.$J$104];3;0)-VLOOKUP([.E45];[$deviations.$A$2:$deviations.$I$104];3;0))*(VLOOKUP([.E45];[$means.$B$2:$means.$J$104];9;0)-VLOOKUP([.E45];[$deviations.$A$2:$deviations.$I$104];9;0))/10)" office:value-type="float" office:value="289.579122175615" calcext:value-type="float">
            <text:p>289.58</text:p>
          </table:table-cell>
          <table:table-cell table:formula="of:=SQRT((VLOOKUP([.E45];[$means.$B$2:$means.$J$104];3;0)+VLOOKUP([.E45];[$deviations.$A$2:$deviations.$I$104];3;0))*(VLOOKUP([.E45];[$means.$B$2:$means.$J$104];9;0)+VLOOKUP([.E45];[$deviations.$A$2:$deviations.$I$104];9;0))/10)" office:value-type="float" office:value="292.575528710109" calcext:value-type="float">
            <text:p>292.58</text:p>
          </table:table-cell>
          <table:table-cell table:formula="of:=[$means.B31]" office:value-type="string" office:string-value="vanillajs-wc-dx" calcext:value-type="string">
            <text:p>vanillajs-wc-dx</text:p>
          </table:table-cell>
          <table:table-cell table:number-columns-repeated="3"/>
        </table:table-row>
        <table:table-row table:style-name="ro2">
          <table:table-cell table:formula="of:=VLOOKUP([.E46];[$names.$A$2:$names.$D$105];4)" office:value-type="string" office:string-value="docs élément personnalisé " calcext:value-type="string">
            <text:p>docs élément personnalisé </text:p>
          </table:table-cell>
          <table:table-cell table:formula="of:=SQRT(VLOOKUP([.E46];[$means.$B$2:$means.$J$104];3;0)*VLOOKUP([.E46];[$means.$B$2:$means.$J$104];9;0)/10)" office:value-type="float" office:value="297.242756009293" calcext:value-type="float">
            <text:p>297.24</text:p>
          </table:table-cell>
          <table:table-cell table:formula="of:=SQRT((VLOOKUP([.E46];[$means.$B$2:$means.$J$104];3;0)-VLOOKUP([.E46];[$deviations.$A$2:$deviations.$I$104];3;0))*(VLOOKUP([.E46];[$means.$B$2:$means.$J$104];9;0)-VLOOKUP([.E46];[$deviations.$A$2:$deviations.$I$104];9;0))/10)" office:value-type="float" office:value="295.544478886005" calcext:value-type="float">
            <text:p>295.54</text:p>
          </table:table-cell>
          <table:table-cell table:formula="of:=SQRT((VLOOKUP([.E46];[$means.$B$2:$means.$J$104];3;0)+VLOOKUP([.E46];[$deviations.$A$2:$deviations.$I$104];3;0))*(VLOOKUP([.E46];[$means.$B$2:$means.$J$104];9;0)+VLOOKUP([.E46];[$deviations.$A$2:$deviations.$I$104];9;0))/10)" office:value-type="float" office:value="298.939848464536" calcext:value-type="float">
            <text:p>298.94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  <table:table-cell table:number-columns-repeated="3"/>
        </table:table-row>
        <table:table-row table:style-name="ro2">
          <table:table-cell table:formula="of:=VLOOKUP([.E47];[$names.$A$2:$names.$D$105];4)" office:value-type="string" office:string-value="Preact" calcext:value-type="string">
            <text:p>Preact</text:p>
          </table:table-cell>
          <table:table-cell table:formula="of:=SQRT(VLOOKUP([.E47];[$means.$B$2:$means.$J$104];3;0)*VLOOKUP([.E47];[$means.$B$2:$means.$J$104];9;0)/10)" office:value-type="float" office:value="305.131630612102" calcext:value-type="float">
            <text:p>305.13</text:p>
          </table:table-cell>
          <table:table-cell table:formula="of:=SQRT((VLOOKUP([.E47];[$means.$B$2:$means.$J$104];3;0)-VLOOKUP([.E47];[$deviations.$A$2:$deviations.$I$104];3;0))*(VLOOKUP([.E47];[$means.$B$2:$means.$J$104];9;0)-VLOOKUP([.E47];[$deviations.$A$2:$deviations.$I$104];9;0))/10)" office:value-type="float" office:value="300.0971842587" calcext:value-type="float">
            <text:p>300.10</text:p>
          </table:table-cell>
          <table:table-cell table:formula="of:=SQRT((VLOOKUP([.E47];[$means.$B$2:$means.$J$104];3;0)+VLOOKUP([.E47];[$deviations.$A$2:$deviations.$I$104];3;0))*(VLOOKUP([.E47];[$means.$B$2:$means.$J$104];9;0)+VLOOKUP([.E47];[$deviations.$A$2:$deviations.$I$104];9;0))/10)" office:value-type="float" office:value="310.163286028505" calcext:value-type="float">
            <text:p>310.16</text:p>
          </table:table-cell>
          <table:table-cell table:formula="of:=[$means.B49]" office:value-type="string" office:string-value="preact-v10.5.5" calcext:value-type="string">
            <text:p>preact-v10.5.5</text:p>
          </table:table-cell>
          <table:table-cell table:number-columns-repeated="3"/>
        </table:table-row>
        <table:table-row table:style-name="ro2">
          <table:table-cell table:formula="of:=VLOOKUP([.E48];[$names.$A$2:$names.$D$105];4)" office:value-type="string" office:string-value="dominator" calcext:value-type="string">
            <text:p>dominator</text:p>
          </table:table-cell>
          <table:table-cell table:formula="of:=SQRT(VLOOKUP([.E48];[$means.$B$2:$means.$J$104];3;0)*VLOOKUP([.E48];[$means.$B$2:$means.$J$104];9;0)/10)" office:value-type="float" office:value="305.844404885883" calcext:value-type="float">
            <text:p>305.84</text:p>
          </table:table-cell>
          <table:table-cell table:formula="of:=SQRT((VLOOKUP([.E48];[$means.$B$2:$means.$J$104];3;0)-VLOOKUP([.E48];[$deviations.$A$2:$deviations.$I$104];3;0))*(VLOOKUP([.E48];[$means.$B$2:$means.$J$104];9;0)-VLOOKUP([.E48];[$deviations.$A$2:$deviations.$I$104];9;0))/10)" office:value-type="float" office:value="303.024132702331" calcext:value-type="float">
            <text:p>303.02</text:p>
          </table:table-cell>
          <table:table-cell table:formula="of:=SQRT((VLOOKUP([.E48];[$means.$B$2:$means.$J$104];3;0)+VLOOKUP([.E48];[$deviations.$A$2:$deviations.$I$104];3;0))*(VLOOKUP([.E48];[$means.$B$2:$means.$J$104];9;0)+VLOOKUP([.E48];[$deviations.$A$2:$deviations.$I$104];9;0))/10)" office:value-type="float" office:value="308.660663188557" calcext:value-type="float">
            <text:p>308.66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  <table:table-cell table:number-columns-repeated="3"/>
        </table:table-row>
        <table:table-row table:style-name="ro2">
          <table:table-cell table:formula="of:=VLOOKUP([.E49];[$names.$A$2:$names.$D$105];4)" office:value-type="string" office:string-value="Angular 8" calcext:value-type="string">
            <text:p>Angular 8</text:p>
          </table:table-cell>
          <table:table-cell table:formula="of:=SQRT(VLOOKUP([.E49];[$means.$B$2:$means.$J$104];3;0)*VLOOKUP([.E49];[$means.$B$2:$means.$J$104];9;0)/10)" office:value-type="float" office:value="311.099900353568" calcext:value-type="float">
            <text:p>311.10</text:p>
          </table:table-cell>
          <table:table-cell table:formula="of:=SQRT((VLOOKUP([.E49];[$means.$B$2:$means.$J$104];3;0)-VLOOKUP([.E49];[$deviations.$A$2:$deviations.$I$104];3;0))*(VLOOKUP([.E49];[$means.$B$2:$means.$J$104];9;0)-VLOOKUP([.E49];[$deviations.$A$2:$deviations.$I$104];9;0))/10)" office:value-type="float" office:value="307.110753637837" calcext:value-type="float">
            <text:p>307.11</text:p>
          </table:table-cell>
          <table:table-cell table:formula="of:=SQRT((VLOOKUP([.E49];[$means.$B$2:$means.$J$104];3;0)+VLOOKUP([.E49];[$deviations.$A$2:$deviations.$I$104];3;0))*(VLOOKUP([.E49];[$means.$B$2:$means.$J$104];9;0)+VLOOKUP([.E49];[$deviations.$A$2:$deviations.$I$104];9;0))/10)" office:value-type="float" office:value="315.081422810041" calcext:value-type="float">
            <text:p>315.08</text:p>
          </table:table-cell>
          <table:table-cell table:formula="of:=[$means.B55]" office:value-type="string" office:string-value="angular-v8.2.14" calcext:value-type="string">
            <text:p>angular-v8.2.14</text:p>
          </table:table-cell>
          <table:table-cell table:number-columns-repeated="3"/>
        </table:table-row>
        <table:table-row table:style-name="ro2">
          <table:table-cell table:formula="of:=VLOOKUP([.E50];[$names.$A$2:$names.$D$105];4)" office:value-type="string" office:string-value="Angular 11" calcext:value-type="string">
            <text:p>Angular 11</text:p>
          </table:table-cell>
          <table:table-cell table:formula="of:=SQRT(VLOOKUP([.E50];[$means.$B$2:$means.$J$104];3;0)*VLOOKUP([.E50];[$means.$B$2:$means.$J$104];9;0)/10)" office:value-type="float" office:value="323.770727521807" calcext:value-type="float">
            <text:p>323.77</text:p>
          </table:table-cell>
          <table:table-cell table:formula="of:=SQRT((VLOOKUP([.E50];[$means.$B$2:$means.$J$104];3;0)-VLOOKUP([.E50];[$deviations.$A$2:$deviations.$I$104];3;0))*(VLOOKUP([.E50];[$means.$B$2:$means.$J$104];9;0)-VLOOKUP([.E50];[$deviations.$A$2:$deviations.$I$104];9;0))/10)" office:value-type="float" office:value="321.0694504309" calcext:value-type="float">
            <text:p>321.07</text:p>
          </table:table-cell>
          <table:table-cell table:formula="of:=SQRT((VLOOKUP([.E50];[$means.$B$2:$means.$J$104];3;0)+VLOOKUP([.E50];[$deviations.$A$2:$deviations.$I$104];3;0))*(VLOOKUP([.E50];[$means.$B$2:$means.$J$104];9;0)+VLOOKUP([.E50];[$deviations.$A$2:$deviations.$I$104];9;0))/10)" office:value-type="float" office:value="326.471968168785" calcext:value-type="float">
            <text:p>326.47</text:p>
          </table:table-cell>
          <table:table-cell table:formula="of:=[$means.B57]" office:value-type="string" office:string-value="angular-ng-v11.0.2" calcext:value-type="string">
            <text:p>angular-ng-v11.0.2</text:p>
          </table:table-cell>
          <table:table-cell table:number-columns-repeated="3"/>
        </table:table-row>
        <table:table-row table:style-name="ro2">
          <table:table-cell table:formula="of:=VLOOKUP([.E51];[$names.$A$2:$names.$D$105];4)" office:value-type="string" office:string-value="React w/ RxJS" calcext:value-type="string">
            <text:p>React w/ RxJS</text:p>
          </table:table-cell>
          <table:table-cell table:formula="of:=SQRT(VLOOKUP([.E51];[$means.$B$2:$means.$J$104];3;0)*VLOOKUP([.E51];[$means.$B$2:$means.$J$104];9;0)/10)" office:value-type="float" office:value="326.435521964139" calcext:value-type="float">
            <text:p>326.44</text:p>
          </table:table-cell>
          <table:table-cell table:formula="of:=SQRT((VLOOKUP([.E51];[$means.$B$2:$means.$J$104];3;0)-VLOOKUP([.E51];[$deviations.$A$2:$deviations.$I$104];3;0))*(VLOOKUP([.E51];[$means.$B$2:$means.$J$104];9;0)-VLOOKUP([.E51];[$deviations.$A$2:$deviations.$I$104];9;0))/10)" office:value-type="float" office:value="317.176304285172" calcext:value-type="float">
            <text:p>317.18</text:p>
          </table:table-cell>
          <table:table-cell table:formula="of:=SQRT((VLOOKUP([.E51];[$means.$B$2:$means.$J$104];3;0)+VLOOKUP([.E51];[$deviations.$A$2:$deviations.$I$104];3;0))*(VLOOKUP([.E51];[$means.$B$2:$means.$J$104];9;0)+VLOOKUP([.E51];[$deviations.$A$2:$deviations.$I$104];9;0))/10)" office:value-type="float" office:value="335.588319224612" calcext:value-type="float">
            <text:p>335.59</text:p>
          </table:table-cell>
          <table:table-cell table:formula="of:=[$means.B53]" office:value-type="string" office:string-value="react-rxjs-v17.0.1 + 0.6.0" calcext:value-type="string">
            <text:p>react-rxjs-v17.0.1 + 0.6.0</text:p>
          </table:table-cell>
          <table:table-cell table:number-columns-repeated="3"/>
        </table:table-row>
        <table:table-row table:style-name="ro2">
          <table:table-cell table:formula="of:=VLOOKUP([.E52];[$names.$A$2:$names.$D$105];4)" office:value-type="string" office:string-value="Cash" calcext:value-type="string">
            <text:p>Cash</text:p>
          </table:table-cell>
          <table:table-cell table:formula="of:=SQRT(VLOOKUP([.E52];[$means.$B$2:$means.$J$104];3;0)*VLOOKUP([.E52];[$means.$B$2:$means.$J$104];9;0)/10)" office:value-type="float" office:value="327.717735253983" calcext:value-type="float">
            <text:p>327.72</text:p>
          </table:table-cell>
          <table:table-cell table:formula="of:=SQRT((VLOOKUP([.E52];[$means.$B$2:$means.$J$104];3;0)-VLOOKUP([.E52];[$deviations.$A$2:$deviations.$I$104];3;0))*(VLOOKUP([.E52];[$means.$B$2:$means.$J$104];9;0)-VLOOKUP([.E52];[$deviations.$A$2:$deviations.$I$104];9;0))/10)" office:value-type="float" office:value="325.310110509956" calcext:value-type="float">
            <text:p>325.31</text:p>
          </table:table-cell>
          <table:table-cell table:formula="of:=SQRT((VLOOKUP([.E52];[$means.$B$2:$means.$J$104];3;0)+VLOOKUP([.E52];[$deviations.$A$2:$deviations.$I$104];3;0))*(VLOOKUP([.E52];[$means.$B$2:$means.$J$104];9;0)+VLOOKUP([.E52];[$deviations.$A$2:$deviations.$I$104];9;0))/10)" office:value-type="float" office:value="330.123794961829" calcext:value-type="float">
            <text:p>330.12</text:p>
          </table:table-cell>
          <table:table-cell table:formula="of:=[$means.B37]" office:value-type="string" office:string-value="cash-v8.1.0" calcext:value-type="string">
            <text:p>cash-v8.1.0</text:p>
          </table:table-cell>
          <table:table-cell table:number-columns-repeated="3"/>
        </table:table-row>
        <table:table-row table:style-name="ro2">
          <table:table-cell table:formula="of:=VLOOKUP([.E53];[$names.$A$2:$names.$D$105];4)" office:value-type="string" office:string-value="React" calcext:value-type="string">
            <text:p>React</text:p>
          </table:table-cell>
          <table:table-cell table:formula="of:=SQRT(VLOOKUP([.E53];[$means.$B$2:$means.$J$104];3;0)*VLOOKUP([.E53];[$means.$B$2:$means.$J$104];9;0)/10)" office:value-type="float" office:value="334.887740892377" calcext:value-type="float">
            <text:p>334.89</text:p>
          </table:table-cell>
          <table:table-cell table:formula="of:=SQRT((VLOOKUP([.E53];[$means.$B$2:$means.$J$104];3;0)-VLOOKUP([.E53];[$deviations.$A$2:$deviations.$I$104];3;0))*(VLOOKUP([.E53];[$means.$B$2:$means.$J$104];9;0)-VLOOKUP([.E53];[$deviations.$A$2:$deviations.$I$104];9;0))/10)" office:value-type="float" office:value="325.163266683062" calcext:value-type="float">
            <text:p>325.16</text:p>
          </table:table-cell>
          <table:table-cell table:formula="of:=SQRT((VLOOKUP([.E53];[$means.$B$2:$means.$J$104];3;0)+VLOOKUP([.E53];[$deviations.$A$2:$deviations.$I$104];3;0))*(VLOOKUP([.E53];[$means.$B$2:$means.$J$104];9;0)+VLOOKUP([.E53];[$deviations.$A$2:$deviations.$I$104];9;0))/10)" office:value-type="float" office:value="344.490423669512" calcext:value-type="float">
            <text:p>344.49</text:p>
          </table:table-cell>
          <table:table-cell table:formula="of:=[$means.B54]" office:value-type="string" office:string-value="react-hooks-v17.0.1" calcext:value-type="string">
            <text:p>react-hooks-v17.0.1</text:p>
          </table:table-cell>
          <table:table-cell table:number-columns-repeated="3"/>
        </table:table-row>
        <table:table-row table:style-name="ro2">
          <table:table-cell table:formula="of:=VLOOKUP([.E54];[$names.$A$2:$names.$D$105];4)" office:value-type="string" office:string-value="React w/ Redux (hooks)" calcext:value-type="string">
            <text:p>React w/ Redux (hooks)</text:p>
          </table:table-cell>
          <table:table-cell table:formula="of:=SQRT(VLOOKUP([.E54];[$means.$B$2:$means.$J$104];3;0)*VLOOKUP([.E54];[$means.$B$2:$means.$J$104];9;0)/10)" office:value-type="float" office:value="338.031497053159" calcext:value-type="float">
            <text:p>338.03</text:p>
          </table:table-cell>
          <table:table-cell table:formula="of:=SQRT((VLOOKUP([.E54];[$means.$B$2:$means.$J$104];3;0)-VLOOKUP([.E54];[$deviations.$A$2:$deviations.$I$104];3;0))*(VLOOKUP([.E54];[$means.$B$2:$means.$J$104];9;0)-VLOOKUP([.E54];[$deviations.$A$2:$deviations.$I$104];9;0))/10)" office:value-type="float" office:value="335.662601431854" calcext:value-type="float">
            <text:p>335.66</text:p>
          </table:table-cell>
          <table:table-cell table:formula="of:=SQRT((VLOOKUP([.E54];[$means.$B$2:$means.$J$104];3;0)+VLOOKUP([.E54];[$deviations.$A$2:$deviations.$I$104];3;0))*(VLOOKUP([.E54];[$means.$B$2:$means.$J$104];9;0)+VLOOKUP([.E54];[$deviations.$A$2:$deviations.$I$104];9;0))/10)" office:value-type="float" office:value="340.399923619263" calcext:value-type="float">
            <text:p>340.40</text:p>
          </table:table-cell>
          <table:table-cell table:formula="of:=[$means.B52]" office:value-type="string" office:string-value="react-redux-hooks-v17.0.1 + 7.2.1" calcext:value-type="string">
            <text:p>react-redux-hooks-v17.0.1 + 7.2.1</text:p>
          </table:table-cell>
          <table:table-cell table:number-columns-repeated="3"/>
        </table:table-row>
        <table:table-row table:style-name="ro2">
          <table:table-cell table:formula="of:=VLOOKUP([.E55];[$names.$A$2:$names.$D$105];4)" office:value-type="string" office:string-value="JQuery" calcext:value-type="string">
            <text:p>JQuery</text:p>
          </table:table-cell>
          <table:table-cell table:formula="of:=SQRT(VLOOKUP([.E55];[$means.$B$2:$means.$J$104];3;0)*VLOOKUP([.E55];[$means.$B$2:$means.$J$104];9;0)/10)" office:value-type="float" office:value="361.864954091993" calcext:value-type="float">
            <text:p>361.86</text:p>
          </table:table-cell>
          <table:table-cell table:formula="of:=SQRT((VLOOKUP([.E55];[$means.$B$2:$means.$J$104];3;0)-VLOOKUP([.E55];[$deviations.$A$2:$deviations.$I$104];3;0))*(VLOOKUP([.E55];[$means.$B$2:$means.$J$104];9;0)-VLOOKUP([.E55];[$deviations.$A$2:$deviations.$I$104];9;0))/10)" office:value-type="float" office:value="358.779168849029" calcext:value-type="float">
            <text:p>358.78</text:p>
          </table:table-cell>
          <table:table-cell table:formula="of:=SQRT((VLOOKUP([.E55];[$means.$B$2:$means.$J$104];3;0)+VLOOKUP([.E55];[$deviations.$A$2:$deviations.$I$104];3;0))*(VLOOKUP([.E55];[$means.$B$2:$means.$J$104];9;0)+VLOOKUP([.E55];[$deviations.$A$2:$deviations.$I$104];9;0))/10)" office:value-type="float" office:value="364.950689819871" calcext:value-type="float">
            <text:p>364.95</text:p>
          </table:table-cell>
          <table:table-cell table:formula="of:=[$means.B44]" office:value-type="string" office:string-value="jquery-v3.5.1" calcext:value-type="string">
            <text:p>jquery-v3.5.1</text:p>
          </table:table-cell>
          <table:table-cell table:number-columns-repeated="3"/>
        </table:table-row>
        <table:table-row table:style-name="ro2">
          <table:table-cell table:formula="of:=VLOOKUP([.E56];[$names.$A$2:$names.$D$105];4)" office:value-type="string" office:string-value="Zepto" calcext:value-type="string">
            <text:p>Zepto</text:p>
          </table:table-cell>
          <table:table-cell table:formula="of:=SQRT(VLOOKUP([.E56];[$means.$B$2:$means.$J$104];3;0)*VLOOKUP([.E56];[$means.$B$2:$means.$J$104];9;0)/10)" office:value-type="float" office:value="364.589964206367" calcext:value-type="float">
            <text:p>364.59</text:p>
          </table:table-cell>
          <table:table-cell table:formula="of:=SQRT((VLOOKUP([.E56];[$means.$B$2:$means.$J$104];3;0)-VLOOKUP([.E56];[$deviations.$A$2:$deviations.$I$104];3;0))*(VLOOKUP([.E56];[$means.$B$2:$means.$J$104];9;0)-VLOOKUP([.E56];[$deviations.$A$2:$deviations.$I$104];9;0))/10)" office:value-type="float" office:value="360.593589793274" calcext:value-type="float">
            <text:p>360.59</text:p>
          </table:table-cell>
          <table:table-cell table:formula="of:=SQRT((VLOOKUP([.E56];[$means.$B$2:$means.$J$104];3;0)+VLOOKUP([.E56];[$deviations.$A$2:$deviations.$I$104];3;0))*(VLOOKUP([.E56];[$means.$B$2:$means.$J$104];9;0)+VLOOKUP([.E56];[$deviations.$A$2:$deviations.$I$104];9;0))/10)" office:value-type="float" office:value="368.584420452086" calcext:value-type="float">
            <text:p>368.58</text:p>
          </table:table-cell>
          <table:table-cell table:formula="of:=[$means.B42]" office:value-type="string" office:string-value="zepto-v1.2.0" calcext:value-type="string">
            <text:p>zepto-v1.2.0</text:p>
          </table:table-cell>
          <table:table-cell table:number-columns-repeated="3"/>
        </table:table-row>
        <table:table-row table:style-name="ro2">
          <table:table-cell table:formula="of:=VLOOKUP([.E57];[$names.$A$2:$names.$D$105];4)" office:value-type="string" office:string-value="Isotope" calcext:value-type="string">
            <text:p>Isotope</text:p>
          </table:table-cell>
          <table:table-cell table:formula="of:=SQRT(VLOOKUP([.E57];[$means.$B$2:$means.$J$104];3;0)*VLOOKUP([.E57];[$means.$B$2:$means.$J$104];9;0)/10)" office:value-type="float" office:value="380.248534513941" calcext:value-type="float">
            <text:p>380.25</text:p>
          </table:table-cell>
          <table:table-cell table:formula="of:=SQRT((VLOOKUP([.E57];[$means.$B$2:$means.$J$104];3;0)-VLOOKUP([.E57];[$deviations.$A$2:$deviations.$I$104];3;0))*(VLOOKUP([.E57];[$means.$B$2:$means.$J$104];9;0)-VLOOKUP([.E57];[$deviations.$A$2:$deviations.$I$104];9;0))/10)" office:value-type="float" office:value="378.269541464813" calcext:value-type="float">
            <text:p>378.27</text:p>
          </table:table-cell>
          <table:table-cell table:formula="of:=SQRT((VLOOKUP([.E57];[$means.$B$2:$means.$J$104];3;0)+VLOOKUP([.E57];[$deviations.$A$2:$deviations.$I$104];3;0))*(VLOOKUP([.E57];[$means.$B$2:$means.$J$104];9;0)+VLOOKUP([.E57];[$deviations.$A$2:$deviations.$I$104];9;0))/10)" office:value-type="float" office:value="382.225587840479" calcext:value-type="float">
            <text:p>382.23</text:p>
          </table:table-cell>
          <table:table-cell table:formula="of:=[$means.B50]" office:value-type="string" office:string-value="isotope-v0.2.0" calcext:value-type="string">
            <text:p>isotope-v0.2.0</text:p>
          </table:table-cell>
          <table:table-cell table:number-columns-repeated="3"/>
        </table:table-row>
        <table:table-row table:style-name="ro2">
          <table:table-cell table:formula="of:=VLOOKUP([.E58];[$names.$A$2:$names.$D$105];4)" office:value-type="string" office:string-value="React w/ easy-state" calcext:value-type="string">
            <text:p>React w/ easy-state</text:p>
          </table:table-cell>
          <table:table-cell table:formula="of:=SQRT(VLOOKUP([.E58];[$means.$B$2:$means.$J$104];3;0)*VLOOKUP([.E58];[$means.$B$2:$means.$J$104];9;0)/10)" office:value-type="float" office:value="389.444391409094" calcext:value-type="float">
            <text:p>389.44</text:p>
          </table:table-cell>
          <table:table-cell table:formula="of:=SQRT((VLOOKUP([.E58];[$means.$B$2:$means.$J$104];3;0)-VLOOKUP([.E58];[$deviations.$A$2:$deviations.$I$104];3;0))*(VLOOKUP([.E58];[$means.$B$2:$means.$J$104];9;0)-VLOOKUP([.E58];[$deviations.$A$2:$deviations.$I$104];9;0))/10)" office:value-type="float" office:value="386.032433870523" calcext:value-type="float">
            <text:p>386.03</text:p>
          </table:table-cell>
          <table:table-cell table:formula="of:=SQRT((VLOOKUP([.E58];[$means.$B$2:$means.$J$104];3;0)+VLOOKUP([.E58];[$deviations.$A$2:$deviations.$I$104];3;0))*(VLOOKUP([.E58];[$means.$B$2:$means.$J$104];9;0)+VLOOKUP([.E58];[$deviations.$A$2:$deviations.$I$104];9;0))/10)" office:value-type="float" office:value="392.855164150861" calcext:value-type="float">
            <text:p>392.86</text:p>
          </table:table-cell>
          <table:table-cell table:formula="of:=[$means.B56]" office:value-type="string" office:string-value="react-easy-state-v17.0.1 + 6.3.0" calcext:value-type="string">
            <text:p>react-easy-state-v17.0.1 + 6.3.0</text:p>
          </table:table-cell>
          <table:table-cell table:number-columns-repeated="3"/>
        </table:table-row>
        <table:table-row table:style-name="ro2" table:number-rows-repeated="104851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pdat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ce7"/>
        <table:table-row table:style-name="ro2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Default"/>
        </table:table-row>
        <table:table-row table:style-name="ro2">
          <table:table-cell table:formula="of:=VLOOKUP([.E2];[$names.$A$2:$names.$D$105];3)" office:value-type="string" office:string-value="VanillaJS" calcext:value-type="string">
            <text:p>VanillaJS</text:p>
          </table:table-cell>
          <table:table-cell table:formula="of:=VLOOKUP([.E2];[$means.$B$2:$means.$F$104];5;0)" office:value-type="float" office:value="1463" calcext:value-type="float">
            <text:p>1463</text:p>
          </table:table-cell>
          <table:table-cell table:formula="of:=[.B2]-VLOOKUP([.E2];[$deviations.$A$2:$deviations.$E$104];5;0)" office:value-type="float" office:value="1457.3" calcext:value-type="float">
            <text:p>1457.3</text:p>
          </table:table-cell>
          <table:table-cell table:formula="of:=[.B2]+VLOOKUP([.E2];[$deviations.$A$2:$deviations.$E$104];5;0)" office:value-type="float" office:value="1468.7" calcext:value-type="float">
            <text:p>1468.7</text:p>
          </table:table-cell>
          <table:table-cell table:formula="of:=[$means.B5]" office:value-type="string" office:string-value="vanillajs-1" calcext:value-type="string">
            <text:p>vanillajs-1</text:p>
          </table:table-cell>
        </table:table-row>
        <table:table-row table:style-name="ro2">
          <table:table-cell table:formula="of:=VLOOKUP([.E3];[$names.$A$2:$names.$D$105];3)" office:value-type="string" office:string-value="Sinuous" calcext:value-type="string">
            <text:p>Sinuous</text:p>
          </table:table-cell>
          <table:table-cell table:formula="of:=VLOOKUP([.E3];[$means.$B$2:$means.$F$104];5;0)" office:value-type="float" office:value="1470.3" calcext:value-type="float">
            <text:p>1470.3</text:p>
          </table:table-cell>
          <table:table-cell table:formula="of:=[.B3]-VLOOKUP([.E3];[$deviations.$A$2:$deviations.$E$104];5;0)" office:value-type="float" office:value="1466.1" calcext:value-type="float">
            <text:p>1466.1</text:p>
          </table:table-cell>
          <table:table-cell table:formula="of:=[.B3]+VLOOKUP([.E3];[$deviations.$A$2:$deviations.$E$104];5;0)" office:value-type="float" office:value="1474.5" calcext:value-type="float">
            <text:p>1474.5</text:p>
          </table:table-cell>
          <table:table-cell table:formula="of:=[$means.B6]" office:value-type="string" office:string-value="sinuous-v0.15.1" calcext:value-type="string">
            <text:p>sinuous-v0.15.1</text:p>
          </table:table-cell>
        </table:table-row>
        <table:table-row table:style-name="ro2">
          <table:table-cell table:formula="of:=VLOOKUP([.E4];[$names.$A$2:$names.$D$105];3)" office:value-type="string" office:string-value="domc" calcext:value-type="string">
            <text:p>domc</text:p>
          </table:table-cell>
          <table:table-cell table:formula="of:=VLOOKUP([.E4];[$means.$B$2:$means.$F$104];5;0)" office:value-type="float" office:value="1474" calcext:value-type="float">
            <text:p>1474</text:p>
          </table:table-cell>
          <table:table-cell table:formula="of:=[.B4]-VLOOKUP([.E4];[$deviations.$A$2:$deviations.$E$104];5;0)" office:value-type="float" office:value="1470.4" calcext:value-type="float">
            <text:p>1470.4</text:p>
          </table:table-cell>
          <table:table-cell table:formula="of:=[.B4]+VLOOKUP([.E4];[$deviations.$A$2:$deviations.$E$104];5;0)" office:value-type="float" office:value="1477.6" calcext:value-type="float">
            <text:p>1477.6</text:p>
          </table:table-cell>
          <table:table-cell table:formula="of:=[$means.B13]" office:value-type="string" office:string-value="domc-v0.0.12" calcext:value-type="string">
            <text:p>domc-v0.0.12</text:p>
          </table:table-cell>
        </table:table-row>
        <table:table-row table:style-name="ro2">
          <table:table-cell table:formula="of:=VLOOKUP([.E5];[$names.$A$2:$names.$D$105];3)" office:value-type="string" office:string-value="VanillaJS (rendering)" calcext:value-type="string">
            <text:p>VanillaJS (rendering)</text:p>
          </table:table-cell>
          <table:table-cell table:formula="of:=VLOOKUP([.E5];[$means.$B$2:$means.$F$104];5;0)" office:value-type="float" office:value="1475.5" calcext:value-type="float">
            <text:p>1475.5</text:p>
          </table:table-cell>
          <table:table-cell table:formula="of:=[.B5]-VLOOKUP([.E5];[$deviations.$A$2:$deviations.$E$104];5;0)" office:value-type="float" office:value="1470.1" calcext:value-type="float">
            <text:p>1470.1</text:p>
          </table:table-cell>
          <table:table-cell table:formula="of:=[.B5]+VLOOKUP([.E5];[$deviations.$A$2:$deviations.$E$104];5;0)" office:value-type="float" office:value="1480.9" calcext:value-type="float">
            <text:p>1480.9</text:p>
          </table:table-cell>
          <table:table-cell table:formula="of:=[$means.B2]" office:value-type="string" office:string-value="vanillajs" calcext:value-type="string">
            <text:p>vanillajs</text:p>
          </table:table-cell>
        </table:table-row>
        <table:table-row table:style-name="ro2">
          <table:table-cell table:formula="of:=VLOOKUP([.E6];[$names.$A$2:$names.$D$105];3)" office:value-type="string" office:string-value="Stage0" calcext:value-type="string">
            <text:p>Stage0</text:p>
          </table:table-cell>
          <table:table-cell table:formula="of:=VLOOKUP([.E6];[$means.$B$2:$means.$F$104];5;0)" office:value-type="float" office:value="1478.2" calcext:value-type="float">
            <text:p>1478.2</text:p>
          </table:table-cell>
          <table:table-cell table:formula="of:=[.B6]-VLOOKUP([.E6];[$deviations.$A$2:$deviations.$E$104];5;0)" office:value-type="float" office:value="1472.7" calcext:value-type="float">
            <text:p>1472.7</text:p>
          </table:table-cell>
          <table:table-cell table:formula="of:=[.B6]+VLOOKUP([.E6];[$deviations.$A$2:$deviations.$E$104];5;0)" office:value-type="float" office:value="1483.7" calcext:value-type="float">
            <text:p>1483.7</text:p>
          </table:table-cell>
          <table:table-cell table:formula="of:=[$means.B7]" office:value-type="string" office:string-value="stage0-v0.0.2" calcext:value-type="string">
            <text:p>stage0-v0.0.2</text:p>
          </table:table-cell>
        </table:table-row>
        <table:table-row table:style-name="ro2">
          <table:table-cell table:formula="of:=VLOOKUP([.E7];[$names.$A$2:$names.$D$105];3)" office:value-type="string" office:string-value="Solid" calcext:value-type="string">
            <text:p>Solid</text:p>
          </table:table-cell>
          <table:table-cell table:formula="of:=VLOOKUP([.E7];[$means.$B$2:$means.$F$104];5;0)" office:value-type="float" office:value="1478.8" calcext:value-type="float">
            <text:p>1478.8</text:p>
          </table:table-cell>
          <table:table-cell table:formula="of:=[.B7]-VLOOKUP([.E7];[$deviations.$A$2:$deviations.$E$104];5;0)" office:value-type="float" office:value="1467.9" calcext:value-type="float">
            <text:p>1467.9</text:p>
          </table:table-cell>
          <table:table-cell table:formula="of:=[.B7]+VLOOKUP([.E7];[$deviations.$A$2:$deviations.$E$104];5;0)" office:value-type="float" office:value="1489.7" calcext:value-type="float">
            <text:p>1489.7</text:p>
          </table:table-cell>
          <table:table-cell table:formula="of:=[$means.B8]" office:value-type="string" office:string-value="solid-v0.20.0" calcext:value-type="string">
            <text:p>solid-v0.20.0</text:p>
          </table:table-cell>
        </table:table-row>
        <table:table-row table:style-name="ro2">
          <table:table-cell table:formula="of:=VLOOKUP([.E8];[$names.$A$2:$names.$D$105];3)" office:value-type="string" office:string-value="VanillaJS (cloneNode)" calcext:value-type="string">
            <text:p>VanillaJS (cloneNode)</text:p>
          </table:table-cell>
          <table:table-cell table:formula="of:=VLOOKUP([.E8];[$means.$B$2:$means.$F$104];5;0)" office:value-type="float" office:value="1480.6" calcext:value-type="float">
            <text:p>1480.6</text:p>
          </table:table-cell>
          <table:table-cell table:formula="of:=[.B8]-VLOOKUP([.E8];[$deviations.$A$2:$deviations.$E$104];5;0)" office:value-type="float" office:value="1475" calcext:value-type="float">
            <text:p>1475</text:p>
          </table:table-cell>
          <table:table-cell table:formula="of:=[.B8]+VLOOKUP([.E8];[$deviations.$A$2:$deviations.$E$104];5;0)" office:value-type="float" office:value="1486.2" calcext:value-type="float">
            <text:p>1486.2</text:p>
          </table:table-cell>
          <table:table-cell table:formula="of:=[$means.B3]" office:value-type="string" office:string-value="vanillajs-prog" calcext:value-type="string">
            <text:p>vanillajs-prog</text:p>
          </table:table-cell>
        </table:table-row>
        <table:table-row table:style-name="ro2">
          <table:table-cell table:formula="of:=VLOOKUP([.E9];[$names.$A$2:$names.$D$105];3)" office:value-type="string" office:string-value="Template" calcext:value-type="string">
            <text:p>Template</text:p>
          </table:table-cell>
          <table:table-cell table:formula="of:=VLOOKUP([.E9];[$means.$B$2:$means.$F$104];5;0)" office:value-type="float" office:value="1483.3" calcext:value-type="float">
            <text:p>1483.3</text:p>
          </table:table-cell>
          <table:table-cell table:formula="of:=[.B9]-VLOOKUP([.E9];[$deviations.$A$2:$deviations.$E$104];5;0)" office:value-type="float" office:value="1475" calcext:value-type="float">
            <text:p>1475</text:p>
          </table:table-cell>
          <table:table-cell table:formula="of:=[.B9]+VLOOKUP([.E9];[$deviations.$A$2:$deviations.$E$104];5;0)" office:value-type="float" office:value="1491.6" calcext:value-type="float">
            <text:p>1491.6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</table:table-row>
        <table:table-row table:style-name="ro2">
          <table:table-cell table:formula="of:=VLOOKUP([.E10];[$names.$A$2:$names.$D$105];3)" office:value-type="string" office:string-value="Solid-state" calcext:value-type="string">
            <text:p>Solid-state</text:p>
          </table:table-cell>
          <table:table-cell table:formula="of:=VLOOKUP([.E10];[$means.$B$2:$means.$F$104];5;0)" office:value-type="float" office:value="1486.4" calcext:value-type="float">
            <text:p>1486.4</text:p>
          </table:table-cell>
          <table:table-cell table:formula="of:=[.B10]-VLOOKUP([.E10];[$deviations.$A$2:$deviations.$E$104];5;0)" office:value-type="float" office:value="1482.3" calcext:value-type="float">
            <text:p>1482.3</text:p>
          </table:table-cell>
          <table:table-cell table:formula="of:=[.B10]+VLOOKUP([.E10];[$deviations.$A$2:$deviations.$E$104];5;0)" office:value-type="float" office:value="1490.5" calcext:value-type="float">
            <text:p>1490.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</table:table-row>
        <table:table-row table:style-name="ro2">
          <table:table-cell table:formula="of:=VLOOKUP([.E11];[$names.$A$2:$names.$D$105];3)" office:value-type="string" office:string-value="domdiff" calcext:value-type="string">
            <text:p>domdiff</text:p>
          </table:table-cell>
          <table:table-cell table:formula="of:=VLOOKUP([.E11];[$means.$B$2:$means.$F$104];5;0)" office:value-type="float" office:value="1487.4" calcext:value-type="float">
            <text:p>1487.4</text:p>
          </table:table-cell>
          <table:table-cell table:formula="of:=[.B11]-VLOOKUP([.E11];[$deviations.$A$2:$deviations.$E$104];5;0)" office:value-type="float" office:value="1481.5" calcext:value-type="float">
            <text:p>1481.5</text:p>
          </table:table-cell>
          <table:table-cell table:formula="of:=[.B11]+VLOOKUP([.E11];[$deviations.$A$2:$deviations.$E$104];5;0)" office:value-type="float" office:value="1493.3" calcext:value-type="float">
            <text:p>1493.3</text:p>
          </table:table-cell>
          <table:table-cell table:formula="of:=[$means.B25]" office:value-type="string" office:string-value="domdiff-v2.2.2" calcext:value-type="string">
            <text:p>domdiff-v2.2.2</text:p>
          </table:table-cell>
        </table:table-row>
        <table:table-row table:style-name="ro2">
          <table:table-cell table:formula="of:=VLOOKUP([.E12];[$names.$A$2:$names.$D$105];3)" office:value-type="string" office:string-value="Helper avec cache" calcext:value-type="string">
            <text:p>Helper avec cache</text:p>
          </table:table-cell>
          <table:table-cell table:formula="of:=VLOOKUP([.E12];[$means.$B$2:$means.$F$104];5;0)" office:value-type="float" office:value="1487.6" calcext:value-type="float">
            <text:p>1487.6</text:p>
          </table:table-cell>
          <table:table-cell table:formula="of:=[.B12]-VLOOKUP([.E12];[$deviations.$A$2:$deviations.$E$104];5;0)" office:value-type="float" office:value="1481.7" calcext:value-type="float">
            <text:p>1481.7</text:p>
          </table:table-cell>
          <table:table-cell table:formula="of:=[.B12]+VLOOKUP([.E12];[$deviations.$A$2:$deviations.$E$104];5;0)" office:value-type="float" office:value="1493.5" calcext:value-type="float">
            <text:p>1493.5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</table:table-row>
        <table:table-row table:style-name="ro2">
          <table:table-cell table:formula="of:=VLOOKUP([.E13];[$names.$A$2:$names.$D$105];3)" office:value-type="string" office:string-value="Helper (base)" calcext:value-type="string">
            <text:p>Helper (base)</text:p>
          </table:table-cell>
          <table:table-cell table:formula="of:=VLOOKUP([.E13];[$means.$B$2:$means.$F$104];5;0)" office:value-type="float" office:value="1489.3" calcext:value-type="float">
            <text:p>1489.3</text:p>
          </table:table-cell>
          <table:table-cell table:formula="of:=[.B13]-VLOOKUP([.E13];[$deviations.$A$2:$deviations.$E$104];5;0)" office:value-type="float" office:value="1477.6" calcext:value-type="float">
            <text:p>1477.6</text:p>
          </table:table-cell>
          <table:table-cell table:formula="of:=[.B13]+VLOOKUP([.E13];[$deviations.$A$2:$deviations.$E$104];5;0)" office:value-type="float" office:value="1501" calcext:value-type="float">
            <text:p>1501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</table:table-row>
        <table:table-row table:style-name="ro2">
          <table:table-cell table:formula="of:=VLOOKUP([.E14];[$names.$A$2:$names.$D$105];3)" office:value-type="string" office:string-value="Hyperapp" calcext:value-type="string">
            <text:p>Hyperapp</text:p>
          </table:table-cell>
          <table:table-cell table:formula="of:=VLOOKUP([.E14];[$means.$B$2:$means.$F$104];5;0)" office:value-type="float" office:value="1489.9" calcext:value-type="float">
            <text:p>1489.9</text:p>
          </table:table-cell>
          <table:table-cell table:formula="of:=[.B14]-VLOOKUP([.E14];[$deviations.$A$2:$deviations.$E$104];5;0)" office:value-type="float" office:value="1484.2" calcext:value-type="float">
            <text:p>1484.2</text:p>
          </table:table-cell>
          <table:table-cell table:formula="of:=[.B14]+VLOOKUP([.E14];[$deviations.$A$2:$deviations.$E$104];5;0)" office:value-type="float" office:value="1495.6" calcext:value-type="float">
            <text:p>1495.6</text:p>
          </table:table-cell>
          <table:table-cell table:formula="of:=[$means.B38]" office:value-type="string" office:string-value="hyperapp-v2.0.8" calcext:value-type="string">
            <text:p>hyperapp-v2.0.8</text:p>
          </table:table-cell>
        </table:table-row>
        <table:table-row table:style-name="ro2">
          <table:table-cell table:formula="of:=VLOOKUP([.E15];[$names.$A$2:$names.$D$105];3)" office:value-type="string" office:string-value="Inferno" calcext:value-type="string">
            <text:p>Inferno</text:p>
          </table:table-cell>
          <table:table-cell table:formula="of:=VLOOKUP([.E15];[$means.$B$2:$means.$F$104];5;0)" office:value-type="float" office:value="1497.5" calcext:value-type="float">
            <text:p>1497.5</text:p>
          </table:table-cell>
          <table:table-cell table:formula="of:=[.B15]-VLOOKUP([.E15];[$deviations.$A$2:$deviations.$E$104];5;0)" office:value-type="float" office:value="1491.3" calcext:value-type="float">
            <text:p>1491.3</text:p>
          </table:table-cell>
          <table:table-cell table:formula="of:=[.B15]+VLOOKUP([.E15];[$deviations.$A$2:$deviations.$E$104];5;0)" office:value-type="float" office:value="1503.7" calcext:value-type="float">
            <text:p>1503.7</text:p>
          </table:table-cell>
          <table:table-cell table:formula="of:=[$means.B33]" office:value-type="string" office:string-value="inferno-v7.2.1" calcext:value-type="string">
            <text:p>inferno-v7.2.1</text:p>
          </table:table-cell>
        </table:table-row>
        <table:table-row table:style-name="ro2">
          <table:table-cell table:formula="of:=VLOOKUP([.E16];[$names.$A$2:$names.$D$105];3)" office:value-type="string" office:string-value="petit-dom" calcext:value-type="string">
            <text:p>petit-dom</text:p>
          </table:table-cell>
          <table:table-cell table:formula="of:=VLOOKUP([.E16];[$means.$B$2:$means.$F$104];5;0)" office:value-type="float" office:value="1499.6" calcext:value-type="float">
            <text:p>1499.6</text:p>
          </table:table-cell>
          <table:table-cell table:formula="of:=[.B16]-VLOOKUP([.E16];[$deviations.$A$2:$deviations.$E$104];5;0)" office:value-type="float" office:value="1494" calcext:value-type="float">
            <text:p>1494</text:p>
          </table:table-cell>
          <table:table-cell table:formula="of:=[.B16]+VLOOKUP([.E16];[$deviations.$A$2:$deviations.$E$104];5;0)" office:value-type="float" office:value="1505.2" calcext:value-type="float">
            <text:p>1505.2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</table:table-row>
        <table:table-row table:style-name="ro2">
          <table:table-cell table:formula="of:=VLOOKUP([.E17];[$names.$A$2:$names.$D$105];3)" office:value-type="string" office:string-value="VanillaJS (DX)" calcext:value-type="string">
            <text:p>VanillaJS (DX)</text:p>
          </table:table-cell>
          <table:table-cell table:formula="of:=VLOOKUP([.E17];[$means.$B$2:$means.$F$104];5;0)" office:value-type="float" office:value="1500.2" calcext:value-type="float">
            <text:p>1500.2</text:p>
          </table:table-cell>
          <table:table-cell table:formula="of:=[.B17]-VLOOKUP([.E17];[$deviations.$A$2:$deviations.$E$104];5;0)" office:value-type="float" office:value="1491.8" calcext:value-type="float">
            <text:p>1491.8</text:p>
          </table:table-cell>
          <table:table-cell table:formula="of:=[.B17]+VLOOKUP([.E17];[$deviations.$A$2:$deviations.$E$104];5;0)" office:value-type="float" office:value="1508.6" calcext:value-type="float">
            <text:p>1508.6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</table:table-row>
        <table:table-row table:style-name="ro2">
          <table:table-cell table:formula="of:=VLOOKUP([.E18];[$names.$A$2:$names.$D$105];3)" office:value-type="string" office:string-value="Angular 8" calcext:value-type="string">
            <text:p>Angular 8</text:p>
          </table:table-cell>
          <table:table-cell table:formula="of:=VLOOKUP([.E18];[$means.$B$2:$means.$F$104];5;0)" office:value-type="float" office:value="1504.3" calcext:value-type="float">
            <text:p>1504.3</text:p>
          </table:table-cell>
          <table:table-cell table:formula="of:=[.B18]-VLOOKUP([.E18];[$deviations.$A$2:$deviations.$E$104];5;0)" office:value-type="float" office:value="1496.8" calcext:value-type="float">
            <text:p>1496.8</text:p>
          </table:table-cell>
          <table:table-cell table:formula="of:=[.B18]+VLOOKUP([.E18];[$deviations.$A$2:$deviations.$E$104];5;0)" office:value-type="float" office:value="1511.8" calcext:value-type="float">
            <text:p>1511.8</text:p>
          </table:table-cell>
          <table:table-cell table:formula="of:=[$means.B55]" office:value-type="string" office:string-value="angular-v8.2.14" calcext:value-type="string">
            <text:p>angular-v8.2.14</text:p>
          </table:table-cell>
        </table:table-row>
        <table:table-row table:style-name="ro2">
          <table:table-cell table:formula="of:=VLOOKUP([.E19];[$names.$A$2:$names.$D$105];3)" office:value-type="string" office:string-value="this.rows[id].children" calcext:value-type="string">
            <text:p>this.rows[id].children</text:p>
          </table:table-cell>
          <table:table-cell table:formula="of:=VLOOKUP([.E19];[$means.$B$2:$means.$F$104];5;0)" office:value-type="float" office:value="1505.4" calcext:value-type="float">
            <text:p>1505.4</text:p>
          </table:table-cell>
          <table:table-cell table:formula="of:=[.B19]-VLOOKUP([.E19];[$deviations.$A$2:$deviations.$E$104];5;0)" office:value-type="float" office:value="1498.4" calcext:value-type="float">
            <text:p>1498.4</text:p>
          </table:table-cell>
          <table:table-cell table:formula="of:=[.B19]+VLOOKUP([.E19];[$deviations.$A$2:$deviations.$E$104];5;0)" office:value-type="float" office:value="1512.4" calcext:value-type="float">
            <text:p>1512.4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</table:table-row>
        <table:table-row table:style-name="ro2">
          <table:table-cell table:formula="of:=VLOOKUP([.E20];[$names.$A$2:$names.$D$105];3)" office:value-type="string" office:string-value="stdweb" calcext:value-type="string">
            <text:p>stdweb</text:p>
          </table:table-cell>
          <table:table-cell table:formula="of:=VLOOKUP([.E20];[$means.$B$2:$means.$F$104];5;0)" office:value-type="float" office:value="1506.2" calcext:value-type="float">
            <text:p>1506.2</text:p>
          </table:table-cell>
          <table:table-cell table:formula="of:=[.B20]-VLOOKUP([.E20];[$deviations.$A$2:$deviations.$E$104];5;0)" office:value-type="float" office:value="1500.4" calcext:value-type="float">
            <text:p>1500.4</text:p>
          </table:table-cell>
          <table:table-cell table:formula="of:=[.B20]+VLOOKUP([.E20];[$deviations.$A$2:$deviations.$E$104];5;0)" office:value-type="float" office:value="1512" calcext:value-type="float">
            <text:p>1512</text:p>
          </table:table-cell>
          <table:table-cell table:formula="of:=[$means.B22]" office:value-type="string" office:string-value="stdweb-v0.4.17" calcext:value-type="string">
            <text:p>stdweb-v0.4.17</text:p>
          </table:table-cell>
        </table:table-row>
        <table:table-row table:style-name="ro2">
          <table:table-cell table:formula="of:=VLOOKUP([.E21];[$names.$A$2:$names.$D$105];3)" office:value-type="string" office:string-value="lit-html v2" calcext:value-type="string">
            <text:p>lit-html v2</text:p>
          </table:table-cell>
          <table:table-cell table:formula="of:=VLOOKUP([.E21];[$means.$B$2:$means.$F$104];5;0)" office:value-type="float" office:value="1508.2" calcext:value-type="float">
            <text:p>1508.2</text:p>
          </table:table-cell>
          <table:table-cell table:formula="of:=[.B21]-VLOOKUP([.E21];[$deviations.$A$2:$deviations.$E$104];5;0)" office:value-type="float" office:value="1503.3" calcext:value-type="float">
            <text:p>1503.3</text:p>
          </table:table-cell>
          <table:table-cell table:formula="of:=[.B21]+VLOOKUP([.E21];[$deviations.$A$2:$deviations.$E$104];5;0)" office:value-type="float" office:value="1513.1" calcext:value-type="float">
            <text:p>1513.1</text:p>
          </table:table-cell>
          <table:table-cell table:formula="of:=[$means.B43]" office:value-type="string" office:string-value="lit-html-2-vinvalid" calcext:value-type="string">
            <text:p>lit-html-2-vinvalid</text:p>
          </table:table-cell>
        </table:table-row>
        <table:table-row table:style-name="ro2">
          <table:table-cell table:formula="of:=VLOOKUP([.E22];[$names.$A$2:$names.$D$105];3)" office:value-type="string" office:string-value="docs élément personnalisé" calcext:value-type="string">
            <text:p>docs élément personnalisé</text:p>
          </table:table-cell>
          <table:table-cell table:formula="of:=VLOOKUP([.E22];[$means.$B$2:$means.$F$104];5;0)" office:value-type="float" office:value="1508.4" calcext:value-type="float">
            <text:p>1508.4</text:p>
          </table:table-cell>
          <table:table-cell table:formula="of:=[.B22]-VLOOKUP([.E22];[$deviations.$A$2:$deviations.$E$104];5;0)" office:value-type="float" office:value="1503.7" calcext:value-type="float">
            <text:p>1503.7</text:p>
          </table:table-cell>
          <table:table-cell table:formula="of:=[.B22]+VLOOKUP([.E22];[$deviations.$A$2:$deviations.$E$104];5;0)" office:value-type="float" office:value="1513.1" calcext:value-type="float">
            <text:p>1513.1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</table:table-row>
        <table:table-row table:style-name="ro2">
          <table:table-cell table:formula="of:=VLOOKUP([.E23];[$names.$A$2:$names.$D$105];3)" office:value-type="string" office:string-value="pseudo-composant innerHTML" calcext:value-type="string">
            <text:p>pseudo-composant innerHTML</text:p>
          </table:table-cell>
          <table:table-cell table:formula="of:=VLOOKUP([.E23];[$means.$B$2:$means.$F$104];5;0)" office:value-type="float" office:value="1509.1" calcext:value-type="float">
            <text:p>1509.1</text:p>
          </table:table-cell>
          <table:table-cell table:formula="of:=[.B23]-VLOOKUP([.E23];[$deviations.$A$2:$deviations.$E$104];5;0)" office:value-type="float" office:value="1503.3" calcext:value-type="float">
            <text:p>1503.3</text:p>
          </table:table-cell>
          <table:table-cell table:formula="of:=[.B23]+VLOOKUP([.E23];[$deviations.$A$2:$deviations.$E$104];5;0)" office:value-type="float" office:value="1514.9" calcext:value-type="float">
            <text:p>1514.9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</table:table-row>
        <table:table-row table:style-name="ro2">
          <table:table-cell table:formula="of:=VLOOKUP([.E24];[$names.$A$2:$names.$D$105];3)" office:value-type="string" office:string-value="élément personnalisé" calcext:value-type="string">
            <text:p>élément personnalisé</text:p>
          </table:table-cell>
          <table:table-cell table:formula="of:=VLOOKUP([.E24];[$means.$B$2:$means.$F$104];5;0)" office:value-type="float" office:value="1512.2" calcext:value-type="float">
            <text:p>1512.2</text:p>
          </table:table-cell>
          <table:table-cell table:formula="of:=[.B24]-VLOOKUP([.E24];[$deviations.$A$2:$deviations.$E$104];5;0)" office:value-type="float" office:value="1503.4" calcext:value-type="float">
            <text:p>1503.4</text:p>
          </table:table-cell>
          <table:table-cell table:formula="of:=[.B24]+VLOOKUP([.E24];[$deviations.$A$2:$deviations.$E$104];5;0)" office:value-type="float" office:value="1521" calcext:value-type="float">
            <text:p>1521</text:p>
          </table:table-cell>
          <table:table-cell table:formula="of:=[$means.B19]" office:value-type="string" office:string-value="vanillajs-wc" calcext:value-type="string">
            <text:p>vanillajs-wc</text:p>
          </table:table-cell>
        </table:table-row>
        <table:table-row table:style-name="ro2">
          <table:table-cell table:formula="of:=VLOOKUP([.E25];[$names.$A$2:$names.$D$105];3)" office:value-type="string" office:string-value="attodom" calcext:value-type="string">
            <text:p>attodom</text:p>
          </table:table-cell>
          <table:table-cell table:formula="of:=VLOOKUP([.E25];[$means.$B$2:$means.$F$104];5;0)" office:value-type="float" office:value="1513.5" calcext:value-type="float">
            <text:p>1513.5</text:p>
          </table:table-cell>
          <table:table-cell table:formula="of:=[.B25]-VLOOKUP([.E25];[$deviations.$A$2:$deviations.$E$104];5;0)" office:value-type="float" office:value="1508.1" calcext:value-type="float">
            <text:p>1508.1</text:p>
          </table:table-cell>
          <table:table-cell table:formula="of:=[.B25]+VLOOKUP([.E25];[$deviations.$A$2:$deviations.$E$104];5;0)" office:value-type="float" office:value="1518.9" calcext:value-type="float">
            <text:p>1518.9</text:p>
          </table:table-cell>
          <table:table-cell table:formula="of:=[$means.B30]" office:value-type="string" office:string-value="attodom-v0.12.0" calcext:value-type="string">
            <text:p>attodom-v0.12.0</text:p>
          </table:table-cell>
        </table:table-row>
        <table:table-row table:style-name="ro2">
          <table:table-cell table:formula="of:=VLOOKUP([.E26];[$names.$A$2:$names.$D$105];3)" office:value-type="string" office:string-value="Preact" calcext:value-type="string">
            <text:p>Preact</text:p>
          </table:table-cell>
          <table:table-cell table:formula="of:=VLOOKUP([.E26];[$means.$B$2:$means.$F$104];5;0)" office:value-type="float" office:value="1513.8" calcext:value-type="float">
            <text:p>1513.8</text:p>
          </table:table-cell>
          <table:table-cell table:formula="of:=[.B26]-VLOOKUP([.E26];[$deviations.$A$2:$deviations.$E$104];5;0)" office:value-type="float" office:value="1510.9" calcext:value-type="float">
            <text:p>1510.9</text:p>
          </table:table-cell>
          <table:table-cell table:formula="of:=[.B26]+VLOOKUP([.E26];[$deviations.$A$2:$deviations.$E$104];5;0)" office:value-type="float" office:value="1516.7" calcext:value-type="float">
            <text:p>1516.7</text:p>
          </table:table-cell>
          <table:table-cell table:formula="of:=[$means.B49]" office:value-type="string" office:string-value="preact-v10.5.5" calcext:value-type="string">
            <text:p>preact-v10.5.5</text:p>
          </table:table-cell>
        </table:table-row>
        <table:table-row table:style-name="ro2">
          <table:table-cell table:formula="of:=VLOOKUP([.E27];[$names.$A$2:$names.$D$105];3)" office:value-type="string" office:string-value="éléments personnalisés (bonnes pratiques)" calcext:value-type="string">
            <text:p>éléments personnalisés (bonnes pratiques)</text:p>
          </table:table-cell>
          <table:table-cell table:formula="of:=VLOOKUP([.E27];[$means.$B$2:$means.$F$104];5;0)" office:value-type="float" office:value="1513.9" calcext:value-type="float">
            <text:p>1513.9</text:p>
          </table:table-cell>
          <table:table-cell table:formula="of:=[.B27]-VLOOKUP([.E27];[$deviations.$A$2:$deviations.$E$104];5;0)" office:value-type="float" office:value="1507.8" calcext:value-type="float">
            <text:p>1507.8</text:p>
          </table:table-cell>
          <table:table-cell table:formula="of:=[.B27]+VLOOKUP([.E27];[$deviations.$A$2:$deviations.$E$104];5;0)" office:value-type="float" office:value="1520" calcext:value-type="float">
            <text:p>1520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</table:table-row>
        <table:table-row table:style-name="ro2">
          <table:table-cell table:formula="of:=VLOOKUP([.E28];[$names.$A$2:$names.$D$105];3)" office:value-type="string" office:string-value="Template String (avec cache)" calcext:value-type="string">
            <text:p>Template String (avec cache)</text:p>
          </table:table-cell>
          <table:table-cell table:formula="of:=VLOOKUP([.E28];[$means.$B$2:$means.$F$104];5;0)" office:value-type="float" office:value="1514.6" calcext:value-type="float">
            <text:p>1514.6</text:p>
          </table:table-cell>
          <table:table-cell table:formula="of:=[.B28]-VLOOKUP([.E28];[$deviations.$A$2:$deviations.$E$104];5;0)" office:value-type="float" office:value="1507.2" calcext:value-type="float">
            <text:p>1507.2</text:p>
          </table:table-cell>
          <table:table-cell table:formula="of:=[.B28]+VLOOKUP([.E28];[$deviations.$A$2:$deviations.$E$104];5;0)" office:value-type="float" office:value="1522" calcext:value-type="float">
            <text:p>1522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</table:table-row>
        <table:table-row table:style-name="ro2">
          <table:table-cell table:formula="of:=VLOOKUP([.E29];[$names.$A$2:$names.$D$105];3)" office:value-type="string" office:string-value="this.rows[id].querySelector" calcext:value-type="string">
            <text:p>this.rows[id].querySelector</text:p>
          </table:table-cell>
          <table:table-cell table:formula="of:=VLOOKUP([.E29];[$means.$B$2:$means.$F$104];5;0)" office:value-type="float" office:value="1517.4" calcext:value-type="float">
            <text:p>1517.4</text:p>
          </table:table-cell>
          <table:table-cell table:formula="of:=[.B29]-VLOOKUP([.E29];[$deviations.$A$2:$deviations.$E$104];5;0)" office:value-type="float" office:value="1511.4" calcext:value-type="float">
            <text:p>1511.4</text:p>
          </table:table-cell>
          <table:table-cell table:formula="of:=[.B29]+VLOOKUP([.E29];[$deviations.$A$2:$deviations.$E$104];5;0)" office:value-type="float" office:value="1523.4" calcext:value-type="float">
            <text:p>1523.4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</table:table-row>
        <table:table-row table:style-name="ro2">
          <table:table-cell table:formula="of:=VLOOKUP([.E30];[$names.$A$2:$names.$D$105];3)" office:value-type="string" office:string-value="dominator" calcext:value-type="string">
            <text:p>dominator</text:p>
          </table:table-cell>
          <table:table-cell table:formula="of:=VLOOKUP([.E30];[$means.$B$2:$means.$F$104];5;0)" office:value-type="float" office:value="1518.8" calcext:value-type="float">
            <text:p>1518.8</text:p>
          </table:table-cell>
          <table:table-cell table:formula="of:=[.B30]-VLOOKUP([.E30];[$deviations.$A$2:$deviations.$E$104];5;0)" office:value-type="float" office:value="1515.9" calcext:value-type="float">
            <text:p>1515.9</text:p>
          </table:table-cell>
          <table:table-cell table:formula="of:=[.B30]+VLOOKUP([.E30];[$deviations.$A$2:$deviations.$E$104];5;0)" office:value-type="float" office:value="1521.7" calcext:value-type="float">
            <text:p>1521.7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</table:table-row>
        <table:table-row table:style-name="ro2">
          <table:table-cell table:formula="of:=VLOOKUP([.E31];[$names.$A$2:$names.$D$105];3)" office:value-type="string" office:string-value="domvm" calcext:value-type="string">
            <text:p>domvm</text:p>
          </table:table-cell>
          <table:table-cell table:formula="of:=VLOOKUP([.E31];[$means.$B$2:$means.$F$104];5;0)" office:value-type="float" office:value="1519.3" calcext:value-type="float">
            <text:p>1519.3</text:p>
          </table:table-cell>
          <table:table-cell table:formula="of:=[.B31]-VLOOKUP([.E31];[$deviations.$A$2:$deviations.$E$104];5;0)" office:value-type="float" office:value="1513.1" calcext:value-type="float">
            <text:p>1513.1</text:p>
          </table:table-cell>
          <table:table-cell table:formula="of:=[.B31]+VLOOKUP([.E31];[$deviations.$A$2:$deviations.$E$104];5;0)" office:value-type="float" office:value="1525.5" calcext:value-type="float">
            <text:p>1525.5</text:p>
          </table:table-cell>
          <table:table-cell table:formula="of:=[$means.B35]" office:value-type="string" office:string-value="domvm-v3.4.12" calcext:value-type="string">
            <text:p>domvm-v3.4.12</text:p>
          </table:table-cell>
        </table:table-row>
        <table:table-row table:style-name="ro2">
          <table:table-cell table:formula="of:=VLOOKUP([.E32];[$names.$A$2:$names.$D$105];3)" office:value-type="string" office:string-value="RE:DOM" calcext:value-type="string">
            <text:p>RE:DOM</text:p>
          </table:table-cell>
          <table:table-cell table:formula="of:=VLOOKUP([.E32];[$means.$B$2:$means.$F$104];5;0)" office:value-type="float" office:value="1519.6" calcext:value-type="float">
            <text:p>1519.6</text:p>
          </table:table-cell>
          <table:table-cell table:formula="of:=[.B32]-VLOOKUP([.E32];[$deviations.$A$2:$deviations.$E$104];5;0)" office:value-type="float" office:value="1513.8" calcext:value-type="float">
            <text:p>1513.8</text:p>
          </table:table-cell>
          <table:table-cell table:formula="of:=[.B32]+VLOOKUP([.E32];[$deviations.$A$2:$deviations.$E$104];5;0)" office:value-type="float" office:value="1525.4" calcext:value-type="float">
            <text:p>1525.4</text:p>
          </table:table-cell>
          <table:table-cell table:formula="of:=[$means.B36]" office:value-type="string" office:string-value="redom-v3.27.0" calcext:value-type="string">
            <text:p>redom-v3.27.0</text:p>
          </table:table-cell>
        </table:table-row>
        <table:table-row table:style-name="ro2">
          <table:table-cell table:formula="of:=VLOOKUP([.E33];[$names.$A$2:$names.$D$105];3)" office:value-type="string" office:string-value="éléments personnalisés (DX)" calcext:value-type="string">
            <text:p>éléments personnalisés (DX)</text:p>
          </table:table-cell>
          <table:table-cell table:formula="of:=VLOOKUP([.E33];[$means.$B$2:$means.$F$104];5;0)" office:value-type="float" office:value="1519.9" calcext:value-type="float">
            <text:p>1519.9</text:p>
          </table:table-cell>
          <table:table-cell table:formula="of:=[.B33]-VLOOKUP([.E33];[$deviations.$A$2:$deviations.$E$104];5;0)" office:value-type="float" office:value="1514.6" calcext:value-type="float">
            <text:p>1514.6</text:p>
          </table:table-cell>
          <table:table-cell table:formula="of:=[.B33]+VLOOKUP([.E33];[$deviations.$A$2:$deviations.$E$104];5;0)" office:value-type="float" office:value="1525.2" calcext:value-type="float">
            <text:p>1525.2</text:p>
          </table:table-cell>
          <table:table-cell table:formula="of:=[$means.B31]" office:value-type="string" office:string-value="vanillajs-wc-dx" calcext:value-type="string">
            <text:p>vanillajs-wc-dx</text:p>
          </table:table-cell>
        </table:table-row>
        <table:table-row table:style-name="ro2">
          <table:table-cell table:formula="of:=VLOOKUP([.E34];[$names.$A$2:$names.$D$105];3)" office:value-type="string" office:string-value="Helper" calcext:value-type="string">
            <text:p>Helper</text:p>
          </table:table-cell>
          <table:table-cell table:formula="of:=VLOOKUP([.E34];[$means.$B$2:$means.$F$104];5;0)" office:value-type="float" office:value="1522.8" calcext:value-type="float">
            <text:p>1522.8</text:p>
          </table:table-cell>
          <table:table-cell table:formula="of:=[.B34]-VLOOKUP([.E34];[$deviations.$A$2:$deviations.$E$104];5;0)" office:value-type="float" office:value="1515.2" calcext:value-type="float">
            <text:p>1515.2</text:p>
          </table:table-cell>
          <table:table-cell table:formula="of:=[.B34]+VLOOKUP([.E34];[$deviations.$A$2:$deviations.$E$104];5;0)" office:value-type="float" office:value="1530.4" calcext:value-type="float">
            <text:p>1530.4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</table:table-row>
        <table:table-row table:style-name="ro2">
          <table:table-cell table:formula="of:=VLOOKUP([.E35];[$names.$A$2:$names.$D$105];3)" office:value-type="string" office:string-value="this.tbody.children" calcext:value-type="string">
            <text:p>this.tbody.children</text:p>
          </table:table-cell>
          <table:table-cell table:formula="of:=VLOOKUP([.E35];[$means.$B$2:$means.$F$104];5;0)" office:value-type="float" office:value="1528.6" calcext:value-type="float">
            <text:p>1528.6</text:p>
          </table:table-cell>
          <table:table-cell table:formula="of:=[.B35]-VLOOKUP([.E35];[$deviations.$A$2:$deviations.$E$104];5;0)" office:value-type="float" office:value="1524" calcext:value-type="float">
            <text:p>1524</text:p>
          </table:table-cell>
          <table:table-cell table:formula="of:=[.B35]+VLOOKUP([.E35];[$deviations.$A$2:$deviations.$E$104];5;0)" office:value-type="float" office:value="1533.2" calcext:value-type="float">
            <text:p>1533.2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</table:table-row>
        <table:table-row table:style-name="ro2">
          <table:table-cell table:formula="of:=VLOOKUP([.E36];[$names.$A$2:$names.$D$105];3)" office:value-type="string" office:string-value="Angular 11" calcext:value-type="string">
            <text:p>Angular 11</text:p>
          </table:table-cell>
          <table:table-cell table:formula="of:=VLOOKUP([.E36];[$means.$B$2:$means.$F$104];5;0)" office:value-type="float" office:value="1529.5" calcext:value-type="float">
            <text:p>1529.5</text:p>
          </table:table-cell>
          <table:table-cell table:formula="of:=[.B36]-VLOOKUP([.E36];[$deviations.$A$2:$deviations.$E$104];5;0)" office:value-type="float" office:value="1526.8" calcext:value-type="float">
            <text:p>1526.8</text:p>
          </table:table-cell>
          <table:table-cell table:formula="of:=[.B36]+VLOOKUP([.E36];[$deviations.$A$2:$deviations.$E$104];5;0)" office:value-type="float" office:value="1532.2" calcext:value-type="float">
            <text:p>1532.2</text:p>
          </table:table-cell>
          <table:table-cell table:formula="of:=[$means.B57]" office:value-type="string" office:string-value="angular-ng-v11.0.2" calcext:value-type="string">
            <text:p>angular-ng-v11.0.2</text:p>
          </table:table-cell>
        </table:table-row>
        <table:table-row table:style-name="ro2">
          <table:table-cell table:formula="of:=VLOOKUP([.E37];[$names.$A$2:$names.$D$105];3)" office:value-type="string" office:string-value="Isotope" calcext:value-type="string">
            <text:p>Isotope</text:p>
          </table:table-cell>
          <table:table-cell table:formula="of:=VLOOKUP([.E37];[$means.$B$2:$means.$F$104];5;0)" office:value-type="float" office:value="1531.7" calcext:value-type="float">
            <text:p>1531.7</text:p>
          </table:table-cell>
          <table:table-cell table:formula="of:=[.B37]-VLOOKUP([.E37];[$deviations.$A$2:$deviations.$E$104];5;0)" office:value-type="float" office:value="1526.3" calcext:value-type="float">
            <text:p>1526.3</text:p>
          </table:table-cell>
          <table:table-cell table:formula="of:=[.B37]+VLOOKUP([.E37];[$deviations.$A$2:$deviations.$E$104];5;0)" office:value-type="float" office:value="1537.1" calcext:value-type="float">
            <text:p>1537.1</text:p>
          </table:table-cell>
          <table:table-cell table:formula="of:=[$means.B50]" office:value-type="string" office:string-value="isotope-v0.2.0" calcext:value-type="string">
            <text:p>isotope-v0.2.0</text:p>
          </table:table-cell>
        </table:table-row>
        <table:table-row table:style-name="ro2">
          <table:table-cell table:formula="of:=VLOOKUP([.E38];[$names.$A$2:$names.$D$105];3)" office:value-type="string" office:string-value="VanillaJS (docs)" calcext:value-type="string">
            <text:p>VanillaJS (docs)</text:p>
          </table:table-cell>
          <table:table-cell table:formula="of:=VLOOKUP([.E38];[$means.$B$2:$means.$F$104];5;0)" office:value-type="float" office:value="1533.7" calcext:value-type="float">
            <text:p>1533.7</text:p>
          </table:table-cell>
          <table:table-cell table:formula="of:=[.B38]-VLOOKUP([.E38];[$deviations.$A$2:$deviations.$E$104];5;0)" office:value-type="float" office:value="1529.3" calcext:value-type="float">
            <text:p>1529.3</text:p>
          </table:table-cell>
          <table:table-cell table:formula="of:=[.B38]+VLOOKUP([.E38];[$deviations.$A$2:$deviations.$E$104];5;0)" office:value-type="float" office:value="1538.1" calcext:value-type="float">
            <text:p>1538.1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</table:table-row>
        <table:table-row table:style-name="ro2">
          <table:table-cell table:formula="of:=VLOOKUP([.E39];[$names.$A$2:$names.$D$105];3)" office:value-type="string" office:string-value="Svelte" calcext:value-type="string">
            <text:p>Svelte</text:p>
          </table:table-cell>
          <table:table-cell table:formula="of:=VLOOKUP([.E39];[$means.$B$2:$means.$F$104];5;0)" office:value-type="float" office:value="1537" calcext:value-type="float">
            <text:p>1537</text:p>
          </table:table-cell>
          <table:table-cell table:formula="of:=[.B39]-VLOOKUP([.E39];[$deviations.$A$2:$deviations.$E$104];5;0)" office:value-type="float" office:value="1531.7" calcext:value-type="float">
            <text:p>1531.7</text:p>
          </table:table-cell>
          <table:table-cell table:formula="of:=[.B39]+VLOOKUP([.E39];[$deviations.$A$2:$deviations.$E$104];5;0)" office:value-type="float" office:value="1542.3" calcext:value-type="float">
            <text:p>1542.3</text:p>
          </table:table-cell>
          <table:table-cell table:formula="of:=[$means.B40]" office:value-type="string" office:string-value="svelte-v3.29.4" calcext:value-type="string">
            <text:p>svelte-v3.29.4</text:p>
          </table:table-cell>
        </table:table-row>
        <table:table-row table:style-name="ro2">
          <table:table-cell table:formula="of:=VLOOKUP([.E40];[$names.$A$2:$names.$D$105];3)" office:value-type="string" office:string-value="lit-html (docs)" calcext:value-type="string">
            <text:p>lit-html (docs)</text:p>
          </table:table-cell>
          <table:table-cell table:formula="of:=VLOOKUP([.E40];[$means.$B$2:$means.$F$104];5;0)" office:value-type="float" office:value="1537.2" calcext:value-type="float">
            <text:p>1537.2</text:p>
          </table:table-cell>
          <table:table-cell table:formula="of:=[.B40]-VLOOKUP([.E40];[$deviations.$A$2:$deviations.$E$104];5;0)" office:value-type="float" office:value="1529.4" calcext:value-type="float">
            <text:p>1529.4</text:p>
          </table:table-cell>
          <table:table-cell table:formula="of:=[.B40]+VLOOKUP([.E40];[$deviations.$A$2:$deviations.$E$104];5;0)" office:value-type="float" office:value="1545" calcext:value-type="float">
            <text:p>1545</text:p>
          </table:table-cell>
          <table:table-cell table:formula="of:=[$means.B45]" office:value-type="string" office:string-value="lit-html-for-doc-v1.1.0" calcext:value-type="string">
            <text:p>lit-html-for-doc-v1.1.0</text:p>
          </table:table-cell>
        </table:table-row>
        <table:table-row table:style-name="ro2">
          <table:table-cell table:formula="of:=VLOOKUP([.E41];[$names.$A$2:$names.$D$105];3)" office:value-type="string" office:string-value="Cash" calcext:value-type="string">
            <text:p>Cash</text:p>
          </table:table-cell>
          <table:table-cell table:formula="of:=VLOOKUP([.E41];[$means.$B$2:$means.$F$104];5;0)" office:value-type="float" office:value="1537.6" calcext:value-type="float">
            <text:p>1537.6</text:p>
          </table:table-cell>
          <table:table-cell table:formula="of:=[.B41]-VLOOKUP([.E41];[$deviations.$A$2:$deviations.$E$104];5;0)" office:value-type="float" office:value="1533.8" calcext:value-type="float">
            <text:p>1533.8</text:p>
          </table:table-cell>
          <table:table-cell table:formula="of:=[.B41]+VLOOKUP([.E41];[$deviations.$A$2:$deviations.$E$104];5;0)" office:value-type="float" office:value="1541.4" calcext:value-type="float">
            <text:p>1541.4</text:p>
          </table:table-cell>
          <table:table-cell table:formula="of:=[$means.B37]" office:value-type="string" office:string-value="cash-v8.1.0" calcext:value-type="string">
            <text:p>cash-v8.1.0</text:p>
          </table:table-cell>
        </table:table-row>
        <table:table-row table:style-name="ro2">
          <table:table-cell table:formula="of:=VLOOKUP([.E42];[$names.$A$2:$names.$D$105];3)" office:value-type="string" office:string-value="ivi" calcext:value-type="string">
            <text:p>ivi</text:p>
          </table:table-cell>
          <table:table-cell table:formula="of:=VLOOKUP([.E42];[$means.$B$2:$means.$F$104];5;0)" office:value-type="float" office:value="1541.8" calcext:value-type="float">
            <text:p>1541.8</text:p>
          </table:table-cell>
          <table:table-cell table:formula="of:=[.B42]-VLOOKUP([.E42];[$deviations.$A$2:$deviations.$E$104];5;0)" office:value-type="float" office:value="1536.9" calcext:value-type="float">
            <text:p>1536.9</text:p>
          </table:table-cell>
          <table:table-cell table:formula="of:=[.B42]+VLOOKUP([.E42];[$deviations.$A$2:$deviations.$E$104];5;0)" office:value-type="float" office:value="1546.7" calcext:value-type="float">
            <text:p>1546.7</text:p>
          </table:table-cell>
          <table:table-cell table:formula="of:=[$means.B27]" office:value-type="string" office:string-value="ivi-v0.27.1" calcext:value-type="string">
            <text:p>ivi-v0.27.1</text:p>
          </table:table-cell>
        </table:table-row>
        <table:table-row table:style-name="ro2">
          <table:table-cell table:formula="of:=VLOOKUP([.E43];[$names.$A$2:$names.$D$105];3)" office:value-type="string" office:string-value="Children (Template String)" calcext:value-type="string">
            <text:p>Children (Template String)</text:p>
          </table:table-cell>
          <table:table-cell table:formula="of:=VLOOKUP([.E43];[$means.$B$2:$means.$F$104];5;0)" office:value-type="float" office:value="1541.9" calcext:value-type="float">
            <text:p>1541.9</text:p>
          </table:table-cell>
          <table:table-cell table:formula="of:=[.B43]-VLOOKUP([.E43];[$deviations.$A$2:$deviations.$E$104];5;0)" office:value-type="float" office:value="1537" calcext:value-type="float">
            <text:p>1537</text:p>
          </table:table-cell>
          <table:table-cell table:formula="of:=[.B43]+VLOOKUP([.E43];[$deviations.$A$2:$deviations.$E$104];5;0)" office:value-type="float" office:value="1546.8" calcext:value-type="float">
            <text:p>1546.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</table:table-row>
        <table:table-row table:style-name="ro2">
          <table:table-cell table:formula="of:=VLOOKUP([.E44];[$names.$A$2:$names.$D$105];3)" office:value-type="string" office:string-value="lit-html" calcext:value-type="string">
            <text:p>lit-html</text:p>
          </table:table-cell>
          <table:table-cell table:formula="of:=VLOOKUP([.E44];[$means.$B$2:$means.$F$104];5;0)" office:value-type="float" office:value="1543.9" calcext:value-type="float">
            <text:p>1543.9</text:p>
          </table:table-cell>
          <table:table-cell table:formula="of:=[.B44]-VLOOKUP([.E44];[$deviations.$A$2:$deviations.$E$104];5;0)" office:value-type="float" office:value="1539.2" calcext:value-type="float">
            <text:p>1539.2</text:p>
          </table:table-cell>
          <table:table-cell table:formula="of:=[.B44]+VLOOKUP([.E44];[$deviations.$A$2:$deviations.$E$104];5;0)" office:value-type="float" office:value="1548.6" calcext:value-type="float">
            <text:p>1548.6</text:p>
          </table:table-cell>
          <table:table-cell table:formula="of:=[$means.B46]" office:value-type="string" office:string-value="lit-html-v1.3.0" calcext:value-type="string">
            <text:p>lit-html-v1.3.0</text:p>
          </table:table-cell>
        </table:table-row>
        <table:table-row table:style-name="ro2">
          <table:table-cell table:formula="of:=VLOOKUP([.E45];[$names.$A$2:$names.$D$105];3)" office:value-type="string" office:string-value="san" calcext:value-type="string">
            <text:p>san</text:p>
          </table:table-cell>
          <table:table-cell table:formula="of:=VLOOKUP([.E45];[$means.$B$2:$means.$F$104];5;0)" office:value-type="float" office:value="1546.6" calcext:value-type="float">
            <text:p>1546.6</text:p>
          </table:table-cell>
          <table:table-cell table:formula="of:=[.B45]-VLOOKUP([.E45];[$deviations.$A$2:$deviations.$E$104];5;0)" office:value-type="float" office:value="1540.4" calcext:value-type="float">
            <text:p>1540.4</text:p>
          </table:table-cell>
          <table:table-cell table:formula="of:=[.B45]+VLOOKUP([.E45];[$deviations.$A$2:$deviations.$E$104];5;0)" office:value-type="float" office:value="1552.8" calcext:value-type="float">
            <text:p>1552.8</text:p>
          </table:table-cell>
          <table:table-cell table:formula="of:=[$means.B28]" office:value-type="string" office:string-value="san-v3.10.0" calcext:value-type="string">
            <text:p>san-v3.10.0</text:p>
          </table:table-cell>
        </table:table-row>
        <table:table-row table:style-name="ro2">
          <table:table-cell table:formula="of:=VLOOKUP([.E46];[$names.$A$2:$names.$D$105];3)" office:value-type="string" office:string-value="µHTML" calcext:value-type="string">
            <text:p>µHTML</text:p>
          </table:table-cell>
          <table:table-cell table:formula="of:=VLOOKUP([.E46];[$means.$B$2:$means.$F$104];5;0)" office:value-type="float" office:value="1555.9" calcext:value-type="float">
            <text:p>1555.9</text:p>
          </table:table-cell>
          <table:table-cell table:formula="of:=[.B46]-VLOOKUP([.E46];[$deviations.$A$2:$deviations.$E$104];5;0)" office:value-type="float" office:value="1548.6" calcext:value-type="float">
            <text:p>1548.6</text:p>
          </table:table-cell>
          <table:table-cell table:formula="of:=[.B46]+VLOOKUP([.E46];[$deviations.$A$2:$deviations.$E$104];5;0)" office:value-type="float" office:value="1563.2" calcext:value-type="float">
            <text:p>1563.2</text:p>
          </table:table-cell>
          <table:table-cell table:formula="of:=[$means.B41]" office:value-type="string" office:string-value="uhtml-v2.1.4" calcext:value-type="string">
            <text:p>uhtml-v2.1.4</text:p>
          </table:table-cell>
        </table:table-row>
        <table:table-row table:style-name="ro2">
          <table:table-cell table:formula="of:=VLOOKUP([.E47];[$names.$A$2:$names.$D$105];3)" office:value-type="string" office:string-value="JQuery" calcext:value-type="string">
            <text:p>JQuery</text:p>
          </table:table-cell>
          <table:table-cell table:formula="of:=VLOOKUP([.E47];[$means.$B$2:$means.$F$104];5;0)" office:value-type="float" office:value="1563.1" calcext:value-type="float">
            <text:p>1563.1</text:p>
          </table:table-cell>
          <table:table-cell table:formula="of:=[.B47]-VLOOKUP([.E47];[$deviations.$A$2:$deviations.$E$104];5;0)" office:value-type="float" office:value="1552" calcext:value-type="float">
            <text:p>1552</text:p>
          </table:table-cell>
          <table:table-cell table:formula="of:=[.B47]+VLOOKUP([.E47];[$deviations.$A$2:$deviations.$E$104];5;0)" office:value-type="float" office:value="1574.2" calcext:value-type="float">
            <text:p>1574.2</text:p>
          </table:table-cell>
          <table:table-cell table:formula="of:=[$means.B44]" office:value-type="string" office:string-value="jquery-v3.5.1" calcext:value-type="string">
            <text:p>jquery-v3.5.1</text:p>
          </table:table-cell>
        </table:table-row>
        <table:table-row table:style-name="ro2">
          <table:table-cell table:formula="of:=VLOOKUP([.E48];[$names.$A$2:$names.$D$105];3)" office:value-type="string" office:string-value="HyperHTML" calcext:value-type="string">
            <text:p>HyperHTML</text:p>
          </table:table-cell>
          <table:table-cell table:formula="of:=VLOOKUP([.E48];[$means.$B$2:$means.$F$104];5;0)" office:value-type="float" office:value="1566.3" calcext:value-type="float">
            <text:p>1566.3</text:p>
          </table:table-cell>
          <table:table-cell table:formula="of:=[.B48]-VLOOKUP([.E48];[$deviations.$A$2:$deviations.$E$104];5;0)" office:value-type="float" office:value="1561.2" calcext:value-type="float">
            <text:p>1561.2</text:p>
          </table:table-cell>
          <table:table-cell table:formula="of:=[.B48]+VLOOKUP([.E48];[$deviations.$A$2:$deviations.$E$104];5;0)" office:value-type="float" office:value="1571.4" calcext:value-type="float">
            <text:p>1571.4</text:p>
          </table:table-cell>
          <table:table-cell table:formula="of:=[$means.B39]" office:value-type="string" office:string-value="hyperhtml-v2.33.0" calcext:value-type="string">
            <text:p>hyperhtml-v2.33.0</text:p>
          </table:table-cell>
        </table:table-row>
        <table:table-row table:style-name="ro2">
          <table:table-cell table:formula="of:=VLOOKUP([.E49];[$names.$A$2:$names.$D$105];3)" office:value-type="string" office:string-value="Vue 3" calcext:value-type="string">
            <text:p>Vue 3</text:p>
          </table:table-cell>
          <table:table-cell table:formula="of:=VLOOKUP([.E49];[$means.$B$2:$means.$F$104];5;0)" office:value-type="float" office:value="1566.8" calcext:value-type="float">
            <text:p>1566.8</text:p>
          </table:table-cell>
          <table:table-cell table:formula="of:=[.B49]-VLOOKUP([.E49];[$deviations.$A$2:$deviations.$E$104];5;0)" office:value-type="float" office:value="1561.8" calcext:value-type="float">
            <text:p>1561.8</text:p>
          </table:table-cell>
          <table:table-cell table:formula="of:=[.B49]+VLOOKUP([.E49];[$deviations.$A$2:$deviations.$E$104];5;0)" office:value-type="float" office:value="1571.8" calcext:value-type="float">
            <text:p>1571.8</text:p>
          </table:table-cell>
          <table:table-cell table:formula="of:=[$means.B51]" office:value-type="string" office:string-value="vue-v3.0.2" calcext:value-type="string">
            <text:p>vue-v3.0.2</text:p>
          </table:table-cell>
        </table:table-row>
        <table:table-row table:style-name="ro2">
          <table:table-cell table:formula="of:=VLOOKUP([.E50];[$names.$A$2:$names.$D$105];3)" office:value-type="string" office:string-value="Zepto" calcext:value-type="string">
            <text:p>Zepto</text:p>
          </table:table-cell>
          <table:table-cell table:formula="of:=VLOOKUP([.E50];[$means.$B$2:$means.$F$104];5;0)" office:value-type="float" office:value="1568.9" calcext:value-type="float">
            <text:p>1568.9</text:p>
          </table:table-cell>
          <table:table-cell table:formula="of:=[.B50]-VLOOKUP([.E50];[$deviations.$A$2:$deviations.$E$104];5;0)" office:value-type="float" office:value="1564.5" calcext:value-type="float">
            <text:p>1564.5</text:p>
          </table:table-cell>
          <table:table-cell table:formula="of:=[.B50]+VLOOKUP([.E50];[$deviations.$A$2:$deviations.$E$104];5;0)" office:value-type="float" office:value="1573.3" calcext:value-type="float">
            <text:p>1573.3</text:p>
          </table:table-cell>
          <table:table-cell table:formula="of:=[$means.B42]" office:value-type="string" office:string-value="zepto-v1.2.0" calcext:value-type="string">
            <text:p>zepto-v1.2.0</text:p>
          </table:table-cell>
        </table:table-row>
        <table:table-row table:style-name="ro2">
          <table:table-cell table:formula="of:=VLOOKUP([.E51];[$names.$A$2:$names.$D$105];3)" office:value-type="string" office:string-value="lit-element" calcext:value-type="string">
            <text:p>lit-element</text:p>
          </table:table-cell>
          <table:table-cell table:formula="of:=VLOOKUP([.E51];[$means.$B$2:$means.$F$104];5;0)" office:value-type="float" office:value="1575" calcext:value-type="float">
            <text:p>1575</text:p>
          </table:table-cell>
          <table:table-cell table:formula="of:=[.B51]-VLOOKUP([.E51];[$deviations.$A$2:$deviations.$E$104];5;0)" office:value-type="float" office:value="1567.2" calcext:value-type="float">
            <text:p>1567.2</text:p>
          </table:table-cell>
          <table:table-cell table:formula="of:=[.B51]+VLOOKUP([.E51];[$deviations.$A$2:$deviations.$E$104];5;0)" office:value-type="float" office:value="1582.8" calcext:value-type="float">
            <text:p>1582.8</text:p>
          </table:table-cell>
          <table:table-cell table:formula="of:=[$means.B48]" office:value-type="string" office:string-value="lit-element-v2.4.0" calcext:value-type="string">
            <text:p>lit-element-v2.4.0</text:p>
          </table:table-cell>
        </table:table-row>
        <table:table-row table:style-name="ro2">
          <table:table-cell table:formula="of:=VLOOKUP([.E52];[$names.$A$2:$names.$D$105];3)" office:value-type="string" office:string-value="LighterHTML" calcext:value-type="string">
            <text:p>LighterHTML</text:p>
          </table:table-cell>
          <table:table-cell table:formula="of:=VLOOKUP([.E52];[$means.$B$2:$means.$F$104];5;0)" office:value-type="float" office:value="1575.8" calcext:value-type="float">
            <text:p>1575.8</text:p>
          </table:table-cell>
          <table:table-cell table:formula="of:=[.B52]-VLOOKUP([.E52];[$deviations.$A$2:$deviations.$E$104];5;0)" office:value-type="float" office:value="1569.9" calcext:value-type="float">
            <text:p>1569.9</text:p>
          </table:table-cell>
          <table:table-cell table:formula="of:=[.B52]+VLOOKUP([.E52];[$deviations.$A$2:$deviations.$E$104];5;0)" office:value-type="float" office:value="1581.7" calcext:value-type="float">
            <text:p>1581.7</text:p>
          </table:table-cell>
          <table:table-cell table:formula="of:=[$means.B47]" office:value-type="string" office:string-value="lighterhtml-v4.1.1" calcext:value-type="string">
            <text:p>lighterhtml-v4.1.1</text:p>
          </table:table-cell>
        </table:table-row>
        <table:table-row table:style-name="ro2">
          <table:table-cell table:formula="of:=VLOOKUP([.E53];[$names.$A$2:$names.$D$105];3)" office:value-type="string" office:string-value="React" calcext:value-type="string">
            <text:p>React</text:p>
          </table:table-cell>
          <table:table-cell table:formula="of:=VLOOKUP([.E53];[$means.$B$2:$means.$F$104];5;0)" office:value-type="float" office:value="1594.9" calcext:value-type="float">
            <text:p>1594.9</text:p>
          </table:table-cell>
          <table:table-cell table:formula="of:=[.B53]-VLOOKUP([.E53];[$deviations.$A$2:$deviations.$E$104];5;0)" office:value-type="float" office:value="1589.7" calcext:value-type="float">
            <text:p>1589.7</text:p>
          </table:table-cell>
          <table:table-cell table:formula="of:=[.B53]+VLOOKUP([.E53];[$deviations.$A$2:$deviations.$E$104];5;0)" office:value-type="float" office:value="1600.1" calcext:value-type="float">
            <text:p>1600.1</text:p>
          </table:table-cell>
          <table:table-cell table:formula="of:=[$means.B54]" office:value-type="string" office:string-value="react-hooks-v17.0.1" calcext:value-type="string">
            <text:p>react-hooks-v17.0.1</text:p>
          </table:table-cell>
        </table:table-row>
        <table:table-row table:style-name="ro2">
          <table:table-cell table:formula="of:=VLOOKUP([.E54];[$names.$A$2:$names.$D$105];3)" office:value-type="string" office:string-value="React &amp; RxJS" calcext:value-type="string">
            <text:p>React &amp; RxJS</text:p>
          </table:table-cell>
          <table:table-cell table:formula="of:=VLOOKUP([.E54];[$means.$B$2:$means.$F$104];5;0)" office:value-type="float" office:value="1601.5" calcext:value-type="float">
            <text:p>1601.5</text:p>
          </table:table-cell>
          <table:table-cell table:formula="of:=[.B54]-VLOOKUP([.E54];[$deviations.$A$2:$deviations.$E$104];5;0)" office:value-type="float" office:value="1596.9" calcext:value-type="float">
            <text:p>1596.9</text:p>
          </table:table-cell>
          <table:table-cell table:formula="of:=[.B54]+VLOOKUP([.E54];[$deviations.$A$2:$deviations.$E$104];5;0)" office:value-type="float" office:value="1606.1" calcext:value-type="float">
            <text:p>1606.1</text:p>
          </table:table-cell>
          <table:table-cell table:formula="of:=[$means.B53]" office:value-type="string" office:string-value="react-rxjs-v17.0.1 + 0.6.0" calcext:value-type="string">
            <text:p>react-rxjs-v17.0.1 + 0.6.0</text:p>
          </table:table-cell>
        </table:table-row>
        <table:table-row table:style-name="ro2">
          <table:table-cell table:formula="of:=VLOOKUP([.E55];[$names.$A$2:$names.$D$105];3)" office:value-type="string" office:string-value="React &amp; Redux" calcext:value-type="string">
            <text:p>React &amp; Redux</text:p>
          </table:table-cell>
          <table:table-cell table:formula="of:=VLOOKUP([.E55];[$means.$B$2:$means.$F$104];5;0)" office:value-type="float" office:value="1630.8" calcext:value-type="float">
            <text:p>1630.8</text:p>
          </table:table-cell>
          <table:table-cell table:formula="of:=[.B55]-VLOOKUP([.E55];[$deviations.$A$2:$deviations.$E$104];5;0)" office:value-type="float" office:value="1626.6" calcext:value-type="float">
            <text:p>1626.6</text:p>
          </table:table-cell>
          <table:table-cell table:formula="of:=[.B55]+VLOOKUP([.E55];[$deviations.$A$2:$deviations.$E$104];5;0)" office:value-type="float" office:value="1635" calcext:value-type="float">
            <text:p>1635</text:p>
          </table:table-cell>
          <table:table-cell table:formula="of:=[$means.B52]" office:value-type="string" office:string-value="react-redux-hooks-v17.0.1 + 7.2.1" calcext:value-type="string">
            <text:p>react-redux-hooks-v17.0.1 + 7.2.1</text:p>
          </table:table-cell>
        </table:table-row>
        <table:table-row table:style-name="ro2">
          <table:table-cell table:formula="of:=VLOOKUP([.E56];[$names.$A$2:$names.$D$105];3)" office:value-type="string" office:string-value="React &amp; react-easy-state" calcext:value-type="string">
            <text:p>React &amp; react-easy-state</text:p>
          </table:table-cell>
          <table:table-cell table:formula="of:=VLOOKUP([.E56];[$means.$B$2:$means.$F$104];5;0)" office:value-type="float" office:value="1644.3" calcext:value-type="float">
            <text:p>1644.3</text:p>
          </table:table-cell>
          <table:table-cell table:formula="of:=[.B56]-VLOOKUP([.E56];[$deviations.$A$2:$deviations.$E$104];5;0)" office:value-type="float" office:value="1637.7" calcext:value-type="float">
            <text:p>1637.7</text:p>
          </table:table-cell>
          <table:table-cell table:formula="of:=[.B56]+VLOOKUP([.E56];[$deviations.$A$2:$deviations.$E$104];5;0)" office:value-type="float" office:value="1650.9" calcext:value-type="float">
            <text:p>1650.9</text:p>
          </table:table-cell>
          <table:table-cell table:formula="of:=[$means.B56]" office:value-type="string" office:string-value="react-easy-state-v17.0.1 + 6.3.0" calcext:value-type="string">
            <text:p>react-easy-state-v17.0.1 + 6.3.0</text:p>
          </table:table-cell>
        </table:table-row>
        <table:table-row table:style-name="ro2">
          <table:table-cell table:formula="of:=VLOOKUP([.E57];[$names.$A$2:$names.$D$105];3)" office:value-type="string" office:string-value="this.tbody.querySelector" calcext:value-type="string">
            <text:p>this.tbody.querySelector</text:p>
          </table:table-cell>
          <table:table-cell table:formula="of:=VLOOKUP([.E57];[$means.$B$2:$means.$F$104];5;0)" office:value-type="float" office:value="1841.1" calcext:value-type="float">
            <text:p>1841.1</text:p>
          </table:table-cell>
          <table:table-cell table:formula="of:=[.B57]-VLOOKUP([.E57];[$deviations.$A$2:$deviations.$E$104];5;0)" office:value-type="float" office:value="1832.8" calcext:value-type="float">
            <text:p>1832.8</text:p>
          </table:table-cell>
          <table:table-cell table:formula="of:=[.B57]+VLOOKUP([.E57];[$deviations.$A$2:$deviations.$E$104];5;0)" office:value-type="float" office:value="1849.4" calcext:value-type="float">
            <text:p>1849.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</table:table-row>
        <table:table-row table:style-name="ro2">
          <table:table-cell table:formula="of:=VLOOKUP([.E58];[$names.$A$2:$names.$D$105];3)" office:value-type="string" office:string-value="Choo" calcext:value-type="string">
            <text:p>Choo</text:p>
          </table:table-cell>
          <table:table-cell table:formula="of:=VLOOKUP([.E58];[$means.$B$2:$means.$F$104];5;0)" office:value-type="float" office:value="4399.6" calcext:value-type="float">
            <text:p>4399.6</text:p>
          </table:table-cell>
          <table:table-cell table:formula="of:=[.B58]-VLOOKUP([.E58];[$deviations.$A$2:$deviations.$E$104];5;0)" office:value-type="float" office:value="4347.9" calcext:value-type="float">
            <text:p>4347.9</text:p>
          </table:table-cell>
          <table:table-cell table:formula="of:=[.B58]+VLOOKUP([.E58];[$deviations.$A$2:$deviations.$E$104];5;0)" office:value-type="float" office:value="4451.3" calcext:value-type="float">
            <text:p>4451.3</text:p>
          </table:table-cell>
          <table:table-cell table:formula="of:=[$means.B58]" office:value-type="string" office:string-value="choo-v7.1.0" calcext:value-type="string">
            <text:p>choo-v7.1.0</text:p>
          </table:table-cell>
        </table:table-row>
        <table:table-row table:style-name="ro2">
          <table:table-cell table:number-columns-repeated="5"/>
        </table:table-row>
      </table:table>
      <table:table table:name="compare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2" table:default-cell-style-name="ce10"/>
        <table:table-column table:style-name="co2" table:default-cell-style-name="Default"/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ff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table:content-validation-name="val2" office:value-type="string" calcext:value-type="string">
            <text:p>jquery-v3.5.1</text:p>
          </table:table-cell>
          <table:table-cell table:formula="of:=INDEX([$render.$B$2:$render.$B$99]; MATCH([.B2];[$render.$E$2:$render.$E$99];0) )" office:value-type="float" office:value="361.864954091993" calcext:value-type="float">
            <text:p>361.86</text:p>
          </table:table-cell>
          <table:table-cell table:style-name="ce5" table:formula="of:=([.C3]-[.C2])/[.C3]" office:value-type="percentage" office:value="-0.0805559890837723" calcext:value-type="percentage">
            <text:p>-8.06%</text:p>
          </table:table-cell>
        </table:table-row>
        <table:table-row table:style-name="ro2">
          <table:table-cell office:value-type="string" calcext:value-type="string">
            <text:p>compared to</text:p>
          </table:table-cell>
          <table:table-cell table:content-validation-name="val3" office:value-type="string" calcext:value-type="string">
            <text:p>react-hooks-v17.0.1</text:p>
          </table:table-cell>
          <table:table-cell table:formula="of:=INDEX([$render.$B$2:$render.$B$99]; MATCH([.B3];[$render.$E$2:$render.$E$99];0) )" office:value-type="float" office:value="334.887740892377" calcext:value-type="float">
            <text:p>334.89</text:p>
          </table:table-cell>
          <table:table-cell table:formula="of:=[.C3]-[.C2]" office:value-type="float" office:value="-26.9772131996155" calcext:value-type="float">
            <text:p>-26.977213199615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content-validation-name="val1" office:value-type="string" calcext:value-type="string">
            <text:p>UPDATE</text:p>
          </table:table-cell>
          <table:table-cell table:content-validation-name="val1" office:value-type="string" calcext:value-type="string">
            <text:p>framework</text:p>
          </table:table-cell>
          <table:table-cell table:content-validation-name="val1" office:value-type="string" calcext:value-type="string">
            <text:p>value</text:p>
          </table:table-cell>
          <table:table-cell table:content-validation-name="val1" office:value-type="string" calcext:value-type="string">
            <text:p>diff</text:p>
          </table:table-cell>
        </table:table-row>
        <table:table-row table:style-name="ro2">
          <table:table-cell table:content-validation-name="val1" office:value-type="string" calcext:value-type="string">
            <text:p>select</text:p>
          </table:table-cell>
          <table:table-cell table:content-validation-name="val1" office:value-type="string" calcext:value-type="string">
            <text:p>modern-helpers-template-v0.1.0</text:p>
          </table:table-cell>
          <table:table-cell table:content-validation-name="val1" table:formula="of:=INDEX([$update.$B$2:$update.$B$100]; MATCH([.B6];[$update.$E$2:$update.$E$100];0) )" office:value-type="float" office:value="1483.3" calcext:value-type="float">
            <text:p>1,483.30</text:p>
          </table:table-cell>
          <table:table-cell table:style-name="ce5" table:content-validation-name="val1" table:formula="of:=([.C7]-[.C6])/[.C7]" office:value-type="percentage" office:value="-0.00528634361233477" calcext:value-type="percentage">
            <text:p>-0.53%</text:p>
          </table:table-cell>
        </table:table-row>
        <table:table-row table:style-name="ro2">
          <table:table-cell table:content-validation-name="val1" office:value-type="string" calcext:value-type="string">
            <text:p>compared to</text:p>
          </table:table-cell>
          <table:table-cell table:content-validation-name="val4" office:value-type="string" calcext:value-type="string">
            <text:p>vanillajs</text:p>
          </table:table-cell>
          <table:table-cell table:content-validation-name="val1" table:formula="of:=INDEX([$update.$B$2:$update.$B$100]; MATCH([.B7];[$update.$E$2:$update.$E$100];0) )" office:value-type="float" office:value="1475.5" calcext:value-type="float">
            <text:p>1,475.50</text:p>
          </table:table-cell>
          <table:table-cell table:content-validation-name="val1" table:formula="of:=[.C7]-[.C6]" office:value-type="float" office:value="-7.79999999999995" calcext:value-type="float">
            <text:p>-7.79999999999995</text:p>
          </table:table-cell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number-columns-repeated="1020" table:default-cell-style-name="ce8"/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ng-v11.0.2</text:p>
          </table:table-cell>
          <table:table-cell table:number-columns-repeated="3" office:value-type="string" calcext:value-type="string">
            <text:p>Angular 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v8.2.14</text:p>
          </table:table-cell>
          <table:table-cell table:number-columns-repeated="3" office:value-type="string" calcext:value-type="string">
            <text:p>Angular 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dom-v0.12.0</text:p>
          </table:table-cell>
          <table:table-cell table:number-columns-repeated="3" office:value-type="string" calcext:value-type="string">
            <text:p>atto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h-v8.1.0</text:p>
          </table:table-cell>
          <table:table-cell table:number-columns-repeated="3" office:value-type="string" calcext:value-type="string">
            <text:p>Cas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oo-v7.1.0</text:p>
          </table:table-cell>
          <table:table-cell table:number-columns-repeated="3" office:value-type="string" calcext:value-type="string">
            <text:p>Cho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c-v0.0.12</text:p>
          </table:table-cell>
          <table:table-cell table:number-columns-repeated="3" office:value-type="string" calcext:value-type="string">
            <text:p>do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diff-v2.2.2</text:p>
          </table:table-cell>
          <table:table-cell table:number-columns-repeated="3" office:value-type="string" calcext:value-type="string">
            <text:p>domdi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tor-v0.5.0</text:p>
          </table:table-cell>
          <table:table-cell table:number-columns-repeated="3" office:value-type="string" calcext:value-type="string">
            <text:p>domina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vm-v3.4.12</text:p>
          </table:table-cell>
          <table:table-cell table:number-columns-repeated="3" office:value-type="string" calcext:value-type="string">
            <text:p>domv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app-v2.0.8</text:p>
          </table:table-cell>
          <table:table-cell table:number-columns-repeated="3" office:value-type="string" calcext:value-type="string">
            <text:p>Hyperap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html-v2.33.0</text:p>
          </table:table-cell>
          <table:table-cell table:number-columns-repeated="3" office:value-type="string" calcext:value-type="string">
            <text:p>Hyp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erno-v7.2.1</text:p>
          </table:table-cell>
          <table:table-cell table:number-columns-repeated="3" office:value-type="string" calcext:value-type="string">
            <text:p>Infer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otope-v0.2.0</text:p>
          </table:table-cell>
          <table:table-cell table:number-columns-repeated="3" office:value-type="string" calcext:value-type="string">
            <text:p>Is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i-v0.27.1</text:p>
          </table:table-cell>
          <table:table-cell table:number-columns-repeated="3" office:value-type="string" calcext:value-type="string">
            <text:p>ivi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jquery-v3.5.1</text:p>
          </table:table-cell>
          <table:table-cell table:number-columns-repeated="3" office:value-type="string" calcext:value-type="string">
            <text:p>JQuer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erhtml-v4.1.1</text:p>
          </table:table-cell>
          <table:table-cell table:number-columns-repeated="3" office:value-type="string" calcext:value-type="string">
            <text:p>Light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element-v2.4.0</text:p>
          </table:table-cell>
          <table:table-cell table:number-columns-repeated="3" office:value-type="string" calcext:value-type="string">
            <text:p>lit-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2-vinvalid</text:p>
          </table:table-cell>
          <table:table-cell table:number-columns-repeated="3" office:value-type="string" calcext:value-type="string">
            <text:p>lit-html v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Docs : lit-html</text:p>
          </table:table-cell>
          <table:table-cell table:number-columns-repeated="2" office:value-type="string" calcext:value-type="string">
            <text:p>lit-html (doc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v1.3.0</text:p>
          </table:table-cell>
          <table:table-cell table:number-columns-repeated="3" office:value-type="string" calcext:value-type="string">
            <text:p>lit-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modern-helpers</text:p>
          </table:table-cell>
          <table:table-cell office:value-type="string" calcext:value-type="string">
            <text:p>Helper avec cache</text:p>
          </table:table-cell>
          <table:table-cell office:value-type="string" calcext:value-type="string">
            <text:p>Helper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no-mem-v0.1.0</text:p>
          </table:table-cell>
          <table:table-cell office:value-type="string" calcext:value-type="string">
            <text:p>modern-helpers/el (sans cache)</text:p>
          </table:table-cell>
          <table:table-cell table:number-columns-repeated="2" office:value-type="string" calcext:value-type="string">
            <text:p>Help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modern-helpers/template</text:p>
          </table:table-cell>
          <table:table-cell table:number-columns-repeated="2" office:value-type="string" calcext:value-type="string">
            <text:p>Templ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modern-helpers/el (avec cache)</text:p>
          </table:table-cell>
          <table:table-cell table:number-columns-repeated="2" office:value-type="string" calcext:value-type="string">
            <text:p>Helper (ba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it-dom-v0.2.0</text:p>
          </table:table-cell>
          <table:table-cell table:number-columns-repeated="3" office:value-type="string" calcext:value-type="string">
            <text:p>petit-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act-v10.5.5</text:p>
          </table:table-cell>
          <table:table-cell table:number-columns-repeated="3" office:value-type="string" calcext:value-type="string">
            <text:p>P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easy-state-v17.0.1 + 6.3.0</text:p>
          </table:table-cell>
          <table:table-cell table:number-columns-repeated="2" office:value-type="string" calcext:value-type="string">
            <text:p>React &amp; react-easy-state</text:p>
          </table:table-cell>
          <table:table-cell office:value-type="string" calcext:value-type="string">
            <text:p>React w/ easy-st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hooks-v17.0.1</text:p>
          </table:table-cell>
          <table:table-cell table:number-columns-repeated="3" office:value-type="string" calcext:value-type="string">
            <text:p>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redux-hooks-v17.0.1 + 7.2.1</text:p>
          </table:table-cell>
          <table:table-cell table:number-columns-repeated="2" office:value-type="string" calcext:value-type="string">
            <text:p>React &amp; Redux</text:p>
          </table:table-cell>
          <table:table-cell office:value-type="string" calcext:value-type="string">
            <text:p>React w/ Redux (hoo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rxjs-v17.0.1 + 0.6.0</text:p>
          </table:table-cell>
          <table:table-cell table:number-columns-repeated="2" office:value-type="string" calcext:value-type="string">
            <text:p>React &amp; RxJS</text:p>
          </table:table-cell>
          <table:table-cell office:value-type="string" calcext:value-type="string">
            <text:p>React w/ Rx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om-v3.27.0</text:p>
          </table:table-cell>
          <table:table-cell table:number-columns-repeated="3" office:value-type="string" calcext:value-type="string">
            <text:p>RE:DOM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an-v3.10.0</text:p>
          </table:table-cell>
          <table:table-cell table:number-columns-repeated="3" office:value-type="string" calcext:value-type="string">
            <text:p>sa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inuous-v0.15.1</text:p>
          </table:table-cell>
          <table:table-cell table:number-columns-repeated="3" office:value-type="string" calcext:value-type="string">
            <text:p>Sinuou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state-v0.20.0</text:p>
          </table:table-cell>
          <table:table-cell table:number-columns-repeated="2" office:value-type="string" calcext:value-type="string">
            <text:p>Solid-state</text:p>
          </table:table-cell>
          <table:table-cell office:value-type="string" calcext:value-type="string">
            <text:p>Solid Sta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olid-v0.20.0</text:p>
          </table:table-cell>
          <table:table-cell table:number-columns-repeated="3" office:value-type="string" calcext:value-type="string">
            <text:p>Solid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age0-v0.0.2</text:p>
          </table:table-cell>
          <table:table-cell table:number-columns-repeated="3" office:value-type="string" calcext:value-type="string">
            <text:p>Stage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tdweb-v0.4.17</text:p>
          </table:table-cell>
          <table:table-cell table:number-columns-repeated="3" office:value-type="string" calcext:value-type="string">
            <text:p>stdwe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svelte-v3.29.4</text:p>
          </table:table-cell>
          <table:table-cell table:number-columns-repeated="3" office:value-type="string" calcext:value-type="string">
            <text:p>Svelte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uhtml-v2.1.4</text:p>
          </table:table-cell>
          <table:table-cell table:number-columns-repeated="2" office:value-type="string" calcext:value-type="string">
            <text:p>µHTML</text:p>
          </table:table-cell>
          <table:table-cell office:value-type="string" calcext:value-type="string">
            <text:p>uhtml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rendering)</text:p>
          </table:table-cell>
          <table:table-cell office:value-type="string" calcext:value-type="string">
            <text:p>Vanilla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Docs : VanillaJS (sans Store ni cache)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updat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>VanillaJS (createElement + children avec cache)</text:p>
          </table:table-cell>
          <table:table-cell office:value-type="string" calcext:value-type="string">
            <text:p>this.rows[id].children</text:p>
          </table:table-cell>
          <table:table-cell office:value-type="string" calcext:value-type="string">
            <text:p>create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>Docs : VanillaJS</text:p>
          </table:table-cell>
          <table:table-cell table:number-columns-repeated="2" office:value-type="string" calcext:value-type="string">
            <text:p>VanillaJS (doc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create-el-query</text:p>
          </table:table-cell>
          <table:table-cell office:value-type="string" calcext:value-type="string">
            <text:p>VanillaJS (createElement + querySelector avec cache)</text:p>
          </table:table-cell>
          <table:table-cell office:value-type="string" calcext:value-type="string">
            <text:p>this.rows[id].querySelector</text:p>
          </table:table-cell>
          <table:table-cell office:value-type="string" calcext:value-type="string">
            <text:p>createElement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>Docs : VanillaJS (Custom Elements)</text:p>
          </table:table-cell>
          <table:table-cell office:value-type="string" calcext:value-type="string">
            <text:p>docs élément personnalisé</text:p>
          </table:table-cell>
          <table:table-cell office:value-type="string" calcext:value-type="string">
            <text:p>docs élément personnalisé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dx-opti</text:p>
          </table:table-cell>
          <table:table-cell table:number-columns-repeated="3" office:value-type="string" calcext:value-type="string">
            <text:p>VanillaJS (DX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>VanillaJS (Template Strings avec cache)</text:p>
          </table:table-cell>
          <table:table-cell office:value-type="string" calcext:value-type="string">
            <text:p>Template String (avec cache)</text:p>
          </table:table-cell>
          <table:table-cell office:value-type="string" calcext:value-type="string">
            <text:p>innerHTML (avec cac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>VanillaJS (pseudo-composant innerHTML)</text:p>
          </table:table-cell>
          <table:table-cell table:number-columns-repeated="2" office:value-type="string" calcext:value-type="string">
            <text:p>pseudo-composant 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>VanillaJS (Template Strings sans cache )</text:p>
          </table:table-cell>
          <table:table-cell office:value-type="string" calcext:value-type="string">
            <text:p>Children (Template String)</text:p>
          </table:table-cell>
          <table:table-cell office:value-type="string" calcext:value-type="string">
            <text:p>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>VanillaJS (children sans cache)</text:p>
          </table:table-cell>
          <table:table-cell office:value-type="string" calcext:value-type="string">
            <text:p>this.tbody.children</text:p>
          </table:table-cell>
          <table:table-cell office:value-type="string" calcext:value-type="string">
            <text:p>sans ca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>VanillaJS (querySelector sans cache)</text:p>
          </table:table-cell>
          <table:table-cell office:value-type="string" calcext:value-type="string">
            <text:p>this.tbody.querySelector</text:p>
          </table:table-cell>
          <table:table-cell office:value-type="string" calcext:value-type="string">
            <text:p>sans cache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VanillaJS (createElement + cloneNode)</text:p>
          </table:table-cell>
          <table:table-cell office:value-type="string" calcext:value-type="string">
            <text:p>VanillaJS (cloneNode)</text:p>
          </table:table-cell>
          <table:table-cell office:value-type="string" calcext:value-type="string">
            <text:p>createElement + cloneN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VanillaJS (éléments personnalisés)</text:p>
          </table:table-cell>
          <table:table-cell table:number-columns-repeated="2" office:value-type="string" calcext:value-type="string">
            <text:p>élément personnalis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>VanillaJS (éléments personnalisé DX)</text:p>
          </table:table-cell>
          <table:table-cell table:number-columns-repeated="2" office:value-type="string" calcext:value-type="string">
            <text:p>éléments personnalisés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wc-prog</text:p>
          </table:table-cell>
          <table:table-cell office:value-type="string" calcext:value-type="string">
            <text:p>VanillaJS (éléments personnalisés &amp; bonnes pratiques)</text:p>
          </table:table-cell>
          <table:table-cell table:number-columns-repeated="2" office:value-type="string" calcext:value-type="string">
            <text:p>éléments personnalisés (bonnes pratiqu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e-v3.0.2</text:p>
          </table:table-cell>
          <table:table-cell table:number-columns-repeated="2" office:value-type="string" calcext:value-type="string">
            <text:p>Vue 3</text:p>
          </table:table-cell>
          <table:table-cell office:value-type="string" calcext:value-type="string">
            <text:p>Vue.js 3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epto-v1.2.0</text:p>
          </table:table-cell>
          <table:table-cell table:number-columns-repeated="3" office:value-type="string" calcext:value-type="string">
            <text:p>Zept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 table:number-rows-repeated="17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default-cell-style-name="ce6"/>
        <table:table-column table:style-name="co2" table:number-columns-repeated="57" table:default-cell-style-name="ce9"/>
        <table:table-row table:style-name="ro4">
          <table:table-cell office:value-type="string" calcext:value-type="string">
            <text:p>Duration for...</text:p>
          </table:table-cell>
          <table:table-cell table:style-name="ce6" office:value-type="string" calcext:value-type="string">
            <text:p>vanillajs</text:p>
          </table:table-cell>
          <table:table-cell table:style-name="ce6" office:value-type="string" calcext:value-type="string">
            <text:p>vanillajs-prog</text:p>
          </table:table-cell>
          <table:table-cell table:style-name="ce6" office:value-type="string" calcext:value-type="string">
            <text:p>vanillajs-dx-opti</text:p>
          </table:table-cell>
          <table:table-cell table:style-name="ce6" office:value-type="string" calcext:value-type="string">
            <text:p>vanillajs-1</text:p>
          </table:table-cell>
          <table:table-cell table:style-name="ce6" office:value-type="string" calcext:value-type="string">
            <text:p>sinuous-v0.15.1</text:p>
          </table:table-cell>
          <table:table-cell table:style-name="ce6" office:value-type="string" calcext:value-type="string">
            <text:p>stage0-v0.0.2</text:p>
          </table:table-cell>
          <table:table-cell table:style-name="ce6" office:value-type="string" calcext:value-type="string">
            <text:p>solid-v0.20.0</text:p>
          </table:table-cell>
          <table:table-cell table:style-name="ce6" office:value-type="string" calcext:value-type="string">
            <text:p>modern-helpers-dx-v0.1.0</text:p>
          </table:table-cell>
          <table:table-cell table:style-name="ce6" office:value-type="string" calcext:value-type="string">
            <text:p>vanillajs-create-el</text:p>
          </table:table-cell>
          <table:table-cell table:style-name="ce6" office:value-type="string" calcext:value-type="string">
            <text:p>vanillajs-create-el-query</text:p>
          </table:table-cell>
          <table:table-cell table:style-name="ce6" office:value-type="string" calcext:value-type="string">
            <text:p>modern-helpers-v0.1.0</text:p>
          </table:table-cell>
          <table:table-cell table:style-name="ce6" office:value-type="string" calcext:value-type="string">
            <text:p>domc-v0.0.12</text:p>
          </table:table-cell>
          <table:table-cell table:style-name="ce6" office:value-type="string" calcext:value-type="string">
            <text:p>vanillajs-no-mem</text:p>
          </table:table-cell>
          <table:table-cell table:style-name="ce6" office:value-type="string" calcext:value-type="string">
            <text:p>vanillajs-create-el-for-doc</text:p>
          </table:table-cell>
          <table:table-cell table:style-name="ce6" office:value-type="string" calcext:value-type="string">
            <text:p>solid-state-v0.20.0</text:p>
          </table:table-cell>
          <table:table-cell table:style-name="ce6" office:value-type="string" calcext:value-type="string">
            <text:p>modern-helpers-template-v0.1.0</text:p>
          </table:table-cell>
          <table:table-cell table:style-name="ce6" office:value-type="string" calcext:value-type="string">
            <text:p>vanillajs-no-mem-query</text:p>
          </table:table-cell>
          <table:table-cell table:style-name="ce6" office:value-type="string" calcext:value-type="string">
            <text:p>vanillajs-wc</text:p>
          </table:table-cell>
          <table:table-cell table:style-name="ce6" office:value-type="string" calcext:value-type="string">
            <text:p>modern-helpers-no-mem-v0.1.0</text:p>
          </table:table-cell>
          <table:table-cell table:style-name="ce6" office:value-type="string" calcext:value-type="string">
            <text:p>vanillajs-wc-prog</text:p>
          </table:table-cell>
          <table:table-cell table:style-name="ce6" office:value-type="string" calcext:value-type="string">
            <text:p>stdweb-v0.4.17</text:p>
          </table:table-cell>
          <table:table-cell table:style-name="ce6" office:value-type="string" calcext:value-type="string">
            <text:p>vanillajs-innerhtml</text:p>
          </table:table-cell>
          <table:table-cell table:style-name="ce6" office:value-type="string" calcext:value-type="string">
            <text:p>vanillajs-innerhtml-no-mem</text:p>
          </table:table-cell>
          <table:table-cell table:style-name="ce6" office:value-type="string" calcext:value-type="string">
            <text:p>domdiff-v2.2.2</text:p>
          </table:table-cell>
          <table:table-cell table:style-name="ce6" office:value-type="string" calcext:value-type="string">
            <text:p>vanillajs-innerhtml-cpnt</text:p>
          </table:table-cell>
          <table:table-cell table:style-name="ce6" office:value-type="string" calcext:value-type="string">
            <text:p>ivi-v0.27.1</text:p>
          </table:table-cell>
          <table:table-cell table:style-name="ce6" office:value-type="string" calcext:value-type="string">
            <text:p>san-v3.10.0</text:p>
          </table:table-cell>
          <table:table-cell table:style-name="ce6" office:value-type="string" calcext:value-type="string">
            <text:p>vanillajs-custom-el</text:p>
          </table:table-cell>
          <table:table-cell table:style-name="ce6" office:value-type="string" calcext:value-type="string">
            <text:p>attodom-v0.12.0</text:p>
          </table:table-cell>
          <table:table-cell table:style-name="ce6" office:value-type="string" calcext:value-type="string">
            <text:p>vanillajs-wc-dx</text:p>
          </table:table-cell>
          <table:table-cell table:style-name="ce6" office:value-type="string" calcext:value-type="string">
            <text:p>dominator-v0.5.0</text:p>
          </table:table-cell>
          <table:table-cell table:style-name="ce6" office:value-type="string" calcext:value-type="string">
            <text:p>inferno-v7.2.1</text:p>
          </table:table-cell>
          <table:table-cell table:style-name="ce6" office:value-type="string" calcext:value-type="string">
            <text:p>petit-dom-v0.2.0</text:p>
          </table:table-cell>
          <table:table-cell table:style-name="ce6" office:value-type="string" calcext:value-type="string">
            <text:p>domvm-v3.4.12</text:p>
          </table:table-cell>
          <table:table-cell table:style-name="ce6" office:value-type="string" calcext:value-type="string">
            <text:p>redom-v3.27.0</text:p>
          </table:table-cell>
          <table:table-cell table:style-name="ce6" office:value-type="string" calcext:value-type="string">
            <text:p>cash-v8.1.0</text:p>
          </table:table-cell>
          <table:table-cell table:style-name="ce6" office:value-type="string" calcext:value-type="string">
            <text:p>hyperapp-v2.0.8</text:p>
          </table:table-cell>
          <table:table-cell table:style-name="ce6" office:value-type="string" calcext:value-type="string">
            <text:p>hyperhtml-v2.33.0</text:p>
          </table:table-cell>
          <table:table-cell table:style-name="ce6" office:value-type="string" calcext:value-type="string">
            <text:p>svelte-v3.29.4</text:p>
          </table:table-cell>
          <table:table-cell table:style-name="ce6" office:value-type="string" calcext:value-type="string">
            <text:p>uhtml-v2.1.4</text:p>
          </table:table-cell>
          <table:table-cell table:style-name="ce6" office:value-type="string" calcext:value-type="string">
            <text:p>zepto-v1.2.0</text:p>
          </table:table-cell>
          <table:table-cell table:style-name="ce6" office:value-type="string" calcext:value-type="string">
            <text:p>lit-html-2-vinvalid</text:p>
          </table:table-cell>
          <table:table-cell table:style-name="ce6" office:value-type="string" calcext:value-type="string">
            <text:p>jquery-v3.5.1</text:p>
          </table:table-cell>
          <table:table-cell table:style-name="ce6" office:value-type="string" calcext:value-type="string">
            <text:p>lit-html-for-doc-v1.1.0</text:p>
          </table:table-cell>
          <table:table-cell table:style-name="ce6" office:value-type="string" calcext:value-type="string">
            <text:p>lit-html-v1.3.0</text:p>
          </table:table-cell>
          <table:table-cell table:style-name="ce6" office:value-type="string" calcext:value-type="string">
            <text:p>lighterhtml-v4.1.1</text:p>
          </table:table-cell>
          <table:table-cell table:style-name="ce6" office:value-type="string" calcext:value-type="string">
            <text:p>lit-element-v2.4.0</text:p>
          </table:table-cell>
          <table:table-cell table:style-name="ce6" office:value-type="string" calcext:value-type="string">
            <text:p>preact-v10.5.5</text:p>
          </table:table-cell>
          <table:table-cell table:style-name="ce6" office:value-type="string" calcext:value-type="string">
            <text:p>isotope-v0.2.0</text:p>
          </table:table-cell>
          <table:table-cell table:style-name="ce6" office:value-type="string" calcext:value-type="string">
            <text:p>vue-v3.0.2</text:p>
          </table:table-cell>
          <table:table-cell table:style-name="ce6" office:value-type="string" calcext:value-type="string">
            <text:p>react-redux-hooks-v17.0.1 + 7.2.1</text:p>
          </table:table-cell>
          <table:table-cell table:style-name="ce6" office:value-type="string" calcext:value-type="string">
            <text:p>react-rxjs-v17.0.1 + 0.6.0</text:p>
          </table:table-cell>
          <table:table-cell table:style-name="ce6" office:value-type="string" calcext:value-type="string">
            <text:p>react-hooks-v17.0.1</text:p>
          </table:table-cell>
          <table:table-cell table:style-name="ce6" office:value-type="string" calcext:value-type="string">
            <text:p>angular-v8.2.14</text:p>
          </table:table-cell>
          <table:table-cell table:style-name="ce6" office:value-type="string" calcext:value-type="string">
            <text:p>react-easy-state-v17.0.1 + 6.3.0</text:p>
          </table:table-cell>
          <table:table-cell table:style-name="ce6" office:value-type="string" calcext:value-type="string">
            <text:p>angular-ng-v11.0.2</text:p>
          </table:table-cell>
          <table:table-cell table:style-name="ce6" office:value-type="string" calcext:value-type="string">
            <text:p>choo-v7.1.0</text:p>
          </table:table-cell>
        </table:table-row>
        <table:table-row table:style-name="ro3">
          <table:table-cell office:value-type="string" calcext:value-type="string">
            <text:p>Implementation notes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800" xlink:type="simple">800</text:a> 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800" xlink:type="simple">800</text:a> </text:p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800" xlink:type="simple">800</text:a> </text:p>
          </table:table-cell>
          <table:table-cell table:style-name="ce6" office:value-type="string" calcext:value-type="string">
            <text:p><text:a xlink:href="http://localhost:8080/webdriver-ts-results/table.html#772" xlink:type="simple">772</text:a> </text:p>
          </table:table-cell>
          <table:table-cell table:style-name="ce6" office:value-type="string" calcext:value-type="string">
            <text:p><text:a xlink:href="http://localhost:8080/webdriver-ts-results/table.html#800" xlink:type="simple">800</text:a> </text:p>
          </table:table-cell>
          <table:table-cell table:style-name="ce6" office:value-type="string" calcext:value-type="string">
            <text:p><text:a xlink:href="http://localhost:8080/webdriver-ts-results/table.html#800" xlink:type="simple">800</text:a> </text:p>
          </table:table-cell>
          <table:table-cell table:style-name="ce11" table:number-columns-repeated="12"/>
        </table:table-row>
        <table:table-row table:style-name="ro3">
          <table:table-cell office:value-type="string" calcext:value-type="string">
            <text:p>creating 1,000 rows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5.9" calcext:value-type="float">
            <text:p>5.9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</table:table-row>
        <table:table-row table:style-name="ro4">
          <table:table-cell office:value-type="string" calcext:value-type="string">
            <text:p>updating all 1,000 rows (5 warmup runs).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updating every 10th row for 1,000 rows (3 warmup runs). 16x CPU slowdown.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8.4" calcext:value-type="float">
            <text:p>8.4</text:p>
          </table:table-cell>
          <table:table-cell office:value-type="float" office:value="5.7" calcext:value-type="float">
            <text:p>5.7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10.9" calcext:value-type="float">
            <text:p>10.9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.7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7.4" calcext:value-type="float">
            <text:p>7.4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4.9" calcext:value-type="float">
            <text:p>4.9</text:p>
          </table:table-cell>
          <table:table-cell office:value-type="float" office:value="6.2" calcext:value-type="float">
            <text:p>6.2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2.9" calcext:value-type="float">
            <text:p>2.9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2.7" calcext:value-type="float">
            <text:p>2.7</text:p>
          </table:table-cell>
          <table:table-cell office:value-type="float" office:value="51.7" calcext:value-type="float">
            <text:p>51.7</text:p>
          </table:table-cell>
        </table:table-row>
        <table:table-row table:style-name="ro5">
          <table:table-cell office:value-type="string" calcext:value-type="string">
            <text:p>highlighting a selected row. (no warmup runs). 16x CPU slowdown.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6.8" calcext:value-type="float">
            <text:p>6.8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25.4" calcext:value-type="float">
            <text:p>25.4</text:p>
          </table:table-cell>
        </table:table-row>
        <table:table-row table:style-name="ro6">
          <table:table-cell office:value-type="string" calcext:value-type="string">
            <text:p>swap 2 rows for table with 1,000 rows. (5 warmup runs). 4x CPU slowdown.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4">
          <table:table-cell office:value-type="string" calcext:value-type="string">
            <text:p>removing one row. (5 warmup runs).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creating 10,000 rows</text:p>
          </table:table-cell>
          <table:table-cell office:value-type="float" office:value="5.5" calcext:value-type="float">
            <text:p>5.5</text:p>
          </table:table-cell>
          <table:table-cell office:value-type="float" office:value="6.2" calcext:value-type="float">
            <text:p>6.2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office:value-type="float" office:value="20" calcext:value-type="float">
            <text:p>20</text:p>
          </table:table-cell>
          <table:table-cell office:value-type="float" office:value="5.6" calcext:value-type="float">
            <text:p>5.6</text:p>
          </table:table-cell>
          <table:table-cell office:value-type="float" office:value="14.2" calcext:value-type="float">
            <text:p>14.2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17.5" calcext:value-type="float">
            <text:p>17.5</text:p>
          </table:table-cell>
          <table:table-cell office:value-type="float" office:value="11.1" calcext:value-type="float">
            <text:p>11.1</text:p>
          </table:table-cell>
          <table:table-cell office:value-type="float" office:value="19.5" calcext:value-type="float">
            <text:p>19.5</text:p>
          </table:table-cell>
          <table:table-cell office:value-type="float" office:value="22.8" calcext:value-type="float">
            <text:p>22.8</text:p>
          </table:table-cell>
          <table:table-cell office:value-type="float" office:value="16.1" calcext:value-type="float">
            <text:p>16.1</text:p>
          </table:table-cell>
          <table:table-cell office:value-type="float" office:value="9.2" calcext:value-type="float">
            <text:p>9.2</text:p>
          </table:table-cell>
          <table:table-cell office:value-type="float" office:value="7.1" calcext:value-type="float">
            <text:p>7.1</text:p>
          </table:table-cell>
          <table:table-cell office:value-type="float" office:value="18.9" calcext:value-type="float">
            <text:p>18.9</text:p>
          </table:table-cell>
          <table:table-cell office:value-type="float" office:value="15.3" calcext:value-type="float">
            <text:p>15.3</text:p>
          </table:table-cell>
          <table:table-cell office:value-type="float" office:value="18.1" calcext:value-type="float">
            <text:p>18.1</text:p>
          </table:table-cell>
          <table:table-cell office:value-type="float" office:value="13.6" calcext:value-type="float">
            <text:p>13.6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.5" calcext:value-type="float">
            <text:p>39.5</text:p>
          </table:table-cell>
          <table:table-cell office:value-type="float" office:value="19.5" calcext:value-type="float">
            <text:p>19.5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11.7" calcext:value-type="float">
            <text:p>11.7</text:p>
          </table:table-cell>
          <table:table-cell office:value-type="float" office:value="16.5" calcext:value-type="float">
            <text:p>16.5</text:p>
          </table:table-cell>
          <table:table-cell office:value-type="float" office:value="57.4" calcext:value-type="float">
            <text:p>57.4</text:p>
          </table:table-cell>
          <table:table-cell office:value-type="float" office:value="17.1" calcext:value-type="float">
            <text:p>17.1</text:p>
          </table:table-cell>
          <table:table-cell office:value-type="float" office:value="22.4" calcext:value-type="float">
            <text:p>22.4</text:p>
          </table:table-cell>
          <table:table-cell office:value-type="float" office:value="16.9" calcext:value-type="float">
            <text:p>16.9</text:p>
          </table:table-cell>
          <table:table-cell office:value-type="float" office:value="47.7" calcext:value-type="float">
            <text:p>47.7</text:p>
          </table:table-cell>
          <table:table-cell office:value-type="float" office:value="18.8" calcext:value-type="float">
            <text:p>18.8</text:p>
          </table:table-cell>
          <table:table-cell office:value-type="float" office:value="28.8" calcext:value-type="float">
            <text:p>28.8</text:p>
          </table:table-cell>
          <table:table-cell office:value-type="float" office:value="24.2" calcext:value-type="float">
            <text:p>24.2</text:p>
          </table:table-cell>
          <table:table-cell office:value-type="float" office:value="29.7" calcext:value-type="float">
            <text:p>29.7</text:p>
          </table:table-cell>
          <table:table-cell office:value-type="float" office:value="23.1" calcext:value-type="float">
            <text:p>23.1</text:p>
          </table:table-cell>
          <table:table-cell office:value-type="float" office:value="17.8" calcext:value-type="float">
            <text:p>17.8</text:p>
          </table:table-cell>
          <table:table-cell office:value-type="float" office:value="40.8" calcext:value-type="float">
            <text:p>40.8</text:p>
          </table:table-cell>
          <table:table-cell office:value-type="float" office:value="12.7" calcext:value-type="float">
            <text:p>12.7</text:p>
          </table:table-cell>
          <table:table-cell office:value-type="float" office:value="5.7" calcext:value-type="float">
            <text:p>5.7</text:p>
          </table:table-cell>
          <table:table-cell office:value-type="float" office:value="18.8" calcext:value-type="float">
            <text:p>18.8</text:p>
          </table:table-cell>
          <table:table-cell office:value-type="float" office:value="147.1" calcext:value-type="float">
            <text:p>147.1</text:p>
          </table:table-cell>
          <table:table-cell office:value-type="float" office:value="159.4" calcext:value-type="float">
            <text:p>159.4</text:p>
          </table:table-cell>
          <table:table-cell office:value-type="float" office:value="22.9" calcext:value-type="float">
            <text:p>22.9</text:p>
          </table:table-cell>
          <table:table-cell office:value-type="float" office:value="25.4" calcext:value-type="float">
            <text:p>25.4</text:p>
          </table:table-cell>
          <table:table-cell office:value-type="float" office:value="23.5" calcext:value-type="float">
            <text:p>23.5</text:p>
          </table:table-cell>
          <table:table-cell office:value-type="float" office:value="8.8" calcext:value-type="float">
            <text:p>8.8</text:p>
          </table:table-cell>
        </table:table-row>
        <table:table-row table:style-name="ro6">
          <table:table-cell office:value-type="string" calcext:value-type="string">
            <text:p>appending 1,000 to a table of 10,000 rows. 2x CPU slowdown</text:p>
          </table:table-cell>
          <table:table-cell office:value-type="float" office:value="2.5" calcext:value-type="float">
            <text:p>2.5</text:p>
          </table:table-cell>
          <table:table-cell office:value-type="float" office:value="35.2" calcext:value-type="float">
            <text:p>35.2</text:p>
          </table:table-cell>
          <table:table-cell office:value-type="float" office:value="32.6" calcext:value-type="float">
            <text:p>32.6</text:p>
          </table:table-cell>
          <table:table-cell office:value-type="float" office:value="41.2" calcext:value-type="float">
            <text:p>41.2</text:p>
          </table:table-cell>
          <table:table-cell office:value-type="float" office:value="33.4" calcext:value-type="float">
            <text:p>33.4</text:p>
          </table:table-cell>
          <table:table-cell office:value-type="float" office:value="32.5" calcext:value-type="float">
            <text:p>32.5</text:p>
          </table:table-cell>
          <table:table-cell office:value-type="float" office:value="1.9" calcext:value-type="float">
            <text:p>1.9</text:p>
          </table:table-cell>
          <table:table-cell office:value-type="float" office:value="36.2" calcext:value-type="float">
            <text:p>36.2</text:p>
          </table:table-cell>
          <table:table-cell office:value-type="float" office:value="35.8" calcext:value-type="float">
            <text:p>35.8</text:p>
          </table:table-cell>
          <table:table-cell office:value-type="float" office:value="16.9" calcext:value-type="float">
            <text:p>16.9</text:p>
          </table:table-cell>
          <table:table-cell office:value-type="float" office:value="4" calcext:value-type="float">
            <text:p>4</text:p>
          </table:table-cell>
          <table:table-cell office:value-type="float" office:value="32.7" calcext:value-type="float">
            <text:p>32.7</text:p>
          </table:table-cell>
          <table:table-cell office:value-type="float" office:value="31.3" calcext:value-type="float">
            <text:p>31.3</text:p>
          </table:table-cell>
          <table:table-cell office:value-type="float" office:value="42.6" calcext:value-type="float">
            <text:p>42.6</text:p>
          </table:table-cell>
          <table:table-cell office:value-type="float" office:value="40.6" calcext:value-type="float">
            <text:p>40.6</text:p>
          </table:table-cell>
          <table:table-cell office:value-type="float" office:value="40.7" calcext:value-type="float">
            <text:p>40.7</text:p>
          </table:table-cell>
          <table:table-cell office:value-type="float" office:value="4.2" calcext:value-type="float">
            <text:p>4.2</text:p>
          </table:table-cell>
          <table:table-cell office:value-type="float" office:value="17.1" calcext:value-type="float">
            <text:p>17.1</text:p>
          </table:table-cell>
          <table:table-cell office:value-type="float" office:value="38.5" calcext:value-type="float">
            <text:p>38.5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2.1" calcext:value-type="float">
            <text:p>32.1</text:p>
          </table:table-cell>
          <table:table-cell office:value-type="float" office:value="42.9" calcext:value-type="float">
            <text:p>42.9</text:p>
          </table:table-cell>
          <table:table-cell office:value-type="float" office:value="35.8" calcext:value-type="float">
            <text:p>35.8</text:p>
          </table:table-cell>
          <table:table-cell office:value-type="float" office:value="30.4" calcext:value-type="float">
            <text:p>30.4</text:p>
          </table:table-cell>
          <table:table-cell office:value-type="float" office:value="18.2" calcext:value-type="float">
            <text:p>18.2</text:p>
          </table:table-cell>
          <table:table-cell office:value-type="float" office:value="20" calcext:value-type="float">
            <text:p>20</text:p>
          </table:table-cell>
          <table:table-cell office:value-type="float" office:value="39.7" calcext:value-type="float">
            <text:p>39.7</text:p>
          </table:table-cell>
          <table:table-cell office:value-type="float" office:value="18.9" calcext:value-type="float">
            <text:p>18.9</text:p>
          </table:table-cell>
          <table:table-cell office:value-type="float" office:value="38.6" calcext:value-type="float">
            <text:p>38.6</text:p>
          </table:table-cell>
          <table:table-cell office:value-type="float" office:value="29.4" calcext:value-type="float">
            <text:p>29.4</text:p>
          </table:table-cell>
          <table:table-cell office:value-type="float" office:value="22" calcext:value-type="float">
            <text:p>22</text:p>
          </table:table-cell>
          <table:table-cell office:value-type="float" office:value="31.7" calcext:value-type="float">
            <text:p>31.7</text:p>
          </table:table-cell>
          <table:table-cell office:value-type="float" office:value="37.4" calcext:value-type="float">
            <text:p>37.4</text:p>
          </table:table-cell>
          <table:table-cell office:value-type="float" office:value="39.6" calcext:value-type="float">
            <text:p>39.6</text:p>
          </table:table-cell>
          <table:table-cell office:value-type="float" office:value="34.5" calcext:value-type="float">
            <text:p>34.5</text:p>
          </table:table-cell>
          <table:table-cell office:value-type="float" office:value="20.4" calcext:value-type="float">
            <text:p>20.4</text:p>
          </table:table-cell>
          <table:table-cell office:value-type="float" office:value="5.1" calcext:value-type="float">
            <text:p>5.1</text:p>
          </table:table-cell>
          <table:table-cell office:value-type="float" office:value="12.3" calcext:value-type="float">
            <text:p>12.3</text:p>
          </table:table-cell>
          <table:table-cell office:value-type="float" office:value="7.9" calcext:value-type="float">
            <text:p>7.9</text:p>
          </table:table-cell>
          <table:table-cell office:value-type="float" office:value="3.3" calcext:value-type="float">
            <text:p>3.3</text:p>
          </table:table-cell>
          <table:table-cell office:value-type="float" office:value="38.2" calcext:value-type="float">
            <text:p>38.2</text:p>
          </table:table-cell>
          <table:table-cell office:value-type="float" office:value="38.3" calcext:value-type="float">
            <text:p>38.3</text:p>
          </table:table-cell>
          <table:table-cell office:value-type="float" office:value="30.1" calcext:value-type="float">
            <text:p>30.1</text:p>
          </table:table-cell>
          <table:table-cell office:value-type="float" office:value="41.7" calcext:value-type="float">
            <text:p>41.7</text:p>
          </table:table-cell>
          <table:table-cell office:value-type="float" office:value="25.6" calcext:value-type="float">
            <text:p>25.6</text:p>
          </table:table-cell>
          <table:table-cell office:value-type="float" office:value="44.6" calcext:value-type="float">
            <text:p>44.6</text:p>
          </table:table-cell>
          <table:table-cell office:value-type="float" office:value="30.6" calcext:value-type="float">
            <text:p>30.6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42.6" calcext:value-type="float">
            <text:p>42.6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20.3" calcext:value-type="float">
            <text:p>20.3</text:p>
          </table:table-cell>
          <table:table-cell office:value-type="float" office:value="45.3" calcext:value-type="float">
            <text:p>45.3</text:p>
          </table:table-cell>
          <table:table-cell office:value-type="float" office:value="33.8" calcext:value-type="float">
            <text:p>33.8</text:p>
          </table:table-cell>
        </table:table-row>
        <table:table-row table:style-name="ro7">
          <table:table-cell office:value-type="string" calcext:value-type="string">
            <text:p>clearing a table with 1,000 rows. 8x CPU slowdown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of all factors in the table</text:p>
          </table:table-cell>
          <table:table-cell table:number-columns-repeated="2" table:style-name="ce6" office:value-type="float" office:value="1.01" calcext:value-type="float">
            <text:p>1.01</text:p>
          </table:table-cell>
          <table:table-cell table:number-columns-repeated="2" table:style-name="ce6" office:value-type="float" office:value="1.02" calcext:value-type="float">
            <text:p>1.02</text:p>
          </table:table-cell>
          <table:table-cell table:number-columns-repeated="2" table:style-name="ce6" office:value-type="float" office:value="1.05" calcext:value-type="float">
            <text:p>1.05</text:p>
          </table:table-cell>
          <table:table-cell table:style-name="ce6" office:value-type="float" office:value="1.07" calcext:value-type="float">
            <text:p>1.07</text:p>
          </table:table-cell>
          <table:table-cell table:number-columns-repeated="2" table:style-name="ce6" office:value-type="float" office:value="1.08" calcext:value-type="float">
            <text:p>1.08</text:p>
          </table:table-cell>
          <table:table-cell table:number-columns-repeated="5" table:style-name="ce6" office:value-type="float" office:value="1.09" calcext:value-type="float">
            <text:p>1.09</text:p>
          </table:table-cell>
          <table:table-cell table:number-columns-repeated="2" table:style-name="ce6" office:value-type="float" office:value="1.1" calcext:value-type="float">
            <text:p>1.1</text:p>
          </table:table-cell>
          <table:table-cell table:number-columns-repeated="3"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number-columns-repeated="2"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17" calcext:value-type="float">
            <text:p>1.17</text:p>
          </table:table-cell>
          <table:table-cell table:number-columns-repeated="5" table:style-name="ce6" office:value-type="float" office:value="1.18" calcext:value-type="float">
            <text:p>1.18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.21" calcext:value-type="float">
            <text:p>1.21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1.23" calcext:value-type="float">
            <text:p>1.23</text:p>
          </table:table-cell>
          <table:table-cell table:style-name="ce6" office:value-type="float" office:value="1.26" calcext:value-type="float">
            <text:p>1.26</text:p>
          </table:table-cell>
          <table:table-cell table:style-name="ce6" office:value-type="float" office:value="1.27" calcext:value-type="float">
            <text:p>1.27</text:p>
          </table:table-cell>
          <table:table-cell table:style-name="ce6" office:value-type="float" office:value="1.28" calcext:value-type="float">
            <text:p>1.28</text:p>
          </table:table-cell>
          <table:table-cell table:style-name="ce6" office:value-type="float" office:value="1.29" calcext:value-type="float">
            <text:p>1.29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.32" calcext:value-type="float">
            <text:p>1.32</text:p>
          </table:table-cell>
          <table:table-cell table:number-columns-repeated="2" table:style-name="ce6" office:value-type="float" office:value="1.33" calcext:value-type="float">
            <text:p>1.33</text:p>
          </table:table-cell>
          <table:table-cell table:number-columns-repeated="2" table:style-name="ce6" office:value-type="float" office:value="1.34" calcext:value-type="float">
            <text:p>1.34</text:p>
          </table:table-cell>
          <table:table-cell table:style-name="ce6" office:value-type="float" office:value="1.38" calcext:value-type="float">
            <text:p>1.38</text:p>
          </table:table-cell>
          <table:table-cell table:style-name="ce6" office:value-type="float" office:value="1.39" calcext:value-type="float">
            <text:p>1.39</text:p>
          </table:table-cell>
          <table:table-cell table:style-name="ce6" office:value-type="float" office:value="1.43" calcext:value-type="float">
            <text:p>1.43</text:p>
          </table:table-cell>
          <table:table-cell table:number-columns-repeated="2" table:style-name="ce6" office:value-type="float" office:value="1.52" calcext:value-type="float">
            <text:p>1.52</text:p>
          </table:table-cell>
          <table:table-cell table:style-name="ce6" office:value-type="float" office:value="1.89" calcext:value-type="float">
            <text:p>1.89</text:p>
          </table:table-cell>
          <table:table-cell table:style-name="ce6" office:value-type="float" office:value="1.91" calcext:value-type="float">
            <text:p>1.91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2.06" calcext:value-type="float">
            <text:p>2.0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4.41" calcext:value-type="float">
            <text:p>4.41</text:p>
          </table:table-cell>
        </table:table-row>
      </table:table>
      <table:named-expressions/>
      <table:database-ranges>
        <table:database-range table:name="__Anonymous_Sheet_DB__2" table:target-range-address="render.A2:render.E58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update.A2:update.E58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compare.A5:compare.D7" table:orientation="column"/>
        <table:database-range table:name="__Anonymous_Sheet_DB__5" table:target-range-address="names.A2:name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number-style style:name="N115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4" number:min-decimal-places="14" number:min-integer-digits="1"/>
    </number:number-style>
    <number:percentage-style style:name="N119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4:06:53.43214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0-12-05T18:41:59.295761164</meta:creation-date>
    <dc:date>2020-12-28T12:17:49.562742455</dc:date>
    <dc:creator>Noël Macé</dc:creator>
    <meta:editing-duration>P1DT15H15M10S</meta:editing-duration>
    <meta:editing-cycles>42</meta:editing-cycles>
    <meta:generator>LibreOffice/7.0.3.1$Linux_X86_64 LibreOffice_project/00$Build-1</meta:generator>
    <meta:document-statistic meta:table-count="7" meta:cell-count="2942" meta:object-count="0"/>
  </office:meta>
</office:document-meta>
</file>